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35cm"/>
    </style:style>
    <style:style style:name="ro1" style:family="table-row">
      <style:table-row-properties style:row-height="1.947cm" fo:break-before="auto" style:use-optimal-row-height="true"/>
    </style:style>
    <style:style style:name="ro2" style:family="table-row">
      <style:table-row-properties style:row-height="1.342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342cm" fo:break-before="auto" style:use-optimal-row-height="tru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2.842cm" fo:break-before="auto" style:use-optimal-row-height="true"/>
    </style:style>
    <style:style style:name="ro9" style:family="table-row">
      <style:table-row-properties style:row-height="2.237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3.133cm" fo:break-before="auto" style:use-optimal-row-height="true"/>
    </style:style>
    <style:style style:name="ro12" style:family="table-row">
      <style:table-row-properties style:row-height="2.632cm" fo:break-before="auto" style:use-optimal-row-height="true"/>
    </style:style>
    <style:style style:name="ro13" style:family="table-row">
      <style:table-row-properties style:row-height="2.131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3.027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서울</text:p>
          </table:table-cell>
          <table:table-cell office:value-type="string" calcext:value-type="string">
            <text:p>서울시 용산구 한강대로 405 (동자동 43-205)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서울역</text:p>
          </table:table-cell>
          <table:table-cell office:value-type="float" office:value="37.55467884" calcext:value-type="float">
            <text:p>37.55467884</text:p>
          </table:table-cell>
          <table:table-cell office:value-type="float" office:value="126.9706069" calcext:value-type="float">
            <text:p>126.9706069</text:p>
          </table:table-cell>
        </table:table-row>
        <table:table-row table:style-name="ro2">
          <table:table-cell office:value-type="string" calcext:value-type="string">
            <text:p>행신</text:p>
          </table:table-cell>
          <table:table-cell office:value-type="string" calcext:value-type="string">
            <text:p>경기도 고양시 덕양구 소원로 102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행신역</text:p>
          </table:table-cell>
          <table:table-cell office:value-type="float" office:value="37.61197114" calcext:value-type="float">
            <text:p>37.61197114</text:p>
          </table:table-cell>
          <table:table-cell office:value-type="float" office:value="126.8342897" calcext:value-type="float">
            <text:p>126.8342897</text:p>
          </table:table-cell>
        </table:table-row>
        <table:table-row table:style-name="ro2">
          <table:table-cell office:value-type="string" calcext:value-type="string">
            <text:p>영등포</text:p>
          </table:table-cell>
          <table:table-cell office:value-type="string" calcext:value-type="string">
            <text:p>서울시 영등포구 경인로 846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영등포역</text:p>
          </table:table-cell>
          <table:table-cell office:value-type="float" office:value="37.5156837" calcext:value-type="float">
            <text:p>37.5156837</text:p>
          </table:table-cell>
          <table:table-cell office:value-type="float" office:value="126.907876" calcext:value-type="float">
            <text:p>126.907876</text:p>
          </table:table-cell>
        </table:table-row>
        <table:table-row table:style-name="ro2">
          <table:table-cell office:value-type="string" calcext:value-type="string">
            <text:p>광명</text:p>
          </table:table-cell>
          <table:table-cell office:value-type="string" calcext:value-type="string">
            <text:p>경기도 광명시 광명역로 21(일직동)</text:p>
          </table:table-cell>
          <table:table-cell office:value-type="string" calcext:value-type="string">
            <text:p>경부고속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광명역</text:p>
          </table:table-cell>
          <table:table-cell office:value-type="float" office:value="37.41645134" calcext:value-type="float">
            <text:p>37.41645134</text:p>
          </table:table-cell>
          <table:table-cell office:value-type="float" office:value="126.884804" calcext:value-type="float">
            <text:p>126.884804</text:p>
          </table:table-cell>
        </table:table-row>
        <table:table-row table:style-name="ro3">
          <table:table-cell office:value-type="string" calcext:value-type="string">
            <text:p>수원</text:p>
          </table:table-cell>
          <table:table-cell office:value-type="string" calcext:value-type="string">
            <text:p>경기도 수원시 팔달구 덕영대로 924 수원역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수원역</text:p>
          </table:table-cell>
          <table:table-cell office:value-type="float" office:value="37.26579031" calcext:value-type="float">
            <text:p>37.26579031</text:p>
          </table:table-cell>
          <table:table-cell office:value-type="float" office:value="127.0000947" calcext:value-type="float">
            <text:p>127.0000947</text:p>
          </table:table-cell>
        </table:table-row>
        <table:table-row table:style-name="ro4">
          <table:table-cell office:value-type="string" calcext:value-type="string">
            <text:p>천안아산</text:p>
          </table:table-cell>
          <table:table-cell office:value-type="string" calcext:value-type="string">
            <text:p>충남 아산시 배방읍 희망로 100번지(장재리 364-4)</text:p>
          </table:table-cell>
          <table:table-cell office:value-type="string" calcext:value-type="string">
            <text:p>경부고속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천안아산역</text:p>
          </table:table-cell>
          <table:table-cell office:value-type="float" office:value="36.79460337" calcext:value-type="float">
            <text:p>36.79460337</text:p>
          </table:table-cell>
          <table:table-cell office:value-type="float" office:value="127.1043803" calcext:value-type="float">
            <text:p>127.1043803</text:p>
          </table:table-cell>
        </table:table-row>
        <table:table-row table:style-name="ro3">
          <table:table-cell office:value-type="string" calcext:value-type="string">
            <text:p>오송</text:p>
          </table:table-cell>
          <table:table-cell office:value-type="string" calcext:value-type="string">
            <text:p>충북 청주시 흥덕구 오송읍 오송가락로 123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오송역</text:p>
          </table:table-cell>
          <table:table-cell office:value-type="float" office:value="36.62015899" calcext:value-type="float">
            <text:p>36.62015899</text:p>
          </table:table-cell>
          <table:table-cell office:value-type="float" office:value="127.3275321" calcext:value-type="float">
            <text:p>127.3275321</text:p>
          </table:table-cell>
        </table:table-row>
        <table:table-row table:style-name="ro5">
          <table:table-cell office:value-type="string" calcext:value-type="string">
            <text:p>대전</text:p>
          </table:table-cell>
          <table:table-cell office:value-type="string" calcext:value-type="string">
            <text:p>대전 동구 중앙로 218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대전역</text:p>
          </table:table-cell>
          <table:table-cell office:value-type="float" office:value="36.33229969" calcext:value-type="float">
            <text:p>36.33229969</text:p>
          </table:table-cell>
          <table:table-cell office:value-type="float" office:value="127.4341122" calcext:value-type="float">
            <text:p>127.4341122</text:p>
          </table:table-cell>
        </table:table-row>
        <table:table-row table:style-name="ro4">
          <table:table-cell office:value-type="string" calcext:value-type="string">
            <text:p>김천구미</text:p>
          </table:table-cell>
          <table:table-cell office:value-type="string" calcext:value-type="string">
            <text:p>경북 김천시 남면 혁신1로 51 김천(구미)역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김천(구미)역</text:p>
          </table:table-cell>
          <table:table-cell office:value-type="float" office:value="36.11353008" calcext:value-type="float">
            <text:p>36.11353008</text:p>
          </table:table-cell>
          <table:table-cell office:value-type="float" office:value="128.1810844" calcext:value-type="float">
            <text:p>128.1810844</text:p>
          </table:table-cell>
        </table:table-row>
        <table:table-row table:style-name="ro5">
          <table:table-cell office:value-type="string" calcext:value-type="string">
            <text:p>서대구</text:p>
          </table:table-cell>
          <table:table-cell office:value-type="string" calcext:value-type="string">
            <text:p>대구 서구 와룡로 527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서대구역</text:p>
          </table:table-cell>
          <table:table-cell office:value-type="float" office:value="35.88142838" calcext:value-type="float">
            <text:p>35.88142838</text:p>
          </table:table-cell>
          <table:table-cell office:value-type="float" office:value="128.5400518" calcext:value-type="float">
            <text:p>128.5400518</text:p>
          </table:table-cell>
        </table:table-row>
        <table:table-row table:style-name="ro2">
          <table:table-cell office:value-type="string" calcext:value-type="string">
            <text:p>동대구</text:p>
          </table:table-cell>
          <table:table-cell office:value-type="string" calcext:value-type="string">
            <text:p>대구광역시 동구 동대구로 550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동대구역</text:p>
          </table:table-cell>
          <table:table-cell office:value-type="float" office:value="35.87932399" calcext:value-type="float">
            <text:p>35.87932399</text:p>
          </table:table-cell>
          <table:table-cell office:value-type="float" office:value="128.6283938" calcext:value-type="float">
            <text:p>128.6283938</text:p>
          </table:table-cell>
        </table:table-row>
        <table:table-row table:style-name="ro2">
          <table:table-cell office:value-type="string" calcext:value-type="string">
            <text:p>포항(KTX)</text:p>
          </table:table-cell>
          <table:table-cell office:value-type="string" calcext:value-type="string">
            <text:p>경북 포항시 북구 흥해읍 포항역로1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포항역</text:p>
          </table:table-cell>
          <table:table-cell office:value-type="float" office:value="36.07160518" calcext:value-type="float">
            <text:p>36.07160518</text:p>
          </table:table-cell>
          <table:table-cell office:value-type="float" office:value="129.3419282" calcext:value-type="float">
            <text:p>129.3419282</text:p>
          </table:table-cell>
        </table:table-row>
        <table:table-row table:style-name="ro2">
          <table:table-cell office:value-type="string" calcext:value-type="string">
            <text:p>신경주</text:p>
          </table:table-cell>
          <table:table-cell office:value-type="string" calcext:value-type="string">
            <text:p>경상북도 경주시 건천읍 신경주역로 80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신경주역</text:p>
          </table:table-cell>
          <table:table-cell office:value-type="float" office:value="35.79837547" calcext:value-type="float">
            <text:p>35.79837547</text:p>
          </table:table-cell>
          <table:table-cell office:value-type="float" office:value="129.1389983" calcext:value-type="float">
            <text:p>129.1389983</text:p>
          </table:table-cell>
        </table:table-row>
        <table:table-row table:style-name="ro5">
          <table:table-cell office:value-type="string" calcext:value-type="string">
            <text:p>밀양</text:p>
          </table:table-cell>
          <table:table-cell office:value-type="string" calcext:value-type="string">
            <text:p>경남 밀양시 중앙로 62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밀양역</text:p>
          </table:table-cell>
          <table:table-cell office:value-type="float" office:value="35.47452401" calcext:value-type="float">
            <text:p>35.47452401</text:p>
          </table:table-cell>
          <table:table-cell office:value-type="float" office:value="128.7711928" calcext:value-type="float">
            <text:p>128.7711928</text:p>
          </table:table-cell>
        </table:table-row>
        <table:table-row table:style-name="ro2">
          <table:table-cell office:value-type="string" calcext:value-type="string">
            <text:p>울산</text:p>
          </table:table-cell>
          <table:table-cell office:value-type="string" calcext:value-type="string">
            <text:p>울산광역시 울주군 삼남면 울산역로 177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울산역</text:p>
          </table:table-cell>
          <table:table-cell office:value-type="float" office:value="35.55154319" calcext:value-type="float">
            <text:p>35.55154319</text:p>
          </table:table-cell>
          <table:table-cell office:value-type="float" office:value="129.13866" calcext:value-type="float">
            <text:p>129.13866</text:p>
          </table:table-cell>
        </table:table-row>
        <table:table-row table:style-name="ro2">
          <table:table-cell office:value-type="string" calcext:value-type="string">
            <text:p>구포</text:p>
          </table:table-cell>
          <table:table-cell office:value-type="string" calcext:value-type="string">
            <text:p>부산광역시 북구 구포만세길 82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구포역</text:p>
          </table:table-cell>
          <table:table-cell office:value-type="float" office:value="35.20548095" calcext:value-type="float">
            <text:p>35.20548095</text:p>
          </table:table-cell>
          <table:table-cell office:value-type="float" office:value="128.997114" calcext:value-type="float">
            <text:p>128.997114</text:p>
          </table:table-cell>
        </table:table-row>
        <table:table-row table:style-name="ro6">
          <table:table-cell office:value-type="string" calcext:value-type="string">
            <text:p>부산</text:p>
          </table:table-cell>
          <table:table-cell office:value-type="string" calcext:value-type="string">
            <text:p>부산 동구 중앙대로 206 (초량3동 1187-1번지) 부산역</text:p>
          </table:table-cell>
          <table:table-cell table:number-columns-repeated="2" office:value-type="string" calcext:value-type="string">
            <text:p>경부선</text:p>
          </table:table-cell>
          <table:table-cell office:value-type="string" calcext:value-type="string">
            <text:p>부산역</text:p>
          </table:table-cell>
          <table:table-cell office:value-type="float" office:value="35.11510918" calcext:value-type="float">
            <text:p>35.11510918</text:p>
          </table:table-cell>
          <table:table-cell office:value-type="float" office:value="129.0414192" calcext:value-type="float">
            <text:p>129.0414192</text:p>
          </table:table-cell>
        </table:table-row>
        <table:table-row table:style-name="ro7">
          <table:table-cell office:value-type="string" calcext:value-type="string">
            <text:p>용산</text:p>
          </table:table-cell>
          <table:table-cell office:value-type="string" calcext:value-type="string">
            <text:p>서울시 용산구 한강대로 23길 55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용산역</text:p>
          </table:table-cell>
          <table:table-cell office:value-type="float" office:value="37.53007636" calcext:value-type="float">
            <text:p>37.53007636</text:p>
          </table:table-cell>
          <table:table-cell office:value-type="float" office:value="126.9648241" calcext:value-type="float">
            <text:p>126.9648241</text:p>
          </table:table-cell>
        </table:table-row>
        <table:table-row table:style-name="ro2">
          <table:table-cell office:value-type="string" calcext:value-type="string">
            <text:p>행신</text:p>
          </table:table-cell>
          <table:table-cell office:value-type="string" calcext:value-type="string">
            <text:p>경기도 고양시 덕양구 소원로 102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행신역</text:p>
          </table:table-cell>
          <table:table-cell office:value-type="float" office:value="37.61197114" calcext:value-type="float">
            <text:p>37.61197114</text:p>
          </table:table-cell>
          <table:table-cell office:value-type="float" office:value="126.8342897" calcext:value-type="float">
            <text:p>126.8342897</text:p>
          </table:table-cell>
        </table:table-row>
        <table:table-row table:style-name="ro2">
          <table:table-cell office:value-type="string" calcext:value-type="string">
            <text:p>광명</text:p>
          </table:table-cell>
          <table:table-cell office:value-type="string" calcext:value-type="string">
            <text:p>경기도 광명시 광명역로 21(일직동)</text:p>
          </table:table-cell>
          <table:table-cell office:value-type="string" calcext:value-type="string">
            <text:p>경부고속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광명역</text:p>
          </table:table-cell>
          <table:table-cell office:value-type="float" office:value="37.41645134" calcext:value-type="float">
            <text:p>37.41645134</text:p>
          </table:table-cell>
          <table:table-cell office:value-type="float" office:value="126.884804" calcext:value-type="float">
            <text:p>126.884804</text:p>
          </table:table-cell>
        </table:table-row>
        <table:table-row table:style-name="ro4">
          <table:table-cell office:value-type="string" calcext:value-type="string">
            <text:p>천안아산</text:p>
          </table:table-cell>
          <table:table-cell office:value-type="string" calcext:value-type="string">
            <text:p>충남 아산시 배방읍 희망로 100번지(장재리 364-4)</text:p>
          </table:table-cell>
          <table:table-cell office:value-type="string" calcext:value-type="string">
            <text:p>경부고속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천안아산역</text:p>
          </table:table-cell>
          <table:table-cell office:value-type="float" office:value="36.79460337" calcext:value-type="float">
            <text:p>36.79460337</text:p>
          </table:table-cell>
          <table:table-cell office:value-type="float" office:value="127.1043803" calcext:value-type="float">
            <text:p>127.1043803</text:p>
          </table:table-cell>
        </table:table-row>
        <table:table-row table:style-name="ro3">
          <table:table-cell office:value-type="string" calcext:value-type="string">
            <text:p>오송</text:p>
          </table:table-cell>
          <table:table-cell office:value-type="string" calcext:value-type="string">
            <text:p>충북 청주시 흥덕구 오송읍 오송가락로 123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오송역</text:p>
          </table:table-cell>
          <table:table-cell office:value-type="float" office:value="36.62015899" calcext:value-type="float">
            <text:p>36.62015899</text:p>
          </table:table-cell>
          <table:table-cell office:value-type="float" office:value="127.3275321" calcext:value-type="float">
            <text:p>127.3275321</text:p>
          </table:table-cell>
        </table:table-row>
        <table:table-row table:style-name="ro4">
          <table:table-cell office:value-type="string" calcext:value-type="string">
            <text:p>서대전</text:p>
          </table:table-cell>
          <table:table-cell office:value-type="string" calcext:value-type="string">
            <text:p>대전 중구 오류로 23(오류동 74)서대전역</text:p>
          </table:table-cell>
          <table:table-cell table:number-columns-repeated="2" office:value-type="string" calcext:value-type="string">
            <text:p>호남선</text:p>
          </table:table-cell>
          <table:table-cell office:value-type="string" calcext:value-type="string">
            <text:p>서대전역</text:p>
          </table:table-cell>
          <table:table-cell office:value-type="float" office:value="36.32252322" calcext:value-type="float">
            <text:p>36.32252322</text:p>
          </table:table-cell>
          <table:table-cell office:value-type="float" office:value="127.4033884" calcext:value-type="float">
            <text:p>127.4033884</text:p>
          </table:table-cell>
        </table:table-row>
        <table:table-row table:style-name="ro6">
          <table:table-cell office:value-type="string" calcext:value-type="string">
            <text:p>계룡</text:p>
          </table:table-cell>
          <table:table-cell office:value-type="string" calcext:value-type="string">
            <text:p>충남 계룡시 두마면 팥거리로 95 (두계리 136-4)</text:p>
          </table:table-cell>
          <table:table-cell table:number-columns-repeated="2" office:value-type="string" calcext:value-type="string">
            <text:p>호남선</text:p>
          </table:table-cell>
          <table:table-cell office:value-type="string" calcext:value-type="string">
            <text:p>계룡역</text:p>
          </table:table-cell>
          <table:table-cell office:value-type="float" office:value="36.27298747" calcext:value-type="float">
            <text:p>36.27298747</text:p>
          </table:table-cell>
          <table:table-cell office:value-type="float" office:value="127.2652539" calcext:value-type="float">
            <text:p>127.2652539</text:p>
          </table:table-cell>
        </table:table-row>
        <table:table-row table:style-name="ro7">
          <table:table-cell office:value-type="string" calcext:value-type="string">
            <text:p>논산</text:p>
          </table:table-cell>
          <table:table-cell office:value-type="string" calcext:value-type="string">
            <text:p>충남 논산시 해월로 236-12</text:p>
          </table:table-cell>
          <table:table-cell table:number-columns-repeated="2" office:value-type="string" calcext:value-type="string">
            <text:p>호남선</text:p>
          </table:table-cell>
          <table:table-cell office:value-type="string" calcext:value-type="string">
            <text:p>논산역</text:p>
          </table:table-cell>
          <table:table-cell office:value-type="float" office:value="36.20732873" calcext:value-type="float">
            <text:p>36.20732873</text:p>
          </table:table-cell>
          <table:table-cell office:value-type="float" office:value="127.0924438" calcext:value-type="float">
            <text:p>127.0924438</text:p>
          </table:table-cell>
        </table:table-row>
        <table:table-row table:style-name="ro2">
          <table:table-cell office:value-type="string" calcext:value-type="string">
            <text:p>공주</text:p>
          </table:table-cell>
          <table:table-cell office:value-type="string" calcext:value-type="string">
            <text:p>충남 공주시 이인면 새빛로 100</text:p>
          </table:table-cell>
          <table:table-cell office:value-type="string" calcext:value-type="string">
            <text:p>호남고속선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공주역</text:p>
          </table:table-cell>
          <table:table-cell office:value-type="float" office:value="36.3324865" calcext:value-type="float">
            <text:p>36.3324865</text:p>
          </table:table-cell>
          <table:table-cell office:value-type="float" office:value="127.0968327" calcext:value-type="float">
            <text:p>127.0968327</text:p>
          </table:table-cell>
        </table:table-row>
        <table:table-row table:style-name="ro5">
          <table:table-cell office:value-type="string" calcext:value-type="string">
            <text:p>익산</text:p>
          </table:table-cell>
          <table:table-cell office:value-type="string" calcext:value-type="string">
            <text:p>전북 익산시 익산대로 153</text:p>
          </table:table-cell>
          <table:table-cell table:number-columns-repeated="2" office:value-type="string" calcext:value-type="string">
            <text:p>호남선</text:p>
          </table:table-cell>
          <table:table-cell office:value-type="string" calcext:value-type="string">
            <text:p>익산역</text:p>
          </table:table-cell>
          <table:table-cell office:value-type="float" office:value="35.9402174" calcext:value-type="float">
            <text:p>35.9402174</text:p>
          </table:table-cell>
          <table:table-cell office:value-type="float" office:value="126.9462883" calcext:value-type="float">
            <text:p>126.9462883</text:p>
          </table:table-cell>
        </table:table-row>
        <table:table-row table:style-name="ro2">
          <table:table-cell office:value-type="string" calcext:value-type="string">
            <text:p>정읍</text:p>
          </table:table-cell>
          <table:table-cell office:value-type="string" calcext:value-type="string">
            <text:p>전북 정읍시 서부산업도로 305</text:p>
          </table:table-cell>
          <table:table-cell table:number-columns-repeated="2" office:value-type="string" calcext:value-type="string">
            <text:p>호남선</text:p>
          </table:table-cell>
          <table:table-cell office:value-type="string" calcext:value-type="string">
            <text:p>정읍역</text:p>
          </table:table-cell>
          <table:table-cell office:value-type="float" office:value="35.57550653" calcext:value-type="float">
            <text:p>35.57550653</text:p>
          </table:table-cell>
          <table:table-cell office:value-type="float" office:value="126.8422496" calcext:value-type="float">
            <text:p>126.8422496</text:p>
          </table:table-cell>
        </table:table-row>
        <table:table-row table:style-name="ro2">
          <table:table-cell office:value-type="string" calcext:value-type="string">
            <text:p>광주송정</text:p>
          </table:table-cell>
          <table:table-cell office:value-type="string" calcext:value-type="string">
            <text:p>광주광역시 광산구 상무대로 201</text:p>
          </table:table-cell>
          <table:table-cell table:number-columns-repeated="2" office:value-type="string" calcext:value-type="string">
            <text:p>호남선</text:p>
          </table:table-cell>
          <table:table-cell office:value-type="string" calcext:value-type="string">
            <text:p>광주송정역</text:p>
          </table:table-cell>
          <table:table-cell office:value-type="float" office:value="35.13766751" calcext:value-type="float">
            <text:p>35.13766751</text:p>
          </table:table-cell>
          <table:table-cell office:value-type="float" office:value="126.790805" calcext:value-type="float">
            <text:p>126.790805</text:p>
          </table:table-cell>
        </table:table-row>
        <table:table-row table:style-name="ro2">
          <table:table-cell office:value-type="string" calcext:value-type="string">
            <text:p>나주</text:p>
          </table:table-cell>
          <table:table-cell office:value-type="string" calcext:value-type="string">
            <text:p>전라남도 나주시 나주역길 56</text:p>
          </table:table-cell>
          <table:table-cell table:number-columns-repeated="2" office:value-type="string" calcext:value-type="string">
            <text:p>호남선</text:p>
          </table:table-cell>
          <table:table-cell office:value-type="string" calcext:value-type="string">
            <text:p>나주역</text:p>
          </table:table-cell>
          <table:table-cell office:value-type="float" office:value="35.0142502" calcext:value-type="float">
            <text:p>35.0142502</text:p>
          </table:table-cell>
          <table:table-cell office:value-type="float" office:value="126.717045" calcext:value-type="float">
            <text:p>126.717045</text:p>
          </table:table-cell>
        </table:table-row>
        <table:table-row table:style-name="ro7">
          <table:table-cell office:value-type="string" calcext:value-type="string">
            <text:p>목포</text:p>
          </table:table-cell>
          <table:table-cell office:value-type="string" calcext:value-type="string">
            <text:p>전남 목포시 영산로 98(호남동1-1)</text:p>
          </table:table-cell>
          <table:table-cell table:number-columns-repeated="2" office:value-type="string" calcext:value-type="string">
            <text:p>호남선</text:p>
          </table:table-cell>
          <table:table-cell office:value-type="string" calcext:value-type="string">
            <text:p>목포역</text:p>
          </table:table-cell>
          <table:table-cell office:value-type="float" office:value="34.79117899" calcext:value-type="float">
            <text:p>34.79117899</text:p>
          </table:table-cell>
          <table:table-cell office:value-type="float" office:value="126.3866484" calcext:value-type="float">
            <text:p>126.3866484</text:p>
          </table:table-cell>
        </table:table-row>
        <table:table-row table:style-name="ro1">
          <table:table-cell office:value-type="string" calcext:value-type="string">
            <text:p>서울</text:p>
          </table:table-cell>
          <table:table-cell office:value-type="string" calcext:value-type="string">
            <text:p>서울시 용산구 한강대로 405 (동자동 43-205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서울역</text:p>
          </table:table-cell>
          <table:table-cell office:value-type="float" office:value="37.55467884" calcext:value-type="float">
            <text:p>37.55467884</text:p>
          </table:table-cell>
          <table:table-cell office:value-type="float" office:value="126.9706069" calcext:value-type="float">
            <text:p>126.9706069</text:p>
          </table:table-cell>
        </table:table-row>
        <table:table-row table:style-name="ro2">
          <table:table-cell office:value-type="string" calcext:value-type="string">
            <text:p>행신</text:p>
          </table:table-cell>
          <table:table-cell office:value-type="string" calcext:value-type="string">
            <text:p>경기도 고양시 덕양구 소원로 102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행신역</text:p>
          </table:table-cell>
          <table:table-cell office:value-type="float" office:value="37.61197114" calcext:value-type="float">
            <text:p>37.61197114</text:p>
          </table:table-cell>
          <table:table-cell office:value-type="float" office:value="126.8342897" calcext:value-type="float">
            <text:p>126.8342897</text:p>
          </table:table-cell>
        </table:table-row>
        <table:table-row table:style-name="ro4">
          <table:table-cell office:value-type="string" calcext:value-type="string">
            <text:p>천안아산</text:p>
          </table:table-cell>
          <table:table-cell office:value-type="string" calcext:value-type="string">
            <text:p>충남 아산시 배방읍 희망로 100번지(장재리 364-4)</text:p>
          </table:table-cell>
          <table:table-cell office:value-type="string" calcext:value-type="string">
            <text:p>경부고속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천안아산역</text:p>
          </table:table-cell>
          <table:table-cell office:value-type="float" office:value="36.79460337" calcext:value-type="float">
            <text:p>36.79460337</text:p>
          </table:table-cell>
          <table:table-cell office:value-type="float" office:value="127.1043803" calcext:value-type="float">
            <text:p>127.1043803</text:p>
          </table:table-cell>
        </table:table-row>
        <table:table-row table:style-name="ro2">
          <table:table-cell office:value-type="string" calcext:value-type="string">
            <text:p>광명</text:p>
          </table:table-cell>
          <table:table-cell office:value-type="string" calcext:value-type="string">
            <text:p>경기도 광명시 광명역로 21(일직동)</text:p>
          </table:table-cell>
          <table:table-cell office:value-type="string" calcext:value-type="string">
            <text:p>경부고속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광명역</text:p>
          </table:table-cell>
          <table:table-cell office:value-type="float" office:value="37.41645134" calcext:value-type="float">
            <text:p>37.41645134</text:p>
          </table:table-cell>
          <table:table-cell office:value-type="float" office:value="126.884804" calcext:value-type="float">
            <text:p>126.884804</text:p>
          </table:table-cell>
        </table:table-row>
        <table:table-row table:style-name="ro5">
          <table:table-cell office:value-type="string" calcext:value-type="string">
            <text:p>대전</text:p>
          </table:table-cell>
          <table:table-cell office:value-type="string" calcext:value-type="string">
            <text:p>대전 동구 중앙로 218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대전역</text:p>
          </table:table-cell>
          <table:table-cell office:value-type="float" office:value="36.33229969" calcext:value-type="float">
            <text:p>36.33229969</text:p>
          </table:table-cell>
          <table:table-cell office:value-type="float" office:value="127.4341122" calcext:value-type="float">
            <text:p>127.4341122</text:p>
          </table:table-cell>
        </table:table-row>
        <table:table-row table:style-name="ro5">
          <table:table-cell office:value-type="string" calcext:value-type="string">
            <text:p>서대구</text:p>
          </table:table-cell>
          <table:table-cell office:value-type="string" calcext:value-type="string">
            <text:p>대구 서구 와룡로 527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서대구역</text:p>
          </table:table-cell>
          <table:table-cell office:value-type="float" office:value="35.88142838" calcext:value-type="float">
            <text:p>35.88142838</text:p>
          </table:table-cell>
          <table:table-cell office:value-type="float" office:value="128.5400518" calcext:value-type="float">
            <text:p>128.5400518</text:p>
          </table:table-cell>
        </table:table-row>
        <table:table-row table:style-name="ro2">
          <table:table-cell office:value-type="string" calcext:value-type="string">
            <text:p>동대구</text:p>
          </table:table-cell>
          <table:table-cell office:value-type="string" calcext:value-type="string">
            <text:p>대구광역시 동구 동대구로 550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동대구역</text:p>
          </table:table-cell>
          <table:table-cell office:value-type="float" office:value="35.87932399" calcext:value-type="float">
            <text:p>35.87932399</text:p>
          </table:table-cell>
          <table:table-cell office:value-type="float" office:value="128.6283938" calcext:value-type="float">
            <text:p>128.6283938</text:p>
          </table:table-cell>
        </table:table-row>
        <table:table-row table:style-name="ro5">
          <table:table-cell office:value-type="string" calcext:value-type="string">
            <text:p>밀양</text:p>
          </table:table-cell>
          <table:table-cell office:value-type="string" calcext:value-type="string">
            <text:p>경남 밀양시 중앙로 62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밀양역</text:p>
          </table:table-cell>
          <table:table-cell office:value-type="float" office:value="35.47452401" calcext:value-type="float">
            <text:p>35.47452401</text:p>
          </table:table-cell>
          <table:table-cell office:value-type="float" office:value="128.7711928" calcext:value-type="float">
            <text:p>128.7711928</text:p>
          </table:table-cell>
        </table:table-row>
        <table:table-row table:style-name="ro4">
          <table:table-cell office:value-type="string" calcext:value-type="string">
            <text:p>진영</text:p>
          </table:table-cell>
          <table:table-cell office:value-type="string" calcext:value-type="string">
            <text:p>경남 김해시 진영읍 김해대로 809 (진영역)</text:p>
          </table:table-cell>
          <table:table-cell table:number-columns-repeated="2" office:value-type="string" calcext:value-type="string">
            <text:p>경전선</text:p>
          </table:table-cell>
          <table:table-cell office:value-type="string" calcext:value-type="string">
            <text:p>진영역</text:p>
          </table:table-cell>
          <table:table-cell office:value-type="float" office:value="35.29859259" calcext:value-type="float">
            <text:p>35.29859259</text:p>
          </table:table-cell>
          <table:table-cell office:value-type="float" office:value="128.7740686" calcext:value-type="float">
            <text:p>128.7740686</text:p>
          </table:table-cell>
        </table:table-row>
        <table:table-row table:style-name="ro4">
          <table:table-cell office:value-type="string" calcext:value-type="string">
            <text:p>창원</text:p>
          </table:table-cell>
          <table:table-cell office:value-type="string" calcext:value-type="string">
            <text:p>경남 창원시 의창구 의창대로 67 (동정동)</text:p>
          </table:table-cell>
          <table:table-cell table:number-columns-repeated="2" office:value-type="string" calcext:value-type="string">
            <text:p>경전선</text:p>
          </table:table-cell>
          <table:table-cell office:value-type="string" calcext:value-type="string">
            <text:p>창원역</text:p>
          </table:table-cell>
          <table:table-cell office:value-type="float" office:value="35.25750629" calcext:value-type="float">
            <text:p>35.25750629</text:p>
          </table:table-cell>
          <table:table-cell office:value-type="float" office:value="128.6065531" calcext:value-type="float">
            <text:p>128.6065531</text:p>
          </table:table-cell>
        </table:table-row>
        <table:table-row table:style-name="ro2">
          <table:table-cell office:value-type="string" calcext:value-type="string">
            <text:p>진주</text:p>
          </table:table-cell>
          <table:table-cell office:value-type="string" calcext:value-type="string">
            <text:p>경상남도 진주시 진주역로 130</text:p>
          </table:table-cell>
          <table:table-cell table:number-columns-repeated="2" office:value-type="string" calcext:value-type="string">
            <text:p>경전선</text:p>
          </table:table-cell>
          <table:table-cell office:value-type="string" calcext:value-type="string">
            <text:p>진주역</text:p>
          </table:table-cell>
          <table:table-cell office:value-type="float" office:value="35.15077395" calcext:value-type="float">
            <text:p>35.15077395</text:p>
          </table:table-cell>
          <table:table-cell office:value-type="float" office:value="128.1178847" calcext:value-type="float">
            <text:p>128.1178847</text:p>
          </table:table-cell>
        </table:table-row>
        <table:table-row table:style-name="ro3">
          <table:table-cell office:value-type="string" calcext:value-type="string">
            <text:p>마산</text:p>
          </table:table-cell>
          <table:table-cell office:value-type="string" calcext:value-type="string">
            <text:p>경남 창원시 마산회원구 마산역 광장로18</text:p>
          </table:table-cell>
          <table:table-cell table:number-columns-repeated="2" office:value-type="string" calcext:value-type="string">
            <text:p>경전선</text:p>
          </table:table-cell>
          <table:table-cell office:value-type="string" calcext:value-type="string">
            <text:p>마산역</text:p>
          </table:table-cell>
          <table:table-cell office:value-type="float" office:value="35.23620919" calcext:value-type="float">
            <text:p>35.23620919</text:p>
          </table:table-cell>
          <table:table-cell office:value-type="float" office:value="128.5771776" calcext:value-type="float">
            <text:p>128.5771776</text:p>
          </table:table-cell>
        </table:table-row>
        <table:table-row table:style-name="ro4">
          <table:table-cell office:value-type="string" calcext:value-type="string">
            <text:p>김천구미</text:p>
          </table:table-cell>
          <table:table-cell office:value-type="string" calcext:value-type="string">
            <text:p>경북 김천시 남면 혁신1로 51 김천(구미)역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김천(구미)역</text:p>
          </table:table-cell>
          <table:table-cell office:value-type="float" office:value="36.11353008" calcext:value-type="float">
            <text:p>36.11353008</text:p>
          </table:table-cell>
          <table:table-cell office:value-type="float" office:value="128.1810844" calcext:value-type="float">
            <text:p>128.1810844</text:p>
          </table:table-cell>
        </table:table-row>
        <table:table-row table:style-name="ro8">
          <table:table-cell office:value-type="string" calcext:value-type="string">
            <text:p>창원중앙</text:p>
          </table:table-cell>
          <table:table-cell office:value-type="string" calcext:value-type="string">
            <text:p>경상남도 창원시 의창구 상남로 381 (용동 산 32-9번지,창원중앙역사)</text:p>
          </table:table-cell>
          <table:table-cell table:number-columns-repeated="2" office:value-type="string" calcext:value-type="string">
            <text:p>경전선</text:p>
          </table:table-cell>
          <table:table-cell office:value-type="string" calcext:value-type="string">
            <text:p>창원중앙역</text:p>
          </table:table-cell>
          <table:table-cell office:value-type="float" office:value="35.24235021" calcext:value-type="float">
            <text:p>35.24235021</text:p>
          </table:table-cell>
          <table:table-cell office:value-type="float" office:value="128.7013074" calcext:value-type="float">
            <text:p>128.7013074</text:p>
          </table:table-cell>
        </table:table-row>
        <table:table-row table:style-name="ro3">
          <table:table-cell office:value-type="string" calcext:value-type="string">
            <text:p>오송</text:p>
          </table:table-cell>
          <table:table-cell office:value-type="string" calcext:value-type="string">
            <text:p>충북 청주시 흥덕구 오송읍 오송가락로 123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오송역</text:p>
          </table:table-cell>
          <table:table-cell office:value-type="float" office:value="36.62015899" calcext:value-type="float">
            <text:p>36.62015899</text:p>
          </table:table-cell>
          <table:table-cell office:value-type="float" office:value="127.3275321" calcext:value-type="float">
            <text:p>127.3275321</text:p>
          </table:table-cell>
        </table:table-row>
        <table:table-row table:style-name="ro7">
          <table:table-cell office:value-type="string" calcext:value-type="string">
            <text:p>용산</text:p>
          </table:table-cell>
          <table:table-cell office:value-type="string" calcext:value-type="string">
            <text:p>서울시 용산구 한강대로 23길 55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용산역</text:p>
          </table:table-cell>
          <table:table-cell office:value-type="float" office:value="37.53007636" calcext:value-type="float">
            <text:p>37.53007636</text:p>
          </table:table-cell>
          <table:table-cell office:value-type="float" office:value="126.9648241" calcext:value-type="float">
            <text:p>126.9648241</text:p>
          </table:table-cell>
        </table:table-row>
        <table:table-row table:style-name="ro2">
          <table:table-cell office:value-type="string" calcext:value-type="string">
            <text:p>행신</text:p>
          </table:table-cell>
          <table:table-cell office:value-type="string" calcext:value-type="string">
            <text:p>경기도 고양시 덕양구 소원로 102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행신역</text:p>
          </table:table-cell>
          <table:table-cell office:value-type="float" office:value="37.61197114" calcext:value-type="float">
            <text:p>37.61197114</text:p>
          </table:table-cell>
          <table:table-cell office:value-type="float" office:value="126.8342897" calcext:value-type="float">
            <text:p>126.8342897</text:p>
          </table:table-cell>
        </table:table-row>
        <table:table-row table:style-name="ro2">
          <table:table-cell office:value-type="string" calcext:value-type="string">
            <text:p>광명</text:p>
          </table:table-cell>
          <table:table-cell office:value-type="string" calcext:value-type="string">
            <text:p>경기도 광명시 광명역로 21(일직동)</text:p>
          </table:table-cell>
          <table:table-cell office:value-type="string" calcext:value-type="string">
            <text:p>경부고속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광명역</text:p>
          </table:table-cell>
          <table:table-cell office:value-type="float" office:value="37.41645134" calcext:value-type="float">
            <text:p>37.41645134</text:p>
          </table:table-cell>
          <table:table-cell office:value-type="float" office:value="126.884804" calcext:value-type="float">
            <text:p>126.884804</text:p>
          </table:table-cell>
        </table:table-row>
        <table:table-row table:style-name="ro4">
          <table:table-cell office:value-type="string" calcext:value-type="string">
            <text:p>천안아산</text:p>
          </table:table-cell>
          <table:table-cell office:value-type="string" calcext:value-type="string">
            <text:p>충남 아산시 배방읍 희망로 100번지(장재리 364-4)</text:p>
          </table:table-cell>
          <table:table-cell office:value-type="string" calcext:value-type="string">
            <text:p>경부고속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천안아산역</text:p>
          </table:table-cell>
          <table:table-cell office:value-type="float" office:value="36.79460337" calcext:value-type="float">
            <text:p>36.79460337</text:p>
          </table:table-cell>
          <table:table-cell office:value-type="float" office:value="127.1043803" calcext:value-type="float">
            <text:p>127.1043803</text:p>
          </table:table-cell>
        </table:table-row>
        <table:table-row table:style-name="ro3">
          <table:table-cell office:value-type="string" calcext:value-type="string">
            <text:p>오송</text:p>
          </table:table-cell>
          <table:table-cell office:value-type="string" calcext:value-type="string">
            <text:p>충북 청주시 흥덕구 오송읍 오송가락로 123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오송역</text:p>
          </table:table-cell>
          <table:table-cell office:value-type="float" office:value="36.62015899" calcext:value-type="float">
            <text:p>36.62015899</text:p>
          </table:table-cell>
          <table:table-cell office:value-type="float" office:value="127.3275321" calcext:value-type="float">
            <text:p>127.3275321</text:p>
          </table:table-cell>
        </table:table-row>
        <table:table-row table:style-name="ro4">
          <table:table-cell office:value-type="string" calcext:value-type="string">
            <text:p>서대전</text:p>
          </table:table-cell>
          <table:table-cell office:value-type="string" calcext:value-type="string">
            <text:p>대전 중구 오류로 23(오류동 74)서대전역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서대전역</text:p>
          </table:table-cell>
          <table:table-cell office:value-type="float" office:value="36.32252322" calcext:value-type="float">
            <text:p>36.32252322</text:p>
          </table:table-cell>
          <table:table-cell office:value-type="float" office:value="127.4033884" calcext:value-type="float">
            <text:p>127.4033884</text:p>
          </table:table-cell>
        </table:table-row>
        <table:table-row table:style-name="ro6">
          <table:table-cell office:value-type="string" calcext:value-type="string">
            <text:p>계룡</text:p>
          </table:table-cell>
          <table:table-cell office:value-type="string" calcext:value-type="string">
            <text:p>충남 계룡시 두마면 팥거리로 95 (두계리 136-4)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계룡역</text:p>
          </table:table-cell>
          <table:table-cell office:value-type="float" office:value="36.27298747" calcext:value-type="float">
            <text:p>36.27298747</text:p>
          </table:table-cell>
          <table:table-cell office:value-type="float" office:value="127.2652539" calcext:value-type="float">
            <text:p>127.2652539</text:p>
          </table:table-cell>
        </table:table-row>
        <table:table-row table:style-name="ro7">
          <table:table-cell office:value-type="string" calcext:value-type="string">
            <text:p>논산</text:p>
          </table:table-cell>
          <table:table-cell office:value-type="string" calcext:value-type="string">
            <text:p>충남 논산시 해월로 236-12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논산역</text:p>
          </table:table-cell>
          <table:table-cell office:value-type="float" office:value="36.20732873" calcext:value-type="float">
            <text:p>36.20732873</text:p>
          </table:table-cell>
          <table:table-cell office:value-type="float" office:value="127.0924438" calcext:value-type="float">
            <text:p>127.0924438</text:p>
          </table:table-cell>
        </table:table-row>
        <table:table-row table:style-name="ro2">
          <table:table-cell office:value-type="string" calcext:value-type="string">
            <text:p>공주</text:p>
          </table:table-cell>
          <table:table-cell office:value-type="string" calcext:value-type="string">
            <text:p>충남 공주시 이인면 새빛로 100</text:p>
          </table:table-cell>
          <table:table-cell office:value-type="string" calcext:value-type="string">
            <text:p>호남고속선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공주역</text:p>
          </table:table-cell>
          <table:table-cell office:value-type="float" office:value="36.3324865" calcext:value-type="float">
            <text:p>36.3324865</text:p>
          </table:table-cell>
          <table:table-cell office:value-type="float" office:value="127.0968327" calcext:value-type="float">
            <text:p>127.0968327</text:p>
          </table:table-cell>
        </table:table-row>
        <table:table-row table:style-name="ro5">
          <table:table-cell office:value-type="string" calcext:value-type="string">
            <text:p>익산</text:p>
          </table:table-cell>
          <table:table-cell office:value-type="string" calcext:value-type="string">
            <text:p>전북 익산시 익산대로 153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익산역</text:p>
          </table:table-cell>
          <table:table-cell office:value-type="float" office:value="35.9402174" calcext:value-type="float">
            <text:p>35.9402174</text:p>
          </table:table-cell>
          <table:table-cell office:value-type="float" office:value="126.9462883" calcext:value-type="float">
            <text:p>126.9462883</text:p>
          </table:table-cell>
        </table:table-row>
        <table:table-row table:style-name="ro2">
          <table:table-cell office:value-type="string" calcext:value-type="string">
            <text:p>전주</text:p>
          </table:table-cell>
          <table:table-cell office:value-type="string" calcext:value-type="string">
            <text:p>전북 전주시 덕진구 동부대로 680</text:p>
          </table:table-cell>
          <table:table-cell table:number-columns-repeated="2" office:value-type="string" calcext:value-type="string">
            <text:p>전라선</text:p>
          </table:table-cell>
          <table:table-cell office:value-type="string" calcext:value-type="string">
            <text:p>전주역</text:p>
          </table:table-cell>
          <table:table-cell office:value-type="float" office:value="35.84985312" calcext:value-type="float">
            <text:p>35.84985312</text:p>
          </table:table-cell>
          <table:table-cell office:value-type="float" office:value="127.1618034" calcext:value-type="float">
            <text:p>127.1618034</text:p>
          </table:table-cell>
        </table:table-row>
        <table:table-row table:style-name="ro2">
          <table:table-cell office:value-type="string" calcext:value-type="string">
            <text:p>남원</text:p>
          </table:table-cell>
          <table:table-cell office:value-type="string" calcext:value-type="string">
            <text:p>전라북도 남원시 교룡로 71</text:p>
          </table:table-cell>
          <table:table-cell table:number-columns-repeated="2" office:value-type="string" calcext:value-type="string">
            <text:p>전라선</text:p>
          </table:table-cell>
          <table:table-cell office:value-type="string" calcext:value-type="string">
            <text:p>남원역</text:p>
          </table:table-cell>
          <table:table-cell office:value-type="float" office:value="35.41128311" calcext:value-type="float">
            <text:p>35.41128311</text:p>
          </table:table-cell>
          <table:table-cell office:value-type="float" office:value="127.3613814" calcext:value-type="float">
            <text:p>127.3613814</text:p>
          </table:table-cell>
        </table:table-row>
        <table:table-row table:style-name="ro2">
          <table:table-cell office:value-type="string" calcext:value-type="string">
            <text:p>곡성</text:p>
          </table:table-cell>
          <table:table-cell office:value-type="string" calcext:value-type="string">
            <text:p>전남 곡성군 곡성읍 곡성로 920</text:p>
          </table:table-cell>
          <table:table-cell table:number-columns-repeated="2" office:value-type="string" calcext:value-type="string">
            <text:p>전라선</text:p>
          </table:table-cell>
          <table:table-cell office:value-type="string" calcext:value-type="string">
            <text:p>곡성역</text:p>
          </table:table-cell>
          <table:table-cell office:value-type="float" office:value="35.28365892" calcext:value-type="float">
            <text:p>35.28365892</text:p>
          </table:table-cell>
          <table:table-cell office:value-type="float" office:value="127.3037017" calcext:value-type="float">
            <text:p>127.3037017</text:p>
          </table:table-cell>
        </table:table-row>
        <table:table-row table:style-name="ro2">
          <table:table-cell office:value-type="string" calcext:value-type="string">
            <text:p>구례구</text:p>
          </table:table-cell>
          <table:table-cell office:value-type="string" calcext:value-type="string">
            <text:p>전남 순천시 황전면 섬진강로 217</text:p>
          </table:table-cell>
          <table:table-cell table:number-columns-repeated="2" office:value-type="string" calcext:value-type="string">
            <text:p>전라선</text:p>
          </table:table-cell>
          <table:table-cell office:value-type="string" calcext:value-type="string">
            <text:p>구례구역</text:p>
          </table:table-cell>
          <table:table-cell office:value-type="float" office:value="35.1635097" calcext:value-type="float">
            <text:p>35.1635097</text:p>
          </table:table-cell>
          <table:table-cell office:value-type="float" office:value="127.4526394" calcext:value-type="float">
            <text:p>127.4526394</text:p>
          </table:table-cell>
        </table:table-row>
        <table:table-row table:style-name="ro2">
          <table:table-cell office:value-type="string" calcext:value-type="string">
            <text:p>순천</text:p>
          </table:table-cell>
          <table:table-cell office:value-type="string" calcext:value-type="string">
            <text:p>전라남도 순천시 팔마로 135</text:p>
          </table:table-cell>
          <table:table-cell table:number-columns-repeated="2" office:value-type="string" calcext:value-type="string">
            <text:p>전라선</text:p>
          </table:table-cell>
          <table:table-cell office:value-type="string" calcext:value-type="string">
            <text:p>순천역</text:p>
          </table:table-cell>
          <table:table-cell office:value-type="float" office:value="34.94576783" calcext:value-type="float">
            <text:p>34.94576783</text:p>
          </table:table-cell>
          <table:table-cell office:value-type="float" office:value="127.5032361" calcext:value-type="float">
            <text:p>127.5032361</text:p>
          </table:table-cell>
        </table:table-row>
        <table:table-row table:style-name="ro2">
          <table:table-cell office:value-type="string" calcext:value-type="string">
            <text:p>여천</text:p>
          </table:table-cell>
          <table:table-cell office:value-type="string" calcext:value-type="string">
            <text:p>전라남도 여수시 시청로 200(여천동)</text:p>
          </table:table-cell>
          <table:table-cell table:number-columns-repeated="2" office:value-type="string" calcext:value-type="string">
            <text:p>전라선</text:p>
          </table:table-cell>
          <table:table-cell office:value-type="string" calcext:value-type="string">
            <text:p>여천역</text:p>
          </table:table-cell>
          <table:table-cell office:value-type="float" office:value="34.77913289" calcext:value-type="float">
            <text:p>34.77913289</text:p>
          </table:table-cell>
          <table:table-cell office:value-type="float" office:value="127.6641677" calcext:value-type="float">
            <text:p>127.6641677</text:p>
          </table:table-cell>
        </table:table-row>
        <table:table-row table:style-name="ro2">
          <table:table-cell office:value-type="string" calcext:value-type="string">
            <text:p>여수엑스포</text:p>
          </table:table-cell>
          <table:table-cell office:value-type="string" calcext:value-type="string">
            <text:p>전라남도 여수시 망양로 2</text:p>
          </table:table-cell>
          <table:table-cell table:number-columns-repeated="2" office:value-type="string" calcext:value-type="string">
            <text:p>전라선</text:p>
          </table:table-cell>
          <table:table-cell office:value-type="string" calcext:value-type="string">
            <text:p>여수엑스포역</text:p>
          </table:table-cell>
          <table:table-cell office:value-type="float" office:value="34.75311002" calcext:value-type="float">
            <text:p>34.75311002</text:p>
          </table:table-cell>
          <table:table-cell office:value-type="float" office:value="127.7489141" calcext:value-type="float">
            <text:p>127.7489141</text:p>
          </table:table-cell>
        </table:table-row>
        <table:table-row table:style-name="ro2">
          <table:table-cell office:value-type="string" calcext:value-type="string">
            <text:p>행신</text:p>
          </table:table-cell>
          <table:table-cell office:value-type="string" calcext:value-type="string">
            <text:p>경기도 고양시 덕양구 소원로 102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강릉선</text:p>
          </table:table-cell>
          <table:table-cell office:value-type="string" calcext:value-type="string">
            <text:p>행신역</text:p>
          </table:table-cell>
          <table:table-cell office:value-type="float" office:value="37.61197114" calcext:value-type="float">
            <text:p>37.61197114</text:p>
          </table:table-cell>
          <table:table-cell office:value-type="float" office:value="126.8342897" calcext:value-type="float">
            <text:p>126.8342897</text:p>
          </table:table-cell>
        </table:table-row>
        <table:table-row table:style-name="ro1">
          <table:table-cell office:value-type="string" calcext:value-type="string">
            <text:p>서울</text:p>
          </table:table-cell>
          <table:table-cell office:value-type="string" calcext:value-type="string">
            <text:p>서울시 용산구 한강대로 405 (동자동 43-205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강릉선</text:p>
          </table:table-cell>
          <table:table-cell office:value-type="string" calcext:value-type="string">
            <text:p>서울역</text:p>
          </table:table-cell>
          <table:table-cell office:value-type="float" office:value="37.55467884" calcext:value-type="float">
            <text:p>37.55467884</text:p>
          </table:table-cell>
          <table:table-cell office:value-type="float" office:value="126.9706069" calcext:value-type="float">
            <text:p>126.9706069</text:p>
          </table:table-cell>
        </table:table-row>
        <table:table-row table:style-name="ro2">
          <table:table-cell office:value-type="string" calcext:value-type="string">
            <text:p>청량리</text:p>
          </table:table-cell>
          <table:table-cell office:value-type="string" calcext:value-type="string">
            <text:p>서울시 동대문구 전농동 588-1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강릉선</text:p>
          </table:table-cell>
          <table:table-cell office:value-type="string" calcext:value-type="string">
            <text:p>청량리역</text:p>
          </table:table-cell>
          <table:table-cell office:value-type="float" office:value="37.58073293" calcext:value-type="float">
            <text:p>37.58073293</text:p>
          </table:table-cell>
          <table:table-cell office:value-type="float" office:value="127.0485044" calcext:value-type="float">
            <text:p>127.0485044</text:p>
          </table:table-cell>
        </table:table-row>
        <table:table-row table:style-name="ro4">
          <table:table-cell office:value-type="string" calcext:value-type="string">
            <text:p>상봉</text:p>
          </table:table-cell>
          <table:table-cell office:value-type="string" calcext:value-type="string">
            <text:p>서울특별시 중랑구 망우로 297 (상봉1동 100-9번지)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강릉선</text:p>
          </table:table-cell>
          <table:table-cell office:value-type="string" calcext:value-type="string">
            <text:p>상봉역</text:p>
          </table:table-cell>
          <table:table-cell office:value-type="float" office:value="37.59670978" calcext:value-type="float">
            <text:p>37.59670978</text:p>
          </table:table-cell>
          <table:table-cell office:value-type="float" office:value="127.0857467" calcext:value-type="float">
            <text:p>127.0857467</text:p>
          </table:table-cell>
        </table:table-row>
        <table:table-row table:style-name="ro2">
          <table:table-cell office:value-type="string" calcext:value-type="string">
            <text:p>양평</text:p>
          </table:table-cell>
          <table:table-cell office:value-type="string" calcext:value-type="string">
            <text:p>경기도 양평군 양평읍 역전길 30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강릉선</text:p>
          </table:table-cell>
          <table:table-cell office:value-type="string" calcext:value-type="string">
            <text:p>양평역</text:p>
          </table:table-cell>
          <table:table-cell office:value-type="float" office:value="37.49279254" calcext:value-type="float">
            <text:p>37.49279254</text:p>
          </table:table-cell>
          <table:table-cell office:value-type="float" office:value="127.4913618" calcext:value-type="float">
            <text:p>127.4913618</text:p>
          </table:table-cell>
        </table:table-row>
        <table:table-row table:style-name="ro2">
          <table:table-cell office:value-type="string" calcext:value-type="string">
            <text:p>만종</text:p>
          </table:table-cell>
          <table:table-cell office:value-type="string" calcext:value-type="string">
            <text:p>강원도 원주시 호저면 운동들2길 21-33</text:p>
          </table:table-cell>
          <table:table-cell table:number-columns-repeated="2" office:value-type="string" calcext:value-type="string">
            <text:p>강릉선</text:p>
          </table:table-cell>
          <table:table-cell office:value-type="string" calcext:value-type="string">
            <text:p>만종역</text:p>
          </table:table-cell>
          <table:table-cell office:value-type="float" office:value="37.35369709" calcext:value-type="float">
            <text:p>37.35369709</text:p>
          </table:table-cell>
          <table:table-cell office:value-type="float" office:value="127.8929934" calcext:value-type="float">
            <text:p>127.8929934</text:p>
          </table:table-cell>
        </table:table-row>
        <table:table-row table:style-name="ro2">
          <table:table-cell office:value-type="string" calcext:value-type="string">
            <text:p>횡성</text:p>
          </table:table-cell>
          <table:table-cell office:value-type="string" calcext:value-type="string">
            <text:p>강원도 횡성군 횡성읍 덕고로 591</text:p>
          </table:table-cell>
          <table:table-cell table:number-columns-repeated="2" office:value-type="string" calcext:value-type="string">
            <text:p>강릉선</text:p>
          </table:table-cell>
          <table:table-cell office:value-type="string" calcext:value-type="string">
            <text:p>횡성역</text:p>
          </table:table-cell>
          <table:table-cell office:value-type="float" office:value="37.48309966" calcext:value-type="float">
            <text:p>37.48309966</text:p>
          </table:table-cell>
          <table:table-cell office:value-type="float" office:value="128.010038" calcext:value-type="float">
            <text:p>128.010038</text:p>
          </table:table-cell>
        </table:table-row>
        <table:table-row table:style-name="ro4">
          <table:table-cell office:value-type="string" calcext:value-type="string">
            <text:p>둔내</text:p>
          </table:table-cell>
          <table:table-cell office:value-type="string" calcext:value-type="string">
            <text:p>강원도 횡성군 둔내면 자포곡리 429-1</text:p>
          </table:table-cell>
          <table:table-cell table:number-columns-repeated="2" office:value-type="string" calcext:value-type="string">
            <text:p>강릉선</text:p>
          </table:table-cell>
          <table:table-cell office:value-type="string" calcext:value-type="string">
            <text:p>둔내역</text:p>
          </table:table-cell>
          <table:table-cell office:value-type="float" office:value="37.51031792" calcext:value-type="float">
            <text:p>37.51031792</text:p>
          </table:table-cell>
          <table:table-cell office:value-type="float" office:value="128.2212155" calcext:value-type="float">
            <text:p>128.2212155</text:p>
          </table:table-cell>
        </table:table-row>
        <table:table-row table:style-name="ro3">
          <table:table-cell office:value-type="string" calcext:value-type="string">
            <text:p>평창</text:p>
          </table:table-cell>
          <table:table-cell office:value-type="string" calcext:value-type="string">
            <text:p>강원도 평창군 용평면 평창대로 1715(평창역)</text:p>
          </table:table-cell>
          <table:table-cell table:number-columns-repeated="2" office:value-type="string" calcext:value-type="string">
            <text:p>강릉선</text:p>
          </table:table-cell>
          <table:table-cell office:value-type="string" calcext:value-type="string">
            <text:p>평창역</text:p>
          </table:table-cell>
          <table:table-cell office:value-type="float" office:value="37.56232401" calcext:value-type="float">
            <text:p>37.56232401</text:p>
          </table:table-cell>
          <table:table-cell office:value-type="float" office:value="128.4295381" calcext:value-type="float">
            <text:p>128.4295381</text:p>
          </table:table-cell>
        </table:table-row>
        <table:table-row table:style-name="ro2">
          <table:table-cell office:value-type="string" calcext:value-type="string">
            <text:p>진부(오대산)</text:p>
          </table:table-cell>
          <table:table-cell office:value-type="string" calcext:value-type="string">
            <text:p>강원도 평창군 진부면 송정길 120</text:p>
          </table:table-cell>
          <table:table-cell table:number-columns-repeated="2" office:value-type="string" calcext:value-type="string">
            <text:p>강릉선</text:p>
          </table:table-cell>
          <table:table-cell office:value-type="string" calcext:value-type="string">
            <text:p>진부(오대산)역</text:p>
          </table:table-cell>
          <table:table-cell office:value-type="float" office:value="37.64277311" calcext:value-type="float">
            <text:p>37.64277311</text:p>
          </table:table-cell>
          <table:table-cell office:value-type="float" office:value="128.5743773" calcext:value-type="float">
            <text:p>128.5743773</text:p>
          </table:table-cell>
        </table:table-row>
        <table:table-row table:style-name="ro5">
          <table:table-cell office:value-type="string" calcext:value-type="string">
            <text:p>강릉</text:p>
          </table:table-cell>
          <table:table-cell office:value-type="string" calcext:value-type="string">
            <text:p>강원도 강릉시 용지로 176</text:p>
          </table:table-cell>
          <table:table-cell table:number-columns-repeated="2" office:value-type="string" calcext:value-type="string">
            <text:p>강릉선</text:p>
          </table:table-cell>
          <table:table-cell office:value-type="string" calcext:value-type="string">
            <text:p>강릉역</text:p>
          </table:table-cell>
          <table:table-cell office:value-type="float" office:value="37.76452356" calcext:value-type="float">
            <text:p>37.76452356</text:p>
          </table:table-cell>
          <table:table-cell office:value-type="float" office:value="128.8996276" calcext:value-type="float">
            <text:p>128.8996276</text:p>
          </table:table-cell>
        </table:table-row>
        <table:table-row table:style-name="ro5">
          <table:table-cell office:value-type="string" calcext:value-type="string">
            <text:p>정동진</text:p>
          </table:table-cell>
          <table:table-cell office:value-type="string" calcext:value-type="string">
            <text:p>강원도 강릉시 정동역길 17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릉선</text:p>
          </table:table-cell>
          <table:table-cell office:value-type="string" calcext:value-type="string">
            <text:p>정동진역</text:p>
          </table:table-cell>
          <table:table-cell office:value-type="float" office:value="37.69143013" calcext:value-type="float">
            <text:p>37.69143013</text:p>
          </table:table-cell>
          <table:table-cell office:value-type="float" office:value="129.0326896" calcext:value-type="float">
            <text:p>129.0326896</text:p>
          </table:table-cell>
        </table:table-row>
        <table:table-row table:style-name="ro5">
          <table:table-cell office:value-type="string" calcext:value-type="string">
            <text:p>묵호</text:p>
          </table:table-cell>
          <table:table-cell office:value-type="string" calcext:value-type="string">
            <text:p>강원도 동해시 해안로 520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릉선</text:p>
          </table:table-cell>
          <table:table-cell office:value-type="string" calcext:value-type="string">
            <text:p>묵호역</text:p>
          </table:table-cell>
          <table:table-cell office:value-type="float" office:value="37.54684785" calcext:value-type="float">
            <text:p>37.54684785</text:p>
          </table:table-cell>
          <table:table-cell office:value-type="float" office:value="129.1077179" calcext:value-type="float">
            <text:p>129.1077179</text:p>
          </table:table-cell>
        </table:table-row>
        <table:table-row table:style-name="ro5">
          <table:table-cell office:value-type="string" calcext:value-type="string">
            <text:p>동해</text:p>
          </table:table-cell>
          <table:table-cell office:value-type="string" calcext:value-type="string">
            <text:p>강원도 동해시 동해역길 69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릉선</text:p>
          </table:table-cell>
          <table:table-cell office:value-type="string" calcext:value-type="string">
            <text:p>동해역</text:p>
          </table:table-cell>
          <table:table-cell office:value-type="float" office:value="37.49819799" calcext:value-type="float">
            <text:p>37.49819799</text:p>
          </table:table-cell>
          <table:table-cell office:value-type="float" office:value="129.1237942" calcext:value-type="float">
            <text:p>129.1237942</text:p>
          </table:table-cell>
        </table:table-row>
        <table:table-row table:style-name="ro2">
          <table:table-cell office:value-type="string" calcext:value-type="string">
            <text:p>청량리</text:p>
          </table:table-cell>
          <table:table-cell office:value-type="string" calcext:value-type="string">
            <text:p>서울시 동대문구 전농동 588-1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청량리역</text:p>
          </table:table-cell>
          <table:table-cell office:value-type="float" office:value="37.58073293" calcext:value-type="float">
            <text:p>37.58073293</text:p>
          </table:table-cell>
          <table:table-cell office:value-type="float" office:value="127.0485044" calcext:value-type="float">
            <text:p>127.0485044</text:p>
          </table:table-cell>
        </table:table-row>
        <table:table-row table:style-name="ro2">
          <table:table-cell office:value-type="string" calcext:value-type="string">
            <text:p>양평</text:p>
          </table:table-cell>
          <table:table-cell office:value-type="string" calcext:value-type="string">
            <text:p>경기도 양평군 양평읍 역전길 30</text:p>
          </table:table-cell>
          <table:table-cell table:number-columns-repeated="2" office:value-type="string" calcext:value-type="string">
            <text:p>중앙선</text:p>
          </table:table-cell>
          <table:table-cell office:value-type="string" calcext:value-type="string">
            <text:p>양평역</text:p>
          </table:table-cell>
          <table:table-cell office:value-type="float" office:value="37.49279254" calcext:value-type="float">
            <text:p>37.49279254</text:p>
          </table:table-cell>
          <table:table-cell office:value-type="float" office:value="127.4913618" calcext:value-type="float">
            <text:p>127.4913618</text:p>
          </table:table-cell>
        </table:table-row>
        <table:table-row table:style-name="ro5">
          <table:table-cell office:value-type="string" calcext:value-type="string">
            <text:p>서원주</text:p>
          </table:table-cell>
          <table:table-cell office:value-type="string" calcext:value-type="string">
            <text:p>강원도 원주시 지정로 145</text:p>
          </table:table-cell>
          <table:table-cell table:number-columns-repeated="2" office:value-type="string" calcext:value-type="string">
            <text:p>중앙선</text:p>
          </table:table-cell>
          <table:table-cell office:value-type="string" calcext:value-type="string">
            <text:p>서원주역</text:p>
          </table:table-cell>
          <table:table-cell office:value-type="float" office:value="37.34931521" calcext:value-type="float">
            <text:p>37.34931521</text:p>
          </table:table-cell>
          <table:table-cell office:value-type="float" office:value="127.8396435" calcext:value-type="float">
            <text:p>127.8396435</text:p>
          </table:table-cell>
        </table:table-row>
        <table:table-row table:style-name="ro5">
          <table:table-cell office:value-type="string" calcext:value-type="string">
            <text:p>원주</text:p>
          </table:table-cell>
          <table:table-cell office:value-type="string" calcext:value-type="string">
            <text:p>강원도 원주시 북원로 1860</text:p>
          </table:table-cell>
          <table:table-cell table:number-columns-repeated="2" office:value-type="string" calcext:value-type="string">
            <text:p>중앙선</text:p>
          </table:table-cell>
          <table:table-cell office:value-type="string" calcext:value-type="string">
            <text:p>원주역</text:p>
          </table:table-cell>
          <table:table-cell office:value-type="float" office:value="37.31590725" calcext:value-type="float">
            <text:p>37.31590725</text:p>
          </table:table-cell>
          <table:table-cell office:value-type="float" office:value="127.9217808" calcext:value-type="float">
            <text:p>127.9217808</text:p>
          </table:table-cell>
        </table:table-row>
        <table:table-row table:style-name="ro7">
          <table:table-cell office:value-type="string" calcext:value-type="string">
            <text:p>제천</text:p>
          </table:table-cell>
          <table:table-cell office:value-type="string" calcext:value-type="string">
            <text:p>충북 제천시 의림대로 1 (영천동 1381)</text:p>
          </table:table-cell>
          <table:table-cell table:number-columns-repeated="2" office:value-type="string" calcext:value-type="string">
            <text:p>중앙선</text:p>
          </table:table-cell>
          <table:table-cell office:value-type="string" calcext:value-type="string">
            <text:p>제천역</text:p>
          </table:table-cell>
          <table:table-cell office:value-type="float" office:value="37.12806457" calcext:value-type="float">
            <text:p>37.12806457</text:p>
          </table:table-cell>
          <table:table-cell office:value-type="float" office:value="128.205411" calcext:value-type="float">
            <text:p>128.205411</text:p>
          </table:table-cell>
        </table:table-row>
        <table:table-row table:style-name="ro2">
          <table:table-cell office:value-type="string" calcext:value-type="string">
            <text:p>단양</text:p>
          </table:table-cell>
          <table:table-cell office:value-type="string" calcext:value-type="string">
            <text:p>충북 단양군 단양읍 단양로 896</text:p>
          </table:table-cell>
          <table:table-cell table:number-columns-repeated="2" office:value-type="string" calcext:value-type="string">
            <text:p>중앙선</text:p>
          </table:table-cell>
          <table:table-cell office:value-type="string" calcext:value-type="string">
            <text:p>단양역</text:p>
          </table:table-cell>
          <table:table-cell office:value-type="float" office:value="36.97324701" calcext:value-type="float">
            <text:p>36.97324701</text:p>
          </table:table-cell>
          <table:table-cell office:value-type="float" office:value="128.3437007" calcext:value-type="float">
            <text:p>128.3437007</text:p>
          </table:table-cell>
        </table:table-row>
        <table:table-row table:style-name="ro4">
          <table:table-cell office:value-type="string" calcext:value-type="string">
            <text:p>풍기</text:p>
          </table:table-cell>
          <table:table-cell office:value-type="string" calcext:value-type="string">
            <text:p>경상북도 영주시 풍기읍 인삼로 1(서부리 150)</text:p>
          </table:table-cell>
          <table:table-cell table:number-columns-repeated="2" office:value-type="string" calcext:value-type="string">
            <text:p>중앙선</text:p>
          </table:table-cell>
          <table:table-cell office:value-type="string" calcext:value-type="string">
            <text:p>풍기역</text:p>
          </table:table-cell>
          <table:table-cell office:value-type="float" office:value="36.87385594" calcext:value-type="float">
            <text:p>36.87385594</text:p>
          </table:table-cell>
          <table:table-cell office:value-type="float" office:value="128.524441" calcext:value-type="float">
            <text:p>128.524441</text:p>
          </table:table-cell>
        </table:table-row>
        <table:table-row table:style-name="ro4">
          <table:table-cell office:value-type="string" calcext:value-type="string">
            <text:p>영주</text:p>
          </table:table-cell>
          <table:table-cell office:value-type="string" calcext:value-type="string">
            <text:p>경상북도 영주시 선비로 64(휴천동 257)</text:p>
          </table:table-cell>
          <table:table-cell table:number-columns-repeated="2" office:value-type="string" calcext:value-type="string">
            <text:p>중앙선</text:p>
          </table:table-cell>
          <table:table-cell office:value-type="string" calcext:value-type="string">
            <text:p>영주역</text:p>
          </table:table-cell>
          <table:table-cell office:value-type="float" office:value="36.81101017" calcext:value-type="float">
            <text:p>36.81101017</text:p>
          </table:table-cell>
          <table:table-cell office:value-type="float" office:value="128.625046" calcext:value-type="float">
            <text:p>128.625046</text:p>
          </table:table-cell>
        </table:table-row>
        <table:table-row table:style-name="ro4">
          <table:table-cell office:value-type="string" calcext:value-type="string">
            <text:p>안동</text:p>
          </table:table-cell>
          <table:table-cell office:value-type="string" calcext:value-type="string">
            <text:p>경상북도 안동시 경동로 122-16 (송현동)</text:p>
          </table:table-cell>
          <table:table-cell table:number-columns-repeated="2" office:value-type="string" calcext:value-type="string">
            <text:p>중앙선</text:p>
          </table:table-cell>
          <table:table-cell office:value-type="string" calcext:value-type="string">
            <text:p>안동역</text:p>
          </table:table-cell>
          <table:table-cell office:value-type="float" office:value="36.57446184" calcext:value-type="float">
            <text:p>36.57446184</text:p>
          </table:table-cell>
          <table:table-cell office:value-type="float" office:value="128.6748768" calcext:value-type="float">
            <text:p>128.6748768</text:p>
          </table:table-cell>
        </table:table-row>
        <table:table-row table:style-name="ro2">
          <table:table-cell office:value-type="string" calcext:value-type="string">
            <text:p>부발</text:p>
          </table:table-cell>
          <table:table-cell office:value-type="string" calcext:value-type="string">
            <text:p>경기도 이천시 부발읍 신아로 87</text:p>
          </table:table-cell>
          <table:table-cell office:value-type="string" calcext:value-type="string">
            <text:p>강릉선</text:p>
          </table:table-cell>
          <table:table-cell office:value-type="string" calcext:value-type="string">
            <text:p>중부내륙선</text:p>
          </table:table-cell>
          <table:table-cell office:value-type="string" calcext:value-type="string">
            <text:p>부발역</text:p>
          </table:table-cell>
          <table:table-cell office:value-type="float" office:value="37.25984842" calcext:value-type="float">
            <text:p>37.25984842</text:p>
          </table:table-cell>
          <table:table-cell office:value-type="float" office:value="127.4904679" calcext:value-type="float">
            <text:p>127.4904679</text:p>
          </table:table-cell>
        </table:table-row>
        <table:table-row table:style-name="ro2">
          <table:table-cell office:value-type="string" calcext:value-type="string">
            <text:p>가남</text:p>
          </table:table-cell>
          <table:table-cell office:value-type="string" calcext:value-type="string">
            <text:p>경기도 여주시 가남읍 태평리 516</text:p>
          </table:table-cell>
          <table:table-cell table:number-columns-repeated="2" office:value-type="string" calcext:value-type="string">
            <text:p>중부내륙선</text:p>
          </table:table-cell>
          <table:table-cell office:value-type="string" calcext:value-type="string">
            <text:p>가남역</text:p>
          </table:table-cell>
          <table:table-cell office:value-type="float" office:value="37.19779147" calcext:value-type="float">
            <text:p>37.19779147</text:p>
          </table:table-cell>
          <table:table-cell office:value-type="float" office:value="127.5355542" calcext:value-type="float">
            <text:p>127.5355542</text:p>
          </table:table-cell>
        </table:table-row>
        <table:table-row table:style-name="ro2">
          <table:table-cell office:value-type="string" calcext:value-type="string">
            <text:p>감곡장호원</text:p>
          </table:table-cell>
          <table:table-cell office:value-type="string" calcext:value-type="string">
            <text:p>충북 음성군 감곡면 왕장리 312-2</text:p>
          </table:table-cell>
          <table:table-cell table:number-columns-repeated="2" office:value-type="string" calcext:value-type="string">
            <text:p>중부내륙선</text:p>
          </table:table-cell>
          <table:table-cell office:value-type="string" calcext:value-type="string">
            <text:p>감곡장호원역</text:p>
          </table:table-cell>
          <table:table-cell office:value-type="float" office:value="37.12673504" calcext:value-type="float">
            <text:p>37.12673504</text:p>
          </table:table-cell>
          <table:table-cell office:value-type="float" office:value="127.6354987" calcext:value-type="float">
            <text:p>127.6354987</text:p>
          </table:table-cell>
        </table:table-row>
        <table:table-row table:style-name="ro4">
          <table:table-cell office:value-type="string" calcext:value-type="string">
            <text:p>앙성온천</text:p>
          </table:table-cell>
          <table:table-cell office:value-type="string" calcext:value-type="string">
            <text:p>충청북도 충주시 앙성면 가곡로 1390-22</text:p>
          </table:table-cell>
          <table:table-cell table:number-columns-repeated="2" office:value-type="string" calcext:value-type="string">
            <text:p>중부내륙선</text:p>
          </table:table-cell>
          <table:table-cell office:value-type="string" calcext:value-type="string">
            <text:p>앙성온천역</text:p>
          </table:table-cell>
          <table:table-cell office:value-type="float" office:value="37.09237053" calcext:value-type="float">
            <text:p>37.09237053</text:p>
          </table:table-cell>
          <table:table-cell office:value-type="float" office:value="127.7871107" calcext:value-type="float">
            <text:p>127.7871107</text:p>
          </table:table-cell>
        </table:table-row>
        <table:table-row table:style-name="ro5">
          <table:table-cell office:value-type="string" calcext:value-type="string">
            <text:p>충주</text:p>
          </table:table-cell>
          <table:table-cell office:value-type="string" calcext:value-type="string">
            <text:p>충북 충주시 충원대로 539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중부내륙선</text:p>
          </table:table-cell>
          <table:table-cell office:value-type="string" calcext:value-type="string">
            <text:p>충주역</text:p>
          </table:table-cell>
          <table:table-cell office:value-type="float" office:value="36.97599422" calcext:value-type="float">
            <text:p>36.97599422</text:p>
          </table:table-cell>
          <table:table-cell office:value-type="float" office:value="127.9091753" calcext:value-type="float">
            <text:p>127.9091753</text:p>
          </table:table-cell>
        </table:table-row>
        <table:table-row table:style-name="ro1">
          <table:table-cell office:value-type="string" calcext:value-type="string">
            <text:p>서울</text:p>
          </table:table-cell>
          <table:table-cell office:value-type="string" calcext:value-type="string">
            <text:p>서울시 용산구 한강대로 405 (동자동 43-205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서울역</text:p>
          </table:table-cell>
          <table:table-cell office:value-type="float" office:value="37.55467884" calcext:value-type="float">
            <text:p>37.55467884</text:p>
          </table:table-cell>
          <table:table-cell office:value-type="float" office:value="126.9706069" calcext:value-type="float">
            <text:p>126.9706069</text:p>
          </table:table-cell>
        </table:table-row>
        <table:table-row table:style-name="ro2">
          <table:table-cell office:value-type="string" calcext:value-type="string">
            <text:p>신탄리</text:p>
          </table:table-cell>
          <table:table-cell office:value-type="string" calcext:value-type="string">
            <text:p>경기도 연천군 신서면 고대산길4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신탄리역</text:p>
          </table:table-cell>
          <table:table-cell office:value-type="float" office:value="38.21285386" calcext:value-type="float">
            <text:p>38.21285386</text:p>
          </table:table-cell>
          <table:table-cell office:value-type="float" office:value="127.1390669" calcext:value-type="float">
            <text:p>127.1390669</text:p>
          </table:table-cell>
        </table:table-row>
        <table:table-row table:style-name="ro9">
          <table:table-cell office:value-type="string" calcext:value-type="string">
            <text:p>대광리</text:p>
          </table:table-cell>
          <table:table-cell office:value-type="string" calcext:value-type="string">
            <text:p>경기도 연천군 신서면 연신로 1156 (경기도 연천군 신서면 도신리 285-1)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대광리역</text:p>
          </table:table-cell>
          <table:table-cell office:value-type="float" office:value="38.18481439" calcext:value-type="float">
            <text:p>38.18481439</text:p>
          </table:table-cell>
          <table:table-cell office:value-type="float" office:value="127.1081683" calcext:value-type="float">
            <text:p>127.1081683</text:p>
          </table:table-cell>
        </table:table-row>
        <table:table-row table:style-name="ro10">
          <table:table-cell office:value-type="string" calcext:value-type="string">
            <text:p>연천</text:p>
          </table:table-cell>
          <table:table-cell office:value-type="string" calcext:value-type="string">
            <text:p>경기도 연천군 연천읍 연천로 273-7, ( 경기도 연천군 차탄리 34-33 연천역)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연천역</text:p>
          </table:table-cell>
          <table:table-cell office:value-type="float" office:value="38.10153566" calcext:value-type="float">
            <text:p>38.10153566</text:p>
          </table:table-cell>
          <table:table-cell office:value-type="float" office:value="127.0742242" calcext:value-type="float">
            <text:p>127.0742242</text:p>
          </table:table-cell>
        </table:table-row>
        <table:table-row table:style-name="ro11">
          <table:table-cell office:value-type="string" calcext:value-type="string">
            <text:p>전곡</text:p>
          </table:table-cell>
          <table:table-cell office:value-type="string" calcext:value-type="string">
            <text:p>경기도 연천군 전곡읍 전곡역로 75, ( 경기도 연천군 전곡읍 전곡리 333-10 전곡역)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전곡역</text:p>
          </table:table-cell>
          <table:table-cell office:value-type="float" office:value="38.02459889" calcext:value-type="float">
            <text:p>38.02459889</text:p>
          </table:table-cell>
          <table:table-cell office:value-type="float" office:value="127.0713688" calcext:value-type="float">
            <text:p>127.0713688</text:p>
          </table:table-cell>
        </table:table-row>
        <table:table-row table:style-name="ro10">
          <table:table-cell office:value-type="string" calcext:value-type="string">
            <text:p>한탄강</text:p>
          </table:table-cell>
          <table:table-cell office:value-type="string" calcext:value-type="string">
            <text:p>경기도 연천군 전곡읍 한여울로 54, ( 경기도 전곡읍 전곡리 120-4 한탄강역)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한탄강역 (폐역)</text:p>
          </table:table-cell>
          <table:table-cell office:value-type="float" office:value="38.00684692" calcext:value-type="float">
            <text:p>38.00684692</text:p>
          </table:table-cell>
          <table:table-cell office:value-type="float" office:value="127.0653578" calcext:value-type="float">
            <text:p>127.0653578</text:p>
          </table:table-cell>
        </table:table-row>
        <table:table-row table:style-name="ro4">
          <table:table-cell office:value-type="string" calcext:value-type="string">
            <text:p>초성리</text:p>
          </table:table-cell>
          <table:table-cell office:value-type="string" calcext:value-type="string">
            <text:p>경기도 연천군 청산면 청신로 72(초성리440번지)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초성리역</text:p>
          </table:table-cell>
          <table:table-cell office:value-type="float" office:value="37.98129118" calcext:value-type="float">
            <text:p>37.98129118</text:p>
          </table:table-cell>
          <table:table-cell office:value-type="float" office:value="127.0684311" calcext:value-type="float">
            <text:p>127.0684311</text:p>
          </table:table-cell>
        </table:table-row>
        <table:table-row table:style-name="ro5">
          <table:table-cell office:value-type="string" calcext:value-type="string">
            <text:p>소요산</text:p>
          </table:table-cell>
          <table:table-cell office:value-type="string" calcext:value-type="string">
            <text:p>경기 동두천시 평화로 2925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소요산역</text:p>
          </table:table-cell>
          <table:table-cell office:value-type="float" office:value="37.94797863" calcext:value-type="float">
            <text:p>37.94797863</text:p>
          </table:table-cell>
          <table:table-cell office:value-type="float" office:value="127.0611415" calcext:value-type="float">
            <text:p>127.0611415</text:p>
          </table:table-cell>
        </table:table-row>
        <table:table-row table:style-name="ro4">
          <table:table-cell office:value-type="string" calcext:value-type="string">
            <text:p>동두천</text:p>
          </table:table-cell>
          <table:table-cell office:value-type="string" calcext:value-type="string">
            <text:p>경기 동두천시 평화로 2687(동두천동)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동두천역</text:p>
          </table:table-cell>
          <table:table-cell office:value-type="float" office:value="37.92785112" calcext:value-type="float">
            <text:p>37.92785112</text:p>
          </table:table-cell>
          <table:table-cell office:value-type="float" office:value="127.0549236" calcext:value-type="float">
            <text:p>127.0549236</text:p>
          </table:table-cell>
        </table:table-row>
        <table:table-row table:style-name="ro2">
          <table:table-cell office:value-type="string" calcext:value-type="string">
            <text:p>임진강</text:p>
          </table:table-cell>
          <table:table-cell office:value-type="string" calcext:value-type="string">
            <text:p>경기도 파주시 문산읍 임진각로 115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임진강역</text:p>
          </table:table-cell>
          <table:table-cell office:value-type="float" office:value="37.88857035" calcext:value-type="float">
            <text:p>37.88857035</text:p>
          </table:table-cell>
          <table:table-cell office:value-type="float" office:value="126.7469774" calcext:value-type="float">
            <text:p>126.7469774</text:p>
          </table:table-cell>
        </table:table-row>
        <table:table-row table:style-name="ro2">
          <table:table-cell office:value-type="string" calcext:value-type="string">
            <text:p>강촌</text:p>
          </table:table-cell>
          <table:table-cell office:value-type="string" calcext:value-type="string">
            <text:p>강원도 춘천시 남산면 강촌로 150번지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강촌역</text:p>
          </table:table-cell>
          <table:table-cell office:value-type="float" office:value="37.8057217" calcext:value-type="float">
            <text:p>37.8057217</text:p>
          </table:table-cell>
          <table:table-cell office:value-type="float" office:value="127.6341516" calcext:value-type="float">
            <text:p>127.6341516</text:p>
          </table:table-cell>
        </table:table-row>
        <table:table-row table:style-name="ro2">
          <table:table-cell office:value-type="string" calcext:value-type="string">
            <text:p>문산</text:p>
          </table:table-cell>
          <table:table-cell office:value-type="string" calcext:value-type="string">
            <text:p>경기도 파주시 문산읍 문산역로 94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문산역</text:p>
          </table:table-cell>
          <table:table-cell office:value-type="float" office:value="37.85458035" calcext:value-type="float">
            <text:p>37.85458035</text:p>
          </table:table-cell>
          <table:table-cell office:value-type="float" office:value="126.7875637" calcext:value-type="float">
            <text:p>126.7875637</text:p>
          </table:table-cell>
        </table:table-row>
        <table:table-row table:style-name="ro2">
          <table:table-cell office:value-type="string" calcext:value-type="string">
            <text:p>파주</text:p>
          </table:table-cell>
          <table:table-cell office:value-type="string" calcext:value-type="string">
            <text:p>경기도 파주시 파주읍 주라위길 38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파주역</text:p>
          </table:table-cell>
          <table:table-cell office:value-type="float" office:value="37.81521823" calcext:value-type="float">
            <text:p>37.81521823</text:p>
          </table:table-cell>
          <table:table-cell office:value-type="float" office:value="126.7929189" calcext:value-type="float">
            <text:p>126.7929189</text:p>
          </table:table-cell>
        </table:table-row>
        <table:table-row table:style-name="ro2">
          <table:table-cell office:value-type="string" calcext:value-type="string">
            <text:p>도라산</text:p>
          </table:table-cell>
          <table:table-cell office:value-type="string" calcext:value-type="string">
            <text:p>경기도 파주시 장단면 희망로 307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도라산역</text:p>
          </table:table-cell>
          <table:table-cell office:value-type="float" office:value="37.89875123" calcext:value-type="float">
            <text:p>37.89875123</text:p>
          </table:table-cell>
          <table:table-cell office:value-type="float" office:value="126.7099673" calcext:value-type="float">
            <text:p>126.7099673</text:p>
          </table:table-cell>
        </table:table-row>
        <table:table-row table:style-name="ro2">
          <table:table-cell office:value-type="string" calcext:value-type="string">
            <text:p>가평</text:p>
          </table:table-cell>
          <table:table-cell office:value-type="string" calcext:value-type="string">
            <text:p>경기도 가평군 가평읍 문화로 13-42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가평역</text:p>
          </table:table-cell>
          <table:table-cell office:value-type="float" office:value="37.81452005" calcext:value-type="float">
            <text:p>37.81452005</text:p>
          </table:table-cell>
          <table:table-cell office:value-type="float" office:value="127.5107394" calcext:value-type="float">
            <text:p>127.5107394</text:p>
          </table:table-cell>
        </table:table-row>
        <table:table-row table:style-name="ro2">
          <table:table-cell office:value-type="string" calcext:value-type="string">
            <text:p>금촌</text:p>
          </table:table-cell>
          <table:table-cell office:value-type="string" calcext:value-type="string">
            <text:p>경기도 파주시 새꽃로 193번지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금촌역</text:p>
          </table:table-cell>
          <table:table-cell office:value-type="float" office:value="37.76616161" calcext:value-type="float">
            <text:p>37.76616161</text:p>
          </table:table-cell>
          <table:table-cell office:value-type="float" office:value="126.7746198" calcext:value-type="float">
            <text:p>126.7746198</text:p>
          </table:table-cell>
        </table:table-row>
        <table:table-row table:style-name="ro3">
          <table:table-cell office:value-type="string" calcext:value-type="string">
            <text:p>의정부</text:p>
          </table:table-cell>
          <table:table-cell office:value-type="string" calcext:value-type="string">
            <text:p>경기도 의정부시 평화로 525번지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의정부역</text:p>
          </table:table-cell>
          <table:table-cell office:value-type="float" office:value="37.73787951" calcext:value-type="float">
            <text:p>37.73787951</text:p>
          </table:table-cell>
          <table:table-cell office:value-type="float" office:value="127.0461199" calcext:value-type="float">
            <text:p>127.0461199</text:p>
          </table:table-cell>
        </table:table-row>
        <table:table-row table:style-name="ro4">
          <table:table-cell office:value-type="string" calcext:value-type="string">
            <text:p>대성리</text:p>
          </table:table-cell>
          <table:table-cell office:value-type="string" calcext:value-type="string">
            <text:p>경기도 가평군 청평면 경춘로 88(대성리 393)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대성리역</text:p>
          </table:table-cell>
          <table:table-cell office:value-type="float" office:value="37.68399007" calcext:value-type="float">
            <text:p>37.68399007</text:p>
          </table:table-cell>
          <table:table-cell office:value-type="float" office:value="127.3797063" calcext:value-type="float">
            <text:p>127.3797063</text:p>
          </table:table-cell>
        </table:table-row>
        <table:table-row table:style-name="ro6">
          <table:table-cell office:value-type="string" calcext:value-type="string">
            <text:p>청평</text:p>
          </table:table-cell>
          <table:table-cell office:value-type="string" calcext:value-type="string">
            <text:p>경기도 가평군 청평면 청평역로 97-33(청평리 125-1)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청평역</text:p>
          </table:table-cell>
          <table:table-cell office:value-type="float" office:value="37.7355164" calcext:value-type="float">
            <text:p>37.7355164</text:p>
          </table:table-cell>
          <table:table-cell office:value-type="float" office:value="127.4266229" calcext:value-type="float">
            <text:p>127.4266229</text:p>
          </table:table-cell>
        </table:table-row>
        <table:table-row table:style-name="ro2">
          <table:table-cell office:value-type="string" calcext:value-type="string">
            <text:p>송추</text:p>
          </table:table-cell>
          <table:table-cell office:value-type="string" calcext:value-type="string">
            <text:p>경기도 양주시 장흥면 호국로 597번지길 23</text:p>
          </table:table-cell>
          <table:table-cell office:value-type="string" calcext:value-type="string">
            <text:p>교외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송추역 (폐역)</text:p>
          </table:table-cell>
          <table:table-cell office:value-type="float" office:value="37.72071064" calcext:value-type="float">
            <text:p>37.72071064</text:p>
          </table:table-cell>
          <table:table-cell office:value-type="float" office:value="126.9794974" calcext:value-type="float">
            <text:p>126.9794974</text:p>
          </table:table-cell>
        </table:table-row>
        <table:table-row table:style-name="ro2">
          <table:table-cell office:value-type="string" calcext:value-type="string">
            <text:p>일영</text:p>
          </table:table-cell>
          <table:table-cell office:value-type="string" calcext:value-type="string">
            <text:p>경기도 양주시 장흥면 일영로 647번길 25</text:p>
          </table:table-cell>
          <table:table-cell office:value-type="string" calcext:value-type="string">
            <text:p>교외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일영역 (폐역)</text:p>
          </table:table-cell>
          <table:table-cell office:value-type="float" office:value="37.70070034" calcext:value-type="float">
            <text:p>37.70070034</text:p>
          </table:table-cell>
          <table:table-cell office:value-type="float" office:value="126.9291742" calcext:value-type="float">
            <text:p>126.9291742</text:p>
          </table:table-cell>
        </table:table-row>
        <table:table-row table:style-name="ro2">
          <table:table-cell office:value-type="string" calcext:value-type="string">
            <text:p>삼릉</text:p>
          </table:table-cell>
          <table:table-cell office:value-type="string" calcext:value-type="string">
            <text:p>경기도 고양시 덕양구 원당로 364번길 38</text:p>
          </table:table-cell>
          <table:table-cell office:value-type="string" calcext:value-type="string">
            <text:p>교외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삼릉역 (폐역)</text:p>
          </table:table-cell>
          <table:table-cell office:value-type="float" office:value="37.67836167" calcext:value-type="float">
            <text:p>37.67836167</text:p>
          </table:table-cell>
          <table:table-cell office:value-type="float" office:value="126.8503061" calcext:value-type="float">
            <text:p>126.8503061</text:p>
          </table:table-cell>
        </table:table-row>
        <table:table-row table:style-name="ro2">
          <table:table-cell office:value-type="string" calcext:value-type="string">
            <text:p>원릉</text:p>
          </table:table-cell>
          <table:table-cell office:value-type="string" calcext:value-type="string">
            <text:p>경기도 고양시 덕양구 원당로 130 (성사동)</text:p>
          </table:table-cell>
          <table:table-cell office:value-type="string" calcext:value-type="string">
            <text:p>교외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원릉역 (폐역)</text:p>
          </table:table-cell>
          <table:table-cell office:value-type="float" office:value="37.66266729" calcext:value-type="float">
            <text:p>37.66266729</text:p>
          </table:table-cell>
          <table:table-cell office:value-type="float" office:value="126.8398473" calcext:value-type="float">
            <text:p>126.8398473</text:p>
          </table:table-cell>
        </table:table-row>
        <table:table-row table:style-name="ro3">
          <table:table-cell office:value-type="string" calcext:value-type="string">
            <text:p>사릉</text:p>
          </table:table-cell>
          <table:table-cell office:value-type="string" calcext:value-type="string">
            <text:p>경기도 남양주시 진건읍 진건우회로 63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사릉역</text:p>
          </table:table-cell>
          <table:table-cell office:value-type="float" office:value="37.65147481" calcext:value-type="float">
            <text:p>37.65147481</text:p>
          </table:table-cell>
          <table:table-cell office:value-type="float" office:value="127.1768908" calcext:value-type="float">
            <text:p>127.1768908</text:p>
          </table:table-cell>
        </table:table-row>
        <table:table-row table:style-name="ro3">
          <table:table-cell office:value-type="string" calcext:value-type="string">
            <text:p>백마</text:p>
          </table:table-cell>
          <table:table-cell office:value-type="string" calcext:value-type="string">
            <text:p>경기도 고양시 일산동구 경의로 318 백마역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백마역</text:p>
          </table:table-cell>
          <table:table-cell office:value-type="float" office:value="37.65832268" calcext:value-type="float">
            <text:p>37.65832268</text:p>
          </table:table-cell>
          <table:table-cell office:value-type="float" office:value="126.794457" calcext:value-type="float">
            <text:p>126.794457</text:p>
          </table:table-cell>
        </table:table-row>
        <table:table-row table:style-name="ro4">
          <table:table-cell office:value-type="string" calcext:value-type="string">
            <text:p>대곡</text:p>
          </table:table-cell>
          <table:table-cell office:value-type="string" calcext:value-type="string">
            <text:p>경기도 고양시 덕양구 대주로107번길 71-81</text:p>
          </table:table-cell>
          <table:table-cell office:value-type="string" calcext:value-type="string">
            <text:p>일산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대곡역</text:p>
          </table:table-cell>
          <table:table-cell office:value-type="float" office:value="37.63185249" calcext:value-type="float">
            <text:p>37.63185249</text:p>
          </table:table-cell>
          <table:table-cell office:value-type="float" office:value="126.8099055" calcext:value-type="float">
            <text:p>126.8099055</text:p>
          </table:table-cell>
        </table:table-row>
        <table:table-row table:style-name="ro12">
          <table:table-cell office:value-type="string" calcext:value-type="string">
            <text:p>퇴계원</text:p>
          </table:table-cell>
          <table:table-cell office:value-type="string" calcext:value-type="string">
            <text:p>경기도 남양주시 퇴계원면 경춘북로 545(퇴계원리 218-8)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사릉역</text:p>
          </table:table-cell>
          <table:table-cell office:value-type="float" office:value="37.65147481" calcext:value-type="float">
            <text:p>37.65147481</text:p>
          </table:table-cell>
          <table:table-cell office:value-type="float" office:value="127.1768908" calcext:value-type="float">
            <text:p>127.1768908</text:p>
          </table:table-cell>
        </table:table-row>
        <table:table-row table:style-name="ro9">
          <table:table-cell office:value-type="string" calcext:value-type="string">
            <text:p>평내호평</text:p>
          </table:table-cell>
          <table:table-cell office:value-type="string" calcext:value-type="string">
            <text:p>경기도 남양주시 경춘로 1375(평내동 156)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평내호평역</text:p>
          </table:table-cell>
          <table:table-cell office:value-type="float" office:value="37.65321381" calcext:value-type="float">
            <text:p>37.65321381</text:p>
          </table:table-cell>
          <table:table-cell office:value-type="float" office:value="127.244439" calcext:value-type="float">
            <text:p>127.244439</text:p>
          </table:table-cell>
        </table:table-row>
        <table:table-row table:style-name="ro3">
          <table:table-cell office:value-type="string" calcext:value-type="string">
            <text:p>곡산</text:p>
          </table:table-cell>
          <table:table-cell office:value-type="string" calcext:value-type="string">
            <text:p>경기도 고양시 일산동구 경의로 160 곡산역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곡산역</text:p>
          </table:table-cell>
          <table:table-cell office:value-type="float" office:value="37.64575755" calcext:value-type="float">
            <text:p>37.64575755</text:p>
          </table:table-cell>
          <table:table-cell office:value-type="float" office:value="126.8018069" calcext:value-type="float">
            <text:p>126.8018069</text:p>
          </table:table-cell>
        </table:table-row>
        <table:table-row table:style-name="ro4">
          <table:table-cell office:value-type="string" calcext:value-type="string">
            <text:p>능곡</text:p>
          </table:table-cell>
          <table:table-cell office:value-type="string" calcext:value-type="string">
            <text:p>경기도 고양시 덕양구 토당로 35(토당동 454-3)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능곡역</text:p>
          </table:table-cell>
          <table:table-cell office:value-type="float" office:value="37.61902451" calcext:value-type="float">
            <text:p>37.61902451</text:p>
          </table:table-cell>
          <table:table-cell office:value-type="float" office:value="126.8204224" calcext:value-type="float">
            <text:p>126.8204224</text:p>
          </table:table-cell>
        </table:table-row>
        <table:table-row table:style-name="ro4">
          <table:table-cell office:value-type="string" calcext:value-type="string">
            <text:p>금곡</text:p>
          </table:table-cell>
          <table:table-cell office:value-type="string" calcext:value-type="string">
            <text:p>경기도 남양주시 금곡로19번길 47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금곡역</text:p>
          </table:table-cell>
          <table:table-cell office:value-type="float" office:value="37.63735514" calcext:value-type="float">
            <text:p>37.63735514</text:p>
          </table:table-cell>
          <table:table-cell office:value-type="float" office:value="127.2075337" calcext:value-type="float">
            <text:p>127.2075337</text:p>
          </table:table-cell>
        </table:table-row>
        <table:table-row table:style-name="ro7">
          <table:table-cell office:value-type="string" calcext:value-type="string">
            <text:p>광운대</text:p>
          </table:table-cell>
          <table:table-cell office:value-type="string" calcext:value-type="string">
            <text:p>서울시 노원구 석계로 98-2(광운대역)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광운대역</text:p>
          </table:table-cell>
          <table:table-cell office:value-type="float" office:value="37.6239165" calcext:value-type="float">
            <text:p>37.6239165</text:p>
          </table:table-cell>
          <table:table-cell office:value-type="float" office:value="127.0619852" calcext:value-type="float">
            <text:p>127.0619852</text:p>
          </table:table-cell>
        </table:table-row>
        <table:table-row table:style-name="ro2">
          <table:table-cell office:value-type="string" calcext:value-type="string">
            <text:p>행신</text:p>
          </table:table-cell>
          <table:table-cell office:value-type="string" calcext:value-type="string">
            <text:p>경기도 고양시 덕양구 소원로 102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행신역</text:p>
          </table:table-cell>
          <table:table-cell office:value-type="float" office:value="37.61197114" calcext:value-type="float">
            <text:p>37.61197114</text:p>
          </table:table-cell>
          <table:table-cell office:value-type="float" office:value="126.8342897" calcext:value-type="float">
            <text:p>126.8342897</text:p>
          </table:table-cell>
        </table:table-row>
        <table:table-row table:style-name="ro2">
          <table:table-cell office:value-type="string" calcext:value-type="string">
            <text:p>강매</text:p>
          </table:table-cell>
          <table:table-cell office:value-type="string" calcext:value-type="string">
            <text:p>경기도 고양시 덕양구 소원로 202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강매역</text:p>
          </table:table-cell>
          <table:table-cell office:value-type="float" office:value="37.61229047" calcext:value-type="float">
            <text:p>37.61229047</text:p>
          </table:table-cell>
          <table:table-cell office:value-type="float" office:value="126.8444982" calcext:value-type="float">
            <text:p>126.8444982</text:p>
          </table:table-cell>
        </table:table-row>
        <table:table-row table:style-name="ro4">
          <table:table-cell office:value-type="string" calcext:value-type="string">
            <text:p>화전</text:p>
          </table:table-cell>
          <table:table-cell office:value-type="string" calcext:value-type="string">
            <text:p>경기도 고양시 덕양구 화랑로 53(화전동 183-10)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화전역</text:p>
          </table:table-cell>
          <table:table-cell office:value-type="float" office:value="37.60331324" calcext:value-type="float">
            <text:p>37.60331324</text:p>
          </table:table-cell>
          <table:table-cell office:value-type="float" office:value="126.8683857" calcext:value-type="float">
            <text:p>126.8683857</text:p>
          </table:table-cell>
        </table:table-row>
        <table:table-row table:style-name="ro7">
          <table:table-cell office:value-type="string" calcext:value-type="string">
            <text:p>망우</text:p>
          </table:table-cell>
          <table:table-cell office:value-type="string" calcext:value-type="string">
            <text:p>서울시 중랑구 망우로 55길 11-10(상봉동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망우역</text:p>
          </table:table-cell>
          <table:table-cell office:value-type="float" office:value="37.59929603" calcext:value-type="float">
            <text:p>37.59929603</text:p>
          </table:table-cell>
          <table:table-cell office:value-type="float" office:value="127.0923674" calcext:value-type="float">
            <text:p>127.0923674</text:p>
          </table:table-cell>
        </table:table-row>
        <table:table-row table:style-name="ro2">
          <table:table-cell office:value-type="string" calcext:value-type="string">
            <text:p>도농</text:p>
          </table:table-cell>
          <table:table-cell office:value-type="string" calcext:value-type="string">
            <text:p>경기도 남양주시 경춘로 433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도농역</text:p>
          </table:table-cell>
          <table:table-cell office:value-type="float" office:value="37.6087726" calcext:value-type="float">
            <text:p>37.6087726</text:p>
          </table:table-cell>
          <table:table-cell office:value-type="float" office:value="127.1611787" calcext:value-type="float">
            <text:p>127.1611787</text:p>
          </table:table-cell>
        </table:table-row>
        <table:table-row table:style-name="ro4">
          <table:table-cell office:value-type="string" calcext:value-type="string">
            <text:p>일산</text:p>
          </table:table-cell>
          <table:table-cell office:value-type="string" calcext:value-type="string">
            <text:p>경기도 고양시 일산서구 경의로 672(일산동)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일산역</text:p>
          </table:table-cell>
          <table:table-cell office:value-type="float" office:value="37.68201294" calcext:value-type="float">
            <text:p>37.68201294</text:p>
          </table:table-cell>
          <table:table-cell office:value-type="float" office:value="126.7700226" calcext:value-type="float">
            <text:p>126.7700226</text:p>
          </table:table-cell>
        </table:table-row>
        <table:table-row table:style-name="ro3">
          <table:table-cell office:value-type="string" calcext:value-type="string">
            <text:p>덕소</text:p>
          </table:table-cell>
          <table:table-cell office:value-type="string" calcext:value-type="string">
            <text:p>경기도 남양주시 와부읍 덕소로 56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덕소역</text:p>
          </table:table-cell>
          <table:table-cell office:value-type="float" office:value="37.58688305" calcext:value-type="float">
            <text:p>37.58688305</text:p>
          </table:table-cell>
          <table:table-cell office:value-type="float" office:value="127.2088834" calcext:value-type="float">
            <text:p>127.2088834</text:p>
          </table:table-cell>
        </table:table-row>
        <table:table-row table:style-name="ro2">
          <table:table-cell office:value-type="string" calcext:value-type="string">
            <text:p>청량리</text:p>
          </table:table-cell>
          <table:table-cell office:value-type="string" calcext:value-type="string">
            <text:p>서울시 동대문구 전농동 588-1</text:p>
          </table:table-cell>
          <table:table-cell office:value-type="string" calcext:value-type="string">
            <text:p>경원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청량리역</text:p>
          </table:table-cell>
          <table:table-cell office:value-type="float" office:value="37.58073293" calcext:value-type="float">
            <text:p>37.58073293</text:p>
          </table:table-cell>
          <table:table-cell office:value-type="float" office:value="127.0485044" calcext:value-type="float">
            <text:p>127.0485044</text:p>
          </table:table-cell>
        </table:table-row>
        <table:table-row table:style-name="ro4">
          <table:table-cell office:value-type="string" calcext:value-type="string">
            <text:p>가좌</text:p>
          </table:table-cell>
          <table:table-cell office:value-type="string" calcext:value-type="string">
            <text:p>서울시 서대문구 수색로 27(남가좌동)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가좌역</text:p>
          </table:table-cell>
          <table:table-cell office:value-type="float" office:value="37.56875417" calcext:value-type="float">
            <text:p>37.56875417</text:p>
          </table:table-cell>
          <table:table-cell office:value-type="float" office:value="126.9148242" calcext:value-type="float">
            <text:p>126.9148242</text:p>
          </table:table-cell>
        </table:table-row>
        <table:table-row table:style-name="ro3">
          <table:table-cell office:value-type="string" calcext:value-type="string">
            <text:p>팔당</text:p>
          </table:table-cell>
          <table:table-cell office:value-type="string" calcext:value-type="string">
            <text:p>경기도 남양주시 와부읍 팔당로 107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팔당역</text:p>
          </table:table-cell>
          <table:table-cell office:value-type="float" office:value="37.54735943" calcext:value-type="float">
            <text:p>37.54735943</text:p>
          </table:table-cell>
          <table:table-cell office:value-type="float" office:value="127.2439662" calcext:value-type="float">
            <text:p>127.2439662</text:p>
          </table:table-cell>
        </table:table-row>
        <table:table-row table:style-name="ro2">
          <table:table-cell office:value-type="string" calcext:value-type="string">
            <text:p>양수</text:p>
          </table:table-cell>
          <table:table-cell office:value-type="string" calcext:value-type="string">
            <text:p>경기도 양평군 양서면 목왕로 55-10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양수역</text:p>
          </table:table-cell>
          <table:table-cell office:value-type="float" office:value="37.54596343" calcext:value-type="float">
            <text:p>37.54596343</text:p>
          </table:table-cell>
          <table:table-cell office:value-type="float" office:value="127.3291384" calcext:value-type="float">
            <text:p>127.3291384</text:p>
          </table:table-cell>
        </table:table-row>
        <table:table-row table:style-name="ro7">
          <table:table-cell office:value-type="string" calcext:value-type="string">
            <text:p>용산</text:p>
          </table:table-cell>
          <table:table-cell office:value-type="string" calcext:value-type="string">
            <text:p>서울시 용산구 한강대로 23길 55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용산역</text:p>
          </table:table-cell>
          <table:table-cell office:value-type="float" office:value="37.53007636" calcext:value-type="float">
            <text:p>37.53007636</text:p>
          </table:table-cell>
          <table:table-cell office:value-type="float" office:value="126.9648241" calcext:value-type="float">
            <text:p>126.9648241</text:p>
          </table:table-cell>
        </table:table-row>
        <table:table-row table:style-name="ro4">
          <table:table-cell office:value-type="string" calcext:value-type="string">
            <text:p>아신</text:p>
          </table:table-cell>
          <table:table-cell office:value-type="string" calcext:value-type="string">
            <text:p>경기도 양평군 옥천면 아신역길 1길 23-3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아신역</text:p>
          </table:table-cell>
          <table:table-cell office:value-type="float" office:value="37.5139186" calcext:value-type="float">
            <text:p>37.5139186</text:p>
          </table:table-cell>
          <table:table-cell office:value-type="float" office:value="127.4432115" calcext:value-type="float">
            <text:p>127.4432115</text:p>
          </table:table-cell>
        </table:table-row>
        <table:table-row table:style-name="ro2">
          <table:table-cell office:value-type="string" calcext:value-type="string">
            <text:p>국수</text:p>
          </table:table-cell>
          <table:table-cell office:value-type="string" calcext:value-type="string">
            <text:p>경기도 양평군 양서면 국수역길 45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국수역</text:p>
          </table:table-cell>
          <table:table-cell office:value-type="float" office:value="37.51618712" calcext:value-type="float">
            <text:p>37.51618712</text:p>
          </table:table-cell>
          <table:table-cell office:value-type="float" office:value="127.3993098" calcext:value-type="float">
            <text:p>127.3993098</text:p>
          </table:table-cell>
        </table:table-row>
        <table:table-row table:style-name="ro2">
          <table:table-cell office:value-type="string" calcext:value-type="string">
            <text:p>영등포</text:p>
          </table:table-cell>
          <table:table-cell office:value-type="string" calcext:value-type="string">
            <text:p>서울시 영등포구 경인로 846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영등포역</text:p>
          </table:table-cell>
          <table:table-cell office:value-type="float" office:value="37.5156837" calcext:value-type="float">
            <text:p>37.5156837</text:p>
          </table:table-cell>
          <table:table-cell office:value-type="float" office:value="126.907876" calcext:value-type="float">
            <text:p>126.907876</text:p>
          </table:table-cell>
        </table:table-row>
        <table:table-row table:style-name="ro2">
          <table:table-cell office:value-type="string" calcext:value-type="string">
            <text:p>석불</text:p>
          </table:table-cell>
          <table:table-cell office:value-type="string" calcext:value-type="string">
            <text:p>경기도 양평군 지평면 망미리 1319-2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석불역</text:p>
          </table:table-cell>
          <table:table-cell office:value-type="float" office:value="37.46021488" calcext:value-type="float">
            <text:p>37.46021488</text:p>
          </table:table-cell>
          <table:table-cell office:value-type="float" office:value="127.6550439" calcext:value-type="float">
            <text:p>127.6550439</text:p>
          </table:table-cell>
        </table:table-row>
        <table:table-row table:style-name="ro2">
          <table:table-cell office:value-type="string" calcext:value-type="string">
            <text:p>노량진</text:p>
          </table:table-cell>
          <table:table-cell office:value-type="string" calcext:value-type="string">
            <text:p>서울시 동작구 노량진로 151번지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노량진역</text:p>
          </table:table-cell>
          <table:table-cell office:value-type="float" office:value="37.5140548" calcext:value-type="float">
            <text:p>37.5140548</text:p>
          </table:table-cell>
          <table:table-cell office:value-type="float" office:value="126.9421099" calcext:value-type="float">
            <text:p>126.9421099</text:p>
          </table:table-cell>
        </table:table-row>
        <table:table-row table:style-name="ro2">
          <table:table-cell office:value-type="string" calcext:value-type="string">
            <text:p>양평</text:p>
          </table:table-cell>
          <table:table-cell office:value-type="string" calcext:value-type="string">
            <text:p>경기도 양평군 양평읍 역전길 30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양평역</text:p>
          </table:table-cell>
          <table:table-cell office:value-type="float" office:value="37.49279254" calcext:value-type="float">
            <text:p>37.49279254</text:p>
          </table:table-cell>
          <table:table-cell office:value-type="float" office:value="127.4913618" calcext:value-type="float">
            <text:p>127.4913618</text:p>
          </table:table-cell>
        </table:table-row>
        <table:table-row table:style-name="ro2">
          <table:table-cell office:value-type="string" calcext:value-type="string">
            <text:p>용문</text:p>
          </table:table-cell>
          <table:table-cell office:value-type="string" calcext:value-type="string">
            <text:p>경기도 양평군 용문면 용문역길 21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용문역</text:p>
          </table:table-cell>
          <table:table-cell office:value-type="float" office:value="37.48261" calcext:value-type="float">
            <text:p>37.48261</text:p>
          </table:table-cell>
          <table:table-cell office:value-type="float" office:value="127.5943851" calcext:value-type="float">
            <text:p>127.5943851</text:p>
          </table:table-cell>
        </table:table-row>
        <table:table-row table:style-name="ro2">
          <table:table-cell office:value-type="string" calcext:value-type="string">
            <text:p>지평</text:p>
          </table:table-cell>
          <table:table-cell office:value-type="string" calcext:value-type="string">
            <text:p>경기도 양평군 지평면 지평역길 32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지평역</text:p>
          </table:table-cell>
          <table:table-cell office:value-type="float" office:value="37.47688068" calcext:value-type="float">
            <text:p>37.47688068</text:p>
          </table:table-cell>
          <table:table-cell office:value-type="float" office:value="127.6296711" calcext:value-type="float">
            <text:p>127.6296711</text:p>
          </table:table-cell>
        </table:table-row>
        <table:table-row table:style-name="ro3">
          <table:table-cell office:value-type="string" calcext:value-type="string">
            <text:p>원덕</text:p>
          </table:table-cell>
          <table:table-cell office:value-type="string" calcext:value-type="string">
            <text:p>경기도 양평군 양평읍 원덕흑천길 138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원덕역</text:p>
          </table:table-cell>
          <table:table-cell office:value-type="float" office:value="37.46878174" calcext:value-type="float">
            <text:p>37.46878174</text:p>
          </table:table-cell>
          <table:table-cell office:value-type="float" office:value="127.5465587" calcext:value-type="float">
            <text:p>127.5465587</text:p>
          </table:table-cell>
        </table:table-row>
        <table:table-row table:style-name="ro2">
          <table:table-cell office:value-type="string" calcext:value-type="string">
            <text:p>일신</text:p>
          </table:table-cell>
          <table:table-cell office:value-type="string" calcext:value-type="string">
            <text:p>경기도 양평군 지평면 노곡길 2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일신역</text:p>
          </table:table-cell>
          <table:table-cell office:value-type="float" office:value="37.44541355" calcext:value-type="float">
            <text:p>37.44541355</text:p>
          </table:table-cell>
          <table:table-cell office:value-type="float" office:value="127.6885995" calcext:value-type="float">
            <text:p>127.6885995</text:p>
          </table:table-cell>
        </table:table-row>
        <table:table-row table:style-name="ro2">
          <table:table-cell office:value-type="string" calcext:value-type="string">
            <text:p>양동</text:p>
          </table:table-cell>
          <table:table-cell office:value-type="string" calcext:value-type="string">
            <text:p>경기도 양평군 양동면 양동역길 19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양동역</text:p>
          </table:table-cell>
          <table:table-cell office:value-type="float" office:value="37.42032407" calcext:value-type="float">
            <text:p>37.42032407</text:p>
          </table:table-cell>
          <table:table-cell office:value-type="float" office:value="127.7544782" calcext:value-type="float">
            <text:p>127.7544782</text:p>
          </table:table-cell>
        </table:table-row>
        <table:table-row table:style-name="ro2">
          <table:table-cell office:value-type="string" calcext:value-type="string">
            <text:p>안양</text:p>
          </table:table-cell>
          <table:table-cell office:value-type="string" calcext:value-type="string">
            <text:p>경기 안양시 만안구 만안로 232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안양역</text:p>
          </table:table-cell>
          <table:table-cell office:value-type="float" office:value="37.4018568" calcext:value-type="float">
            <text:p>37.4018568</text:p>
          </table:table-cell>
          <table:table-cell office:value-type="float" office:value="126.9226438" calcext:value-type="float">
            <text:p>126.9226438</text:p>
          </table:table-cell>
        </table:table-row>
        <table:table-row table:style-name="ro2">
          <table:table-cell office:value-type="string" calcext:value-type="string">
            <text:p>의왕</text:p>
          </table:table-cell>
          <table:table-cell office:value-type="string" calcext:value-type="string">
            <text:p>경기도 의왕시 철도박물관로 66 (삼동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의왕역</text:p>
          </table:table-cell>
          <table:table-cell office:value-type="float" office:value="37.32034211" calcext:value-type="float">
            <text:p>37.32034211</text:p>
          </table:table-cell>
          <table:table-cell office:value-type="float" office:value="126.9479765" calcext:value-type="float">
            <text:p>126.9479765</text:p>
          </table:table-cell>
        </table:table-row>
        <table:table-row table:style-name="ro3">
          <table:table-cell office:value-type="string" calcext:value-type="string">
            <text:p>수원</text:p>
          </table:table-cell>
          <table:table-cell office:value-type="string" calcext:value-type="string">
            <text:p>경기도 수원시 팔달구 덕영대로 924 수원역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수원역</text:p>
          </table:table-cell>
          <table:table-cell office:value-type="float" office:value="37.26579031" calcext:value-type="float">
            <text:p>37.26579031</text:p>
          </table:table-cell>
          <table:table-cell office:value-type="float" office:value="127.0000947" calcext:value-type="float">
            <text:p>127.0000947</text:p>
          </table:table-cell>
        </table:table-row>
        <table:table-row table:style-name="ro7">
          <table:table-cell office:value-type="string" calcext:value-type="string">
            <text:p>오산</text:p>
          </table:table-cell>
          <table:table-cell office:value-type="string" calcext:value-type="string">
            <text:p>경기도 오산시 역광장로 59 (오산동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오산역</text:p>
          </table:table-cell>
          <table:table-cell office:value-type="float" office:value="37.14552801" calcext:value-type="float">
            <text:p>37.14552801</text:p>
          </table:table-cell>
          <table:table-cell office:value-type="float" office:value="127.0668154" calcext:value-type="float">
            <text:p>127.0668154</text:p>
          </table:table-cell>
        </table:table-row>
        <table:table-row table:style-name="ro5">
          <table:table-cell office:value-type="string" calcext:value-type="string">
            <text:p>송탄</text:p>
          </table:table-cell>
          <table:table-cell office:value-type="string" calcext:value-type="string">
            <text:p>경기 평택시 송탄공원로 43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송탄역</text:p>
          </table:table-cell>
          <table:table-cell office:value-type="float" office:value="37.07571266" calcext:value-type="float">
            <text:p>37.07571266</text:p>
          </table:table-cell>
          <table:table-cell office:value-type="float" office:value="127.0542805" calcext:value-type="float">
            <text:p>127.0542805</text:p>
          </table:table-cell>
        </table:table-row>
        <table:table-row table:style-name="ro5">
          <table:table-cell office:value-type="string" calcext:value-type="string">
            <text:p>평택</text:p>
          </table:table-cell>
          <table:table-cell office:value-type="string" calcext:value-type="string">
            <text:p>경기 평택시 평택로 51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평택역</text:p>
          </table:table-cell>
          <table:table-cell office:value-type="float" office:value="36.99098236" calcext:value-type="float">
            <text:p>36.99098236</text:p>
          </table:table-cell>
          <table:table-cell office:value-type="float" office:value="127.0852911" calcext:value-type="float">
            <text:p>127.0852911</text:p>
          </table:table-cell>
        </table:table-row>
        <table:table-row table:style-name="ro5">
          <table:table-cell office:value-type="string" calcext:value-type="string">
            <text:p>수색</text:p>
          </table:table-cell>
          <table:table-cell office:value-type="string" calcext:value-type="string">
            <text:p>서울시 은평구 수색로 261-1</text:p>
          </table:table-cell>
          <table:table-cell office:value-type="string" calcext:value-type="string">
            <text:p>경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수색역</text:p>
          </table:table-cell>
          <table:table-cell office:value-type="float" office:value="37.58081572" calcext:value-type="float">
            <text:p>37.58081572</text:p>
          </table:table-cell>
          <table:table-cell office:value-type="float" office:value="126.8956595" calcext:value-type="float">
            <text:p>126.8956595</text:p>
          </table:table-cell>
        </table:table-row>
        <table:table-row table:style-name="ro13">
          <table:table-cell office:value-type="string" calcext:value-type="string">
            <text:p>마석</text:p>
          </table:table-cell>
          <table:table-cell office:value-type="string" calcext:value-type="string">
            <text:p>경기도 남양주시 화도읍 마석중앙로 107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마석역</text:p>
          </table:table-cell>
          <table:table-cell office:value-type="float" office:value="37.65279222" calcext:value-type="float">
            <text:p>37.65279222</text:p>
          </table:table-cell>
          <table:table-cell office:value-type="float" office:value="127.3116866" calcext:value-type="float">
            <text:p>127.3116866</text:p>
          </table:table-cell>
        </table:table-row>
        <table:table-row table:style-name="ro2">
          <table:table-cell office:value-type="string" calcext:value-type="string">
            <text:p>신원</text:p>
          </table:table-cell>
          <table:table-cell office:value-type="string" calcext:value-type="string">
            <text:p>경기도 양평군 양서면 신원역길 7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신원역</text:p>
          </table:table-cell>
          <table:table-cell office:value-type="float" office:value="37.52558556" calcext:value-type="float">
            <text:p>37.52558556</text:p>
          </table:table-cell>
          <table:table-cell office:value-type="float" office:value="127.3730917" calcext:value-type="float">
            <text:p>127.3730917</text:p>
          </table:table-cell>
        </table:table-row>
        <table:table-row table:style-name="ro5">
          <table:table-cell office:value-type="string" calcext:value-type="string">
            <text:p>서정리</text:p>
          </table:table-cell>
          <table:table-cell office:value-type="string" calcext:value-type="string">
            <text:p>경기도 평택시 탄현로 51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서정리역</text:p>
          </table:table-cell>
          <table:table-cell office:value-type="float" office:value="37.05704305" calcext:value-type="float">
            <text:p>37.05704305</text:p>
          </table:table-cell>
          <table:table-cell office:value-type="float" office:value="127.052927" calcext:value-type="float">
            <text:p>127.052927</text:p>
          </table:table-cell>
        </table:table-row>
        <table:table-row table:style-name="ro2">
          <table:table-cell office:value-type="string" calcext:value-type="string">
            <text:p>인천</text:p>
          </table:table-cell>
          <table:table-cell office:value-type="string" calcext:value-type="string">
            <text:p>인천광역시 중구 제물량로 269</text:p>
          </table:table-cell>
          <table:table-cell office:value-type="string" calcext:value-type="string">
            <text:p>경인선, 수인선</text:p>
          </table:table-cell>
          <table:table-cell office:value-type="string" calcext:value-type="string">
            <text:p>수도권</text:p>
          </table:table-cell>
          <table:table-cell office:value-type="string" calcext:value-type="string">
            <text:p>인천역</text:p>
          </table:table-cell>
          <table:table-cell office:value-type="float" office:value="37.47646861" calcext:value-type="float">
            <text:p>37.47646861</text:p>
          </table:table-cell>
          <table:table-cell office:value-type="float" office:value="126.6173984" calcext:value-type="float">
            <text:p>126.6173984</text:p>
          </table:table-cell>
        </table:table-row>
        <table:table-row table:style-name="ro14">
          <table:table-cell office:value-type="string" calcext:value-type="string">
            <text:p>입석리</text:p>
          </table:table-cell>
          <table:table-cell office:value-type="string" calcext:value-type="string">
            <text:p>충북 제천시 송학면 선돌로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입석리역</text:p>
          </table:table-cell>
          <table:table-cell office:value-type="float" office:value="37.19864358" calcext:value-type="float">
            <text:p>37.19864358</text:p>
          </table:table-cell>
          <table:table-cell office:value-type="float" office:value="128.2983494" calcext:value-type="float">
            <text:p>128.2983494</text:p>
          </table:table-cell>
        </table:table-row>
        <table:table-row table:style-name="ro4">
          <table:table-cell office:value-type="string" calcext:value-type="string">
            <text:p>공전</text:p>
          </table:table-cell>
          <table:table-cell office:value-type="string" calcext:value-type="string">
            <text:p>충북 제천시 봉양읍 의암로 698 (봉양읍 공전리)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공전역</text:p>
          </table:table-cell>
          <table:table-cell office:value-type="float" office:value="37.10081809" calcext:value-type="float">
            <text:p>37.10081809</text:p>
          </table:table-cell>
          <table:table-cell office:value-type="float" office:value="128.0781564" calcext:value-type="float">
            <text:p>128.0781564</text:p>
          </table:table-cell>
        </table:table-row>
        <table:table-row table:style-name="ro2">
          <table:table-cell office:value-type="string" calcext:value-type="string">
            <text:p>삼곡</text:p>
          </table:table-cell>
          <table:table-cell office:value-type="string" calcext:value-type="string">
            <text:p>충북 단양군 매포읍 삼곡길 20-11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삼곡역</text:p>
          </table:table-cell>
          <table:table-cell office:value-type="float" office:value="37.07472975" calcext:value-type="float">
            <text:p>37.07472975</text:p>
          </table:table-cell>
          <table:table-cell office:value-type="float" office:value="128.2748864" calcext:value-type="float">
            <text:p>128.2748864</text:p>
          </table:table-cell>
        </table:table-row>
        <table:table-row table:style-name="ro3">
          <table:table-cell office:value-type="string" calcext:value-type="string">
            <text:p>삼탄</text:p>
          </table:table-cell>
          <table:table-cell office:value-type="string" calcext:value-type="string">
            <text:p>충청북도 충주시 산척면삼여울길 108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삼탄역</text:p>
          </table:table-cell>
          <table:table-cell office:value-type="float" office:value="37.07316603" calcext:value-type="float">
            <text:p>37.07316603</text:p>
          </table:table-cell>
          <table:table-cell office:value-type="float" office:value="128.0387365" calcext:value-type="float">
            <text:p>128.0387365</text:p>
          </table:table-cell>
        </table:table-row>
        <table:table-row table:style-name="ro7">
          <table:table-cell office:value-type="string" calcext:value-type="string">
            <text:p>목행</text:p>
          </table:table-cell>
          <table:table-cell office:value-type="string" calcext:value-type="string">
            <text:p>충북 충주시 목수1길 13-10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목행역</text:p>
          </table:table-cell>
          <table:table-cell office:value-type="float" office:value="37.0169618" calcext:value-type="float">
            <text:p>37.0169618</text:p>
          </table:table-cell>
          <table:table-cell office:value-type="float" office:value="127.9321229" calcext:value-type="float">
            <text:p>127.9321229</text:p>
          </table:table-cell>
        </table:table-row>
        <table:table-row table:style-name="ro2">
          <table:table-cell office:value-type="string" calcext:value-type="string">
            <text:p>도담</text:p>
          </table:table-cell>
          <table:table-cell office:value-type="string" calcext:value-type="string">
            <text:p>충북 단양군 매포읍 매포길113-10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도담역</text:p>
          </table:table-cell>
          <table:table-cell office:value-type="float" office:value="37.0248127" calcext:value-type="float">
            <text:p>37.0248127</text:p>
          </table:table-cell>
          <table:table-cell office:value-type="float" office:value="128.3269076" calcext:value-type="float">
            <text:p>128.3269076</text:p>
          </table:table-cell>
        </table:table-row>
        <table:table-row table:style-name="ro5">
          <table:table-cell office:value-type="string" calcext:value-type="string">
            <text:p>충주</text:p>
          </table:table-cell>
          <table:table-cell office:value-type="string" calcext:value-type="string">
            <text:p>충북 충주시 충원대로 539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충주역</text:p>
          </table:table-cell>
          <table:table-cell office:value-type="float" office:value="36.97599422" calcext:value-type="float">
            <text:p>36.97599422</text:p>
          </table:table-cell>
          <table:table-cell office:value-type="float" office:value="127.9091753" calcext:value-type="float">
            <text:p>127.9091753</text:p>
          </table:table-cell>
        </table:table-row>
        <table:table-row table:style-name="ro2">
          <table:table-cell office:value-type="string" calcext:value-type="string">
            <text:p>단양</text:p>
          </table:table-cell>
          <table:table-cell office:value-type="string" calcext:value-type="string">
            <text:p>충북 단양군 단양읍 단양로 896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단양역</text:p>
          </table:table-cell>
          <table:table-cell office:value-type="float" office:value="36.97324701" calcext:value-type="float">
            <text:p>36.97324701</text:p>
          </table:table-cell>
          <table:table-cell office:value-type="float" office:value="128.3437007" calcext:value-type="float">
            <text:p>128.3437007</text:p>
          </table:table-cell>
        </table:table-row>
        <table:table-row table:style-name="ro4">
          <table:table-cell office:value-type="string" calcext:value-type="string">
            <text:p>주덕</text:p>
          </table:table-cell>
          <table:table-cell office:value-type="string" calcext:value-type="string">
            <text:p>충북 충주시 주덕읍 신양로 138 (신양리 123-1)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주덕역</text:p>
          </table:table-cell>
          <table:table-cell office:value-type="float" office:value="36.97336567" calcext:value-type="float">
            <text:p>36.97336567</text:p>
          </table:table-cell>
          <table:table-cell office:value-type="float" office:value="127.8023178" calcext:value-type="float">
            <text:p>127.8023178</text:p>
          </table:table-cell>
        </table:table-row>
        <table:table-row table:style-name="ro2">
          <table:table-cell office:value-type="string" calcext:value-type="string">
            <text:p>달천</text:p>
          </table:table-cell>
          <table:table-cell office:value-type="string" calcext:value-type="string">
            <text:p>충북 충주시 이류면 상용두2길 15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달천역</text:p>
          </table:table-cell>
          <table:table-cell office:value-type="float" office:value="36.96081758" calcext:value-type="float">
            <text:p>36.96081758</text:p>
          </table:table-cell>
          <table:table-cell office:value-type="float" office:value="127.8798955" calcext:value-type="float">
            <text:p>127.8798955</text:p>
          </table:table-cell>
        </table:table-row>
        <table:table-row table:style-name="ro4">
          <table:table-cell office:value-type="string" calcext:value-type="string">
            <text:p>음성</text:p>
          </table:table-cell>
          <table:table-cell office:value-type="string" calcext:value-type="string">
            <text:p>충북 음성군 음성읍 한불로 60(평곡리 486-8) 음성역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음성역</text:p>
          </table:table-cell>
          <table:table-cell office:value-type="float" office:value="36.92610709" calcext:value-type="float">
            <text:p>36.92610709</text:p>
          </table:table-cell>
          <table:table-cell office:value-type="float" office:value="127.7038962" calcext:value-type="float">
            <text:p>127.7038962</text:p>
          </table:table-cell>
        </table:table-row>
        <table:table-row table:style-name="ro2">
          <table:table-cell office:value-type="string" calcext:value-type="string">
            <text:p>소이</text:p>
          </table:table-cell>
          <table:table-cell office:value-type="string" calcext:value-type="string">
            <text:p>충청북도 음성군 소이면 소이로 402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소이역</text:p>
          </table:table-cell>
          <table:table-cell office:value-type="float" office:value="36.92270968" calcext:value-type="float">
            <text:p>36.92270968</text:p>
          </table:table-cell>
          <table:table-cell office:value-type="float" office:value="127.7564329" calcext:value-type="float">
            <text:p>127.7564329</text:p>
          </table:table-cell>
        </table:table-row>
        <table:table-row table:style-name="ro4">
          <table:table-cell office:value-type="string" calcext:value-type="string">
            <text:p>성환</text:p>
          </table:table-cell>
          <table:table-cell office:value-type="string" calcext:value-type="string">
            <text:p>충남 천안시 서북구 성환읍 성환1로 237-5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성환역</text:p>
          </table:table-cell>
          <table:table-cell office:value-type="float" office:value="36.91613679" calcext:value-type="float">
            <text:p>36.91613679</text:p>
          </table:table-cell>
          <table:table-cell office:value-type="float" office:value="127.1268868" calcext:value-type="float">
            <text:p>127.1268868</text:p>
          </table:table-cell>
        </table:table-row>
        <table:table-row table:style-name="ro2">
          <table:table-cell office:value-type="string" calcext:value-type="string">
            <text:p>죽령</text:p>
          </table:table-cell>
          <table:table-cell office:value-type="string" calcext:value-type="string">
            <text:p>충북 단양군 대강면 용부원2길 31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죽령역 (폐역)</text:p>
          </table:table-cell>
          <table:table-cell office:value-type="float" office:value="36.91822291" calcext:value-type="float">
            <text:p>36.91822291</text:p>
          </table:table-cell>
          <table:table-cell office:value-type="float" office:value="128.3867815" calcext:value-type="float">
            <text:p>128.3867815</text:p>
          </table:table-cell>
        </table:table-row>
        <table:table-row table:style-name="ro4">
          <table:table-cell office:value-type="string" calcext:value-type="string">
            <text:p>보천</text:p>
          </table:table-cell>
          <table:table-cell office:value-type="string" calcext:value-type="string">
            <text:p>충청북도 음성군 원남면 충청대로 668-10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보천역</text:p>
          </table:table-cell>
          <table:table-cell office:value-type="float" office:value="36.87679874" calcext:value-type="float">
            <text:p>36.87679874</text:p>
          </table:table-cell>
          <table:table-cell office:value-type="float" office:value="127.6588703" calcext:value-type="float">
            <text:p>127.6588703</text:p>
          </table:table-cell>
        </table:table-row>
        <table:table-row table:style-name="ro2">
          <table:table-cell office:value-type="string" calcext:value-type="string">
            <text:p>천안</text:p>
          </table:table-cell>
          <table:table-cell office:value-type="string" calcext:value-type="string">
            <text:p>충남 천안시 동남구 대흥로 239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천안역</text:p>
          </table:table-cell>
          <table:table-cell office:value-type="float" office:value="36.80908431" calcext:value-type="float">
            <text:p>36.80908431</text:p>
          </table:table-cell>
          <table:table-cell office:value-type="float" office:value="127.1469567" calcext:value-type="float">
            <text:p>127.1469567</text:p>
          </table:table-cell>
        </table:table-row>
        <table:table-row table:style-name="ro3">
          <table:table-cell office:value-type="string" calcext:value-type="string">
            <text:p>직산</text:p>
          </table:table-cell>
          <table:table-cell office:value-type="string" calcext:value-type="string">
            <text:p>충남 천안시 서북구 직산읍 천안대로 1471-33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직산역</text:p>
          </table:table-cell>
          <table:table-cell office:value-type="float" office:value="36.87093284" calcext:value-type="float">
            <text:p>36.87093284</text:p>
          </table:table-cell>
          <table:table-cell office:value-type="float" office:value="127.1438237" calcext:value-type="float">
            <text:p>127.1438237</text:p>
          </table:table-cell>
        </table:table-row>
        <table:table-row table:style-name="ro4">
          <table:table-cell office:value-type="string" calcext:value-type="string">
            <text:p>천안아산</text:p>
          </table:table-cell>
          <table:table-cell office:value-type="string" calcext:value-type="string">
            <text:p>충남 아산시 배방읍 희망로 100번지(장재리 364-4)</text:p>
          </table:table-cell>
          <table:table-cell office:value-type="string" calcext:value-type="string">
            <text:p>경부고속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천안아산역</text:p>
          </table:table-cell>
          <table:table-cell office:value-type="float" office:value="36.79460337" calcext:value-type="float">
            <text:p>36.79460337</text:p>
          </table:table-cell>
          <table:table-cell office:value-type="float" office:value="127.1043803" calcext:value-type="float">
            <text:p>127.1043803</text:p>
          </table:table-cell>
        </table:table-row>
        <table:table-row table:style-name="ro4">
          <table:table-cell office:value-type="string" calcext:value-type="string">
            <text:p>온양온천</text:p>
          </table:table-cell>
          <table:table-cell office:value-type="string" calcext:value-type="string">
            <text:p>충남 아산시 온천대로 1496(온천동 56-9)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온양온천역</text:p>
          </table:table-cell>
          <table:table-cell office:value-type="float" office:value="36.78050523" calcext:value-type="float">
            <text:p>36.78050523</text:p>
          </table:table-cell>
          <table:table-cell office:value-type="float" office:value="127.003186" calcext:value-type="float">
            <text:p>127.003186</text:p>
          </table:table-cell>
        </table:table-row>
        <table:table-row table:style-name="ro4">
          <table:table-cell office:value-type="string" calcext:value-type="string">
            <text:p>증평</text:p>
          </table:table-cell>
          <table:table-cell office:value-type="string" calcext:value-type="string">
            <text:p>충청북도 증평군 증평읍 역전로 92(신동리 630)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증평역</text:p>
          </table:table-cell>
          <table:table-cell office:value-type="float" office:value="36.77813144" calcext:value-type="float">
            <text:p>36.77813144</text:p>
          </table:table-cell>
          <table:table-cell office:value-type="float" office:value="127.5831832" calcext:value-type="float">
            <text:p>127.5831832</text:p>
          </table:table-cell>
        </table:table-row>
        <table:table-row table:style-name="ro4">
          <table:table-cell office:value-type="string" calcext:value-type="string">
            <text:p>오근장</text:p>
          </table:table-cell>
          <table:table-cell office:value-type="string" calcext:value-type="string">
            <text:p>충북 청주시 청원구 토성로 443 (외남동 241-1)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오근장역</text:p>
          </table:table-cell>
          <table:table-cell office:value-type="float" office:value="36.70011045" calcext:value-type="float">
            <text:p>36.70011045</text:p>
          </table:table-cell>
          <table:table-cell office:value-type="float" office:value="127.4785681" calcext:value-type="float">
            <text:p>127.4785681</text:p>
          </table:table-cell>
        </table:table-row>
        <table:table-row table:style-name="ro4">
          <table:table-cell office:value-type="string" calcext:value-type="string">
            <text:p>예산</text:p>
          </table:table-cell>
          <table:table-cell office:value-type="string" calcext:value-type="string">
            <text:p>충남 예산군 예산읍 역전로 83(신성리 358-8)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예산역</text:p>
          </table:table-cell>
          <table:table-cell office:value-type="float" office:value="36.68669439" calcext:value-type="float">
            <text:p>36.68669439</text:p>
          </table:table-cell>
          <table:table-cell office:value-type="float" office:value="126.8288884" calcext:value-type="float">
            <text:p>126.8288884</text:p>
          </table:table-cell>
        </table:table-row>
        <table:table-row table:style-name="ro2">
          <table:table-cell office:value-type="string" calcext:value-type="string">
            <text:p>오가</text:p>
          </table:table-cell>
          <table:table-cell office:value-type="string" calcext:value-type="string">
            <text:p>충남 예산군 오가면 역탑리324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오가역 (폐역)</text:p>
          </table:table-cell>
          <table:table-cell office:value-type="float" office:value="36.68346149" calcext:value-type="float">
            <text:p>36.68346149</text:p>
          </table:table-cell>
          <table:table-cell office:value-type="float" office:value="126.7969866" calcext:value-type="float">
            <text:p>126.7969866</text:p>
          </table:table-cell>
        </table:table-row>
        <table:table-row table:style-name="ro6">
          <table:table-cell office:value-type="string" calcext:value-type="string">
            <text:p>삽교</text:p>
          </table:table-cell>
          <table:table-cell office:value-type="string" calcext:value-type="string">
            <text:p>충남 예산군 삽교읍 삽교역로101-14(신가리 1-2)삽교역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삽교역</text:p>
          </table:table-cell>
          <table:table-cell office:value-type="float" office:value="36.68029014" calcext:value-type="float">
            <text:p>36.68029014</text:p>
          </table:table-cell>
          <table:table-cell office:value-type="float" office:value="126.7516665" calcext:value-type="float">
            <text:p>126.7516665</text:p>
          </table:table-cell>
        </table:table-row>
        <table:table-row table:style-name="ro4">
          <table:table-cell office:value-type="string" calcext:value-type="string">
            <text:p>전의</text:p>
          </table:table-cell>
          <table:table-cell office:value-type="string" calcext:value-type="string">
            <text:p>세종특별자치시 전의면 만세길 10 (읍내리 269-1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전의역</text:p>
          </table:table-cell>
          <table:table-cell office:value-type="float" office:value="36.67853018" calcext:value-type="float">
            <text:p>36.67853018</text:p>
          </table:table-cell>
          <table:table-cell office:value-type="float" office:value="127.2032062" calcext:value-type="float">
            <text:p>127.2032062</text:p>
          </table:table-cell>
        </table:table-row>
        <table:table-row table:style-name="ro6">
          <table:table-cell office:value-type="string" calcext:value-type="string">
            <text:p>청주</text:p>
          </table:table-cell>
          <table:table-cell office:value-type="string" calcext:value-type="string">
            <text:p>충북 청주시 흥덕구 청주역로 363번(정봉동 182-1)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청주역</text:p>
          </table:table-cell>
          <table:table-cell office:value-type="float" office:value="36.64715219" calcext:value-type="float">
            <text:p>36.64715219</text:p>
          </table:table-cell>
          <table:table-cell office:value-type="float" office:value="127.3923352" calcext:value-type="float">
            <text:p>127.3923352</text:p>
          </table:table-cell>
        </table:table-row>
        <table:table-row table:style-name="ro3">
          <table:table-cell office:value-type="string" calcext:value-type="string">
            <text:p>화양</text:p>
          </table:table-cell>
          <table:table-cell office:value-type="string" calcext:value-type="string">
            <text:p>충남 홍성군 금마면 금북로 147-10 화양역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화양역</text:p>
          </table:table-cell>
          <table:table-cell office:value-type="float" office:value="36.63145171" calcext:value-type="float">
            <text:p>36.63145171</text:p>
          </table:table-cell>
          <table:table-cell office:value-type="float" office:value="126.7158796" calcext:value-type="float">
            <text:p>126.7158796</text:p>
          </table:table-cell>
        </table:table-row>
        <table:table-row table:style-name="ro4">
          <table:table-cell office:value-type="string" calcext:value-type="string">
            <text:p>홍성</text:p>
          </table:table-cell>
          <table:table-cell office:value-type="string" calcext:value-type="string">
            <text:p>충남 홍성군 홍성읍 조양로 272 (고암리 442-3) 홍성역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홍성역</text:p>
          </table:table-cell>
          <table:table-cell office:value-type="float" office:value="36.59941869" calcext:value-type="float">
            <text:p>36.59941869</text:p>
          </table:table-cell>
          <table:table-cell office:value-type="float" office:value="126.6805376" calcext:value-type="float">
            <text:p>126.6805376</text:p>
          </table:table-cell>
        </table:table-row>
        <table:table-row table:style-name="ro4">
          <table:table-cell office:value-type="string" calcext:value-type="string">
            <text:p>조치원</text:p>
          </table:table-cell>
          <table:table-cell office:value-type="string" calcext:value-type="string">
            <text:p>세종특별자치시 조치원읍 으뜸길215 (원리 141-1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조치원역</text:p>
          </table:table-cell>
          <table:table-cell office:value-type="float" office:value="36.60109729" calcext:value-type="float">
            <text:p>36.60109729</text:p>
          </table:table-cell>
          <table:table-cell office:value-type="float" office:value="127.2961734" calcext:value-type="float">
            <text:p>127.2961734</text:p>
          </table:table-cell>
        </table:table-row>
        <table:table-row table:style-name="ro3">
          <table:table-cell office:value-type="string" calcext:value-type="string">
            <text:p>내수</text:p>
          </table:table-cell>
          <table:table-cell office:value-type="string" calcext:value-type="string">
            <text:p>충북 청원군 내수읍 내수학평길 35-40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내수역 (폐역)</text:p>
          </table:table-cell>
          <table:table-cell office:value-type="float" office:value="36.72840056" calcext:value-type="float">
            <text:p>36.72840056</text:p>
          </table:table-cell>
          <table:table-cell office:value-type="float" office:value="127.5357715" calcext:value-type="float">
            <text:p>127.5357715</text:p>
          </table:table-cell>
        </table:table-row>
        <table:table-row table:style-name="ro2">
          <table:table-cell office:value-type="string" calcext:value-type="string">
            <text:p>청주공항</text:p>
          </table:table-cell>
          <table:table-cell office:value-type="string" calcext:value-type="string">
            <text:p>충북 청원군 내수읍 오창대로 980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청주공항역</text:p>
          </table:table-cell>
          <table:table-cell office:value-type="float" office:value="36.72168259" calcext:value-type="float">
            <text:p>36.72168259</text:p>
          </table:table-cell>
          <table:table-cell office:value-type="float" office:value="127.4895766" calcext:value-type="float">
            <text:p>127.4895766</text:p>
          </table:table-cell>
        </table:table-row>
        <table:table-row table:style-name="ro2">
          <table:table-cell office:value-type="string" calcext:value-type="string">
            <text:p>신성</text:p>
          </table:table-cell>
          <table:table-cell office:value-type="string" calcext:value-type="string">
            <text:p>충남 홍성군 홍성읍 대학길 179 신성역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신성역</text:p>
          </table:table-cell>
          <table:table-cell office:value-type="float" office:value="36.56814853" calcext:value-type="float">
            <text:p>36.56814853</text:p>
          </table:table-cell>
          <table:table-cell office:value-type="float" office:value="126.6620367" calcext:value-type="float">
            <text:p>126.6620367</text:p>
          </table:table-cell>
        </table:table-row>
        <table:table-row table:style-name="ro6">
          <table:table-cell office:value-type="string" calcext:value-type="string">
            <text:p>도고온천</text:p>
          </table:table-cell>
          <table:table-cell office:value-type="string" calcext:value-type="string">
            <text:p>충남 아산시 도고면 온천대로 304 (시전리 364-2) 도고온천역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도고온천역 (폐역)</text:p>
          </table:table-cell>
          <table:table-cell office:value-type="float" office:value="36.76113291" calcext:value-type="float">
            <text:p>36.76113291</text:p>
          </table:table-cell>
          <table:table-cell office:value-type="float" office:value="126.8672585" calcext:value-type="float">
            <text:p>126.8672585</text:p>
          </table:table-cell>
        </table:table-row>
        <table:table-row table:style-name="ro2">
          <table:table-cell office:value-type="string" calcext:value-type="string">
            <text:p>학성</text:p>
          </table:table-cell>
          <table:table-cell office:value-type="string" calcext:value-type="string">
            <text:p>충남 아산시 선장면 죽산리2구 270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학성역 (폐역)</text:p>
          </table:table-cell>
          <table:table-cell office:value-type="float" office:value="36.78122458" calcext:value-type="float">
            <text:p>36.78122458</text:p>
          </table:table-cell>
          <table:table-cell office:value-type="float" office:value="126.9053705" calcext:value-type="float">
            <text:p>126.9053705</text:p>
          </table:table-cell>
        </table:table-row>
        <table:table-row table:style-name="ro4">
          <table:table-cell office:value-type="string" calcext:value-type="string">
            <text:p>부강</text:p>
          </table:table-cell>
          <table:table-cell office:value-type="string" calcext:value-type="string">
            <text:p>세종특별자치시 부강면 청연로 90번지(부강리 401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부강역</text:p>
          </table:table-cell>
          <table:table-cell office:value-type="float" office:value="36.53214067" calcext:value-type="float">
            <text:p>36.53214067</text:p>
          </table:table-cell>
          <table:table-cell office:value-type="float" office:value="127.3654232" calcext:value-type="float">
            <text:p>127.3654232</text:p>
          </table:table-cell>
        </table:table-row>
        <table:table-row table:style-name="ro10">
          <table:table-cell office:value-type="string" calcext:value-type="string">
            <text:p>광천</text:p>
          </table:table-cell>
          <table:table-cell office:value-type="string" calcext:value-type="string">
            <text:p>충남 홍성군 광천읍 광천로 273번길 85(신진리429-86) 광천역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광천역</text:p>
          </table:table-cell>
          <table:table-cell office:value-type="float" office:value="36.5018823" calcext:value-type="float">
            <text:p>36.5018823</text:p>
          </table:table-cell>
          <table:table-cell office:value-type="float" office:value="126.6225658" calcext:value-type="float">
            <text:p>126.6225658</text:p>
          </table:table-cell>
        </table:table-row>
        <table:table-row table:style-name="ro3">
          <table:table-cell office:value-type="string" calcext:value-type="string">
            <text:p>매포</text:p>
          </table:table-cell>
          <table:table-cell office:value-type="string" calcext:value-type="string">
            <text:p>세종특별자치시 부강면 시목부강로 332-3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매포역 (폐역)</text:p>
          </table:table-cell>
          <table:table-cell office:value-type="float" office:value="36.49902269" calcext:value-type="float">
            <text:p>36.49902269</text:p>
          </table:table-cell>
          <table:table-cell office:value-type="float" office:value="127.3912205" calcext:value-type="float">
            <text:p>127.3912205</text:p>
          </table:table-cell>
        </table:table-row>
        <table:table-row table:style-name="ro2">
          <table:table-cell office:value-type="string" calcext:value-type="string">
            <text:p>원죽</text:p>
          </table:table-cell>
          <table:table-cell office:value-type="string" calcext:value-type="string">
            <text:p>충남 보령시 청소면 죽림리240-2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원죽역</text:p>
          </table:table-cell>
          <table:table-cell office:value-type="float" office:value="36.46671771" calcext:value-type="float">
            <text:p>36.46671771</text:p>
          </table:table-cell>
          <table:table-cell office:value-type="float" office:value="126.6175595" calcext:value-type="float">
            <text:p>126.6175595</text:p>
          </table:table-cell>
        </table:table-row>
        <table:table-row table:style-name="ro9">
          <table:table-cell office:value-type="string" calcext:value-type="string">
            <text:p>청소</text:p>
          </table:table-cell>
          <table:table-cell office:value-type="string" calcext:value-type="string">
            <text:p>충남 보령시 청소면 청소큰길176(진죽리343-1)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청소역</text:p>
          </table:table-cell>
          <table:table-cell office:value-type="float" office:value="36.44571443" calcext:value-type="float">
            <text:p>36.44571443</text:p>
          </table:table-cell>
          <table:table-cell office:value-type="float" office:value="126.5906655" calcext:value-type="float">
            <text:p>126.5906655</text:p>
          </table:table-cell>
        </table:table-row>
        <table:table-row table:style-name="ro2">
          <table:table-cell office:value-type="string" calcext:value-type="string">
            <text:p>신탄진</text:p>
          </table:table-cell>
          <table:table-cell office:value-type="string" calcext:value-type="string">
            <text:p>대전 대덕구 신탄진로 807(146-1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신탄진역</text:p>
          </table:table-cell>
          <table:table-cell office:value-type="float" office:value="36.44968413" calcext:value-type="float">
            <text:p>36.44968413</text:p>
          </table:table-cell>
          <table:table-cell office:value-type="float" office:value="127.4285634" calcext:value-type="float">
            <text:p>127.4285634</text:p>
          </table:table-cell>
        </table:table-row>
        <table:table-row table:style-name="ro2">
          <table:table-cell office:value-type="string" calcext:value-type="string">
            <text:p>주포</text:p>
          </table:table-cell>
          <table:table-cell office:value-type="string" calcext:value-type="string">
            <text:p>충남 보령시 주포면 주포역길 97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주포역</text:p>
          </table:table-cell>
          <table:table-cell office:value-type="float" office:value="36.41107245" calcext:value-type="float">
            <text:p>36.41107245</text:p>
          </table:table-cell>
          <table:table-cell office:value-type="float" office:value="126.5717915" calcext:value-type="float">
            <text:p>126.5717915</text:p>
          </table:table-cell>
        </table:table-row>
        <table:table-row table:style-name="ro7">
          <table:table-cell office:value-type="string" calcext:value-type="string">
            <text:p>회덕</text:p>
          </table:table-cell>
          <table:table-cell office:value-type="string" calcext:value-type="string">
            <text:p>대전 대덕구 회덕로 34번길 83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회덕역</text:p>
          </table:table-cell>
          <table:table-cell office:value-type="float" office:value="36.40212697" calcext:value-type="float">
            <text:p>36.40212697</text:p>
          </table:table-cell>
          <table:table-cell office:value-type="float" office:value="127.4217695" calcext:value-type="float">
            <text:p>127.4217695</text:p>
          </table:table-cell>
        </table:table-row>
        <table:table-row table:style-name="ro1">
          <table:table-cell office:value-type="string" calcext:value-type="string">
            <text:p>대천</text:p>
          </table:table-cell>
          <table:table-cell office:value-type="string" calcext:value-type="string">
            <text:p>충남 보령시 대해로 116(내항동 336-11)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대천역</text:p>
          </table:table-cell>
          <table:table-cell office:value-type="float" office:value="36.3416402" calcext:value-type="float">
            <text:p>36.3416402</text:p>
          </table:table-cell>
          <table:table-cell office:value-type="float" office:value="126.586421" calcext:value-type="float">
            <text:p>126.586421</text:p>
          </table:table-cell>
        </table:table-row>
        <table:table-row table:style-name="ro2">
          <table:table-cell office:value-type="string" calcext:value-type="string">
            <text:p>주교</text:p>
          </table:table-cell>
          <table:table-cell office:value-type="string" calcext:value-type="string">
            <text:p>충남 보령시 주포면 주교리 292-1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주교역 (폐역)</text:p>
          </table:table-cell>
          <table:table-cell office:value-type="float" office:value="36.38843129" calcext:value-type="float">
            <text:p>36.38843129</text:p>
          </table:table-cell>
          <table:table-cell office:value-type="float" office:value="126.5697133" calcext:value-type="float">
            <text:p>126.5697133</text:p>
          </table:table-cell>
        </table:table-row>
        <table:table-row table:style-name="ro5">
          <table:table-cell office:value-type="string" calcext:value-type="string">
            <text:p>대전</text:p>
          </table:table-cell>
          <table:table-cell office:value-type="string" calcext:value-type="string">
            <text:p>대전 동구 중앙로 218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대전역</text:p>
          </table:table-cell>
          <table:table-cell office:value-type="float" office:value="36.33229969" calcext:value-type="float">
            <text:p>36.33229969</text:p>
          </table:table-cell>
          <table:table-cell office:value-type="float" office:value="127.4341122" calcext:value-type="float">
            <text:p>127.4341122</text:p>
          </table:table-cell>
        </table:table-row>
        <table:table-row table:style-name="ro4">
          <table:table-cell office:value-type="string" calcext:value-type="string">
            <text:p>서대전</text:p>
          </table:table-cell>
          <table:table-cell office:value-type="string" calcext:value-type="string">
            <text:p>대전 중구 오류로 23(오류동 74)서대전역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서대전역</text:p>
          </table:table-cell>
          <table:table-cell office:value-type="float" office:value="36.32252322" calcext:value-type="float">
            <text:p>36.32252322</text:p>
          </table:table-cell>
          <table:table-cell office:value-type="float" office:value="127.4033884" calcext:value-type="float">
            <text:p>127.4033884</text:p>
          </table:table-cell>
        </table:table-row>
        <table:table-row table:style-name="ro9">
          <table:table-cell office:value-type="string" calcext:value-type="string">
            <text:p>남포</text:p>
          </table:table-cell>
          <table:table-cell office:value-type="string" calcext:value-type="string">
            <text:p>충남 보령시 남포면 남포역길 144(봉덕리 121-4)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남포역 (폐역)</text:p>
          </table:table-cell>
          <table:table-cell office:value-type="float" office:value="36.31550813" calcext:value-type="float">
            <text:p>36.31550813</text:p>
          </table:table-cell>
          <table:table-cell office:value-type="float" office:value="126.5943895" calcext:value-type="float">
            <text:p>126.5943895</text:p>
          </table:table-cell>
        </table:table-row>
        <table:table-row table:style-name="ro15">
          <table:table-cell office:value-type="string" calcext:value-type="string">
            <text:p>가수원</text:p>
          </table:table-cell>
          <table:table-cell office:value-type="string" calcext:value-type="string">
            <text:p>대전 서구 벌곡로 1324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가수원역 (폐역)</text:p>
          </table:table-cell>
          <table:table-cell office:value-type="float" office:value="36.29952381" calcext:value-type="float">
            <text:p>36.29952381</text:p>
          </table:table-cell>
          <table:table-cell office:value-type="float" office:value="127.3564307" calcext:value-type="float">
            <text:p>127.3564307</text:p>
          </table:table-cell>
        </table:table-row>
        <table:table-row table:style-name="ro6">
          <table:table-cell office:value-type="string" calcext:value-type="string">
            <text:p>계룡</text:p>
          </table:table-cell>
          <table:table-cell office:value-type="string" calcext:value-type="string">
            <text:p>충남 계룡시 두마면 팥거리로 95 (두계리 136-4)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계룡역</text:p>
          </table:table-cell>
          <table:table-cell office:value-type="float" office:value="36.27298747" calcext:value-type="float">
            <text:p>36.27298747</text:p>
          </table:table-cell>
          <table:table-cell office:value-type="float" office:value="127.2652539" calcext:value-type="float">
            <text:p>127.2652539</text:p>
          </table:table-cell>
        </table:table-row>
        <table:table-row table:style-name="ro5">
          <table:table-cell office:value-type="string" calcext:value-type="string">
            <text:p>흑석리</text:p>
          </table:table-cell>
          <table:table-cell office:value-type="string" calcext:value-type="string">
            <text:p>대전 서구 세점길29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흑석리역</text:p>
          </table:table-cell>
          <table:table-cell office:value-type="float" office:value="36.25525974" calcext:value-type="float">
            <text:p>36.25525974</text:p>
          </table:table-cell>
          <table:table-cell office:value-type="float" office:value="127.339241" calcext:value-type="float">
            <text:p>127.339241</text:p>
          </table:table-cell>
        </table:table-row>
        <table:table-row table:style-name="ro7">
          <table:table-cell office:value-type="string" calcext:value-type="string">
            <text:p>지탄</text:p>
          </table:table-cell>
          <table:table-cell office:value-type="string" calcext:value-type="string">
            <text:p>충북 옥천군 이원면 지탄1길 28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지탄역</text:p>
          </table:table-cell>
          <table:table-cell office:value-type="float" office:value="36.24186353" calcext:value-type="float">
            <text:p>36.24186353</text:p>
          </table:table-cell>
          <table:table-cell office:value-type="float" office:value="127.6759107" calcext:value-type="float">
            <text:p>127.6759107</text:p>
          </table:table-cell>
        </table:table-row>
        <table:table-row table:style-name="ro2">
          <table:table-cell office:value-type="string" calcext:value-type="string">
            <text:p>이원</text:p>
          </table:table-cell>
          <table:table-cell office:value-type="string" calcext:value-type="string">
            <text:p>충북 옥천군 이원면 이원역길 51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이원역</text:p>
          </table:table-cell>
          <table:table-cell office:value-type="float" office:value="36.24418813" calcext:value-type="float">
            <text:p>36.24418813</text:p>
          </table:table-cell>
          <table:table-cell office:value-type="float" office:value="127.618" calcext:value-type="float">
            <text:p>127.618</text:p>
          </table:table-cell>
        </table:table-row>
        <table:table-row table:style-name="ro2">
          <table:table-cell office:value-type="string" calcext:value-type="string">
            <text:p>심천</text:p>
          </table:table-cell>
          <table:table-cell office:value-type="string" calcext:value-type="string">
            <text:p>충청북도 영동군 심천면 심천로5길 5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심천역</text:p>
          </table:table-cell>
          <table:table-cell office:value-type="float" office:value="36.23775448" calcext:value-type="float">
            <text:p>36.23775448</text:p>
          </table:table-cell>
          <table:table-cell office:value-type="float" office:value="127.720332" calcext:value-type="float">
            <text:p>127.720332</text:p>
          </table:table-cell>
        </table:table-row>
        <table:table-row table:style-name="ro2">
          <table:table-cell office:value-type="string" calcext:value-type="string">
            <text:p>개태사</text:p>
          </table:table-cell>
          <table:table-cell office:value-type="string" calcext:value-type="string">
            <text:p>충청남도 논산시 연산면 천호3길 3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개태사역</text:p>
          </table:table-cell>
          <table:table-cell office:value-type="float" office:value="36.24175126" calcext:value-type="float">
            <text:p>36.24175126</text:p>
          </table:table-cell>
          <table:table-cell office:value-type="float" office:value="127.2271544" calcext:value-type="float">
            <text:p>127.2271544</text:p>
          </table:table-cell>
        </table:table-row>
        <table:table-row table:style-name="ro12">
          <table:table-cell office:value-type="string" calcext:value-type="string">
            <text:p>황간</text:p>
          </table:table-cell>
          <table:table-cell office:value-type="string" calcext:value-type="string">
            <text:p>충북 영동군 황간면 하옥포 2길 14 (충북 영동군 황간면 마산리 42)황간역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황간역</text:p>
          </table:table-cell>
          <table:table-cell office:value-type="float" office:value="36.22458585" calcext:value-type="float">
            <text:p>36.22458585</text:p>
          </table:table-cell>
          <table:table-cell office:value-type="float" office:value="127.911282" calcext:value-type="float">
            <text:p>127.911282</text:p>
          </table:table-cell>
        </table:table-row>
        <table:table-row table:style-name="ro16">
          <table:table-cell office:value-type="string" calcext:value-type="string">
            <text:p>추풍령</text:p>
          </table:table-cell>
          <table:table-cell office:value-type="string" calcext:value-type="string">
            <text:p>충청북도 영동군 추풍령면 추풍령로 444(추풍령리 336-1) 추풍령역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추풍령역</text:p>
          </table:table-cell>
          <table:table-cell office:value-type="float" office:value="36.21333188" calcext:value-type="float">
            <text:p>36.21333188</text:p>
          </table:table-cell>
          <table:table-cell office:value-type="float" office:value="127.9963301" calcext:value-type="float">
            <text:p>127.9963301</text:p>
          </table:table-cell>
        </table:table-row>
        <table:table-row table:style-name="ro6">
          <table:table-cell office:value-type="string" calcext:value-type="string">
            <text:p>연산</text:p>
          </table:table-cell>
          <table:table-cell office:value-type="string" calcext:value-type="string">
            <text:p>충남 논산시 연산면 선비로 275번길 31-2(청동리 127-74)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연산역</text:p>
          </table:table-cell>
          <table:table-cell office:value-type="float" office:value="36.2123184" calcext:value-type="float">
            <text:p>36.2123184</text:p>
          </table:table-cell>
          <table:table-cell office:value-type="float" office:value="127.2008064" calcext:value-type="float">
            <text:p>127.2008064</text:p>
          </table:table-cell>
        </table:table-row>
        <table:table-row table:style-name="ro7">
          <table:table-cell office:value-type="string" calcext:value-type="string">
            <text:p>논산</text:p>
          </table:table-cell>
          <table:table-cell office:value-type="string" calcext:value-type="string">
            <text:p>충남 논산시 해월로 236-12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논산역</text:p>
          </table:table-cell>
          <table:table-cell office:value-type="float" office:value="36.20732873" calcext:value-type="float">
            <text:p>36.20732873</text:p>
          </table:table-cell>
          <table:table-cell office:value-type="float" office:value="127.0924438" calcext:value-type="float">
            <text:p>127.0924438</text:p>
          </table:table-cell>
        </table:table-row>
        <table:table-row table:style-name="ro12">
          <table:table-cell office:value-type="string" calcext:value-type="string">
            <text:p>영동</text:p>
          </table:table-cell>
          <table:table-cell office:value-type="string" calcext:value-type="string">
            <text:p>충청북도 영동군 영동읍 계산로 87(영동군 영동읍 계산리 205-1) 영동역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영동역</text:p>
          </table:table-cell>
          <table:table-cell office:value-type="float" office:value="36.1720868" calcext:value-type="float">
            <text:p>36.1720868</text:p>
          </table:table-cell>
          <table:table-cell office:value-type="float" office:value="127.7862818" calcext:value-type="float">
            <text:p>127.7862818</text:p>
          </table:table-cell>
        </table:table-row>
        <table:table-row table:style-name="ro2">
          <table:table-cell office:value-type="string" calcext:value-type="string">
            <text:p>판교</text:p>
          </table:table-cell>
          <table:table-cell office:value-type="string" calcext:value-type="string">
            <text:p>충청남도 서천군 판교면 저산길 8번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판교역</text:p>
          </table:table-cell>
          <table:table-cell office:value-type="float" office:value="36.15536488" calcext:value-type="float">
            <text:p>36.15536488</text:p>
          </table:table-cell>
          <table:table-cell office:value-type="float" office:value="126.6794902" calcext:value-type="float">
            <text:p>126.6794902</text:p>
          </table:table-cell>
        </table:table-row>
        <table:table-row table:style-name="ro9">
          <table:table-cell office:value-type="string" calcext:value-type="string">
            <text:p>강경</text:p>
          </table:table-cell>
          <table:table-cell office:value-type="string" calcext:value-type="string">
            <text:p>충남 논산시 강경읍 대흥리 32 (충남 논산시 강경읍 대흥로 1번지)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강경역</text:p>
          </table:table-cell>
          <table:table-cell office:value-type="float" office:value="36.15424361" calcext:value-type="float">
            <text:p>36.15424361</text:p>
          </table:table-cell>
          <table:table-cell office:value-type="float" office:value="127.0155232" calcext:value-type="float">
            <text:p>127.0155232</text:p>
          </table:table-cell>
        </table:table-row>
        <table:table-row table:style-name="ro2">
          <table:table-cell office:value-type="string" calcext:value-type="string">
            <text:p>봉양</text:p>
          </table:table-cell>
          <table:table-cell office:value-type="string" calcext:value-type="string">
            <text:p>충북 제천시 봉양면 주포로 8길 58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봉양역</text:p>
          </table:table-cell>
          <table:table-cell office:value-type="float" office:value="37.13035472" calcext:value-type="float">
            <text:p>37.13035472</text:p>
          </table:table-cell>
          <table:table-cell office:value-type="float" office:value="128.1297884" calcext:value-type="float">
            <text:p>128.1297884</text:p>
          </table:table-cell>
        </table:table-row>
        <table:table-row table:style-name="ro7">
          <table:table-cell office:value-type="string" calcext:value-type="string">
            <text:p>제천</text:p>
          </table:table-cell>
          <table:table-cell office:value-type="string" calcext:value-type="string">
            <text:p>충북 제천시 의림대로 1 (영천동 1381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제천역</text:p>
          </table:table-cell>
          <table:table-cell office:value-type="float" office:value="37.12806457" calcext:value-type="float">
            <text:p>37.12806457</text:p>
          </table:table-cell>
          <table:table-cell office:value-type="float" office:value="128.205411" calcext:value-type="float">
            <text:p>128.205411</text:p>
          </table:table-cell>
        </table:table-row>
        <table:table-row table:style-name="ro2">
          <table:table-cell office:value-type="string" calcext:value-type="string">
            <text:p>각계</text:p>
          </table:table-cell>
          <table:table-cell office:value-type="string" calcext:value-type="string">
            <text:p>충북 영동군 심천면 각계리 525-3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각계역</text:p>
          </table:table-cell>
          <table:table-cell office:value-type="float" office:value="36.20825867" calcext:value-type="float">
            <text:p>36.20825867</text:p>
          </table:table-cell>
          <table:table-cell office:value-type="float" office:value="127.7254437" calcext:value-type="float">
            <text:p>127.7254437</text:p>
          </table:table-cell>
        </table:table-row>
        <table:table-row table:style-name="ro2">
          <table:table-cell office:value-type="string" calcext:value-type="string">
            <text:p>서천</text:p>
          </table:table-cell>
          <table:table-cell office:value-type="string" calcext:value-type="string">
            <text:p>충청남도 서천군 서천읍 서천역길 57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서천역</text:p>
          </table:table-cell>
          <table:table-cell office:value-type="float" office:value="36.08221278" calcext:value-type="float">
            <text:p>36.08221278</text:p>
          </table:table-cell>
          <table:table-cell office:value-type="float" office:value="126.7081208" calcext:value-type="float">
            <text:p>126.7081208</text:p>
          </table:table-cell>
        </table:table-row>
        <table:table-row table:style-name="ro2">
          <table:table-cell office:value-type="string" calcext:value-type="string">
            <text:p>웅천</text:p>
          </table:table-cell>
          <table:table-cell office:value-type="string" calcext:value-type="string">
            <text:p>충남 보령시 웅천읍 방축길 151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웅천역</text:p>
          </table:table-cell>
          <table:table-cell office:value-type="float" office:value="36.23546809" calcext:value-type="float">
            <text:p>36.23546809</text:p>
          </table:table-cell>
          <table:table-cell office:value-type="float" office:value="126.6066972" calcext:value-type="float">
            <text:p>126.6066972</text:p>
          </table:table-cell>
        </table:table-row>
        <table:table-row table:style-name="ro2">
          <table:table-cell office:value-type="string" calcext:value-type="string">
            <text:p>동량</text:p>
          </table:table-cell>
          <table:table-cell office:value-type="string" calcext:value-type="string">
            <text:p>충북 충주시 동량면 동산로 159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동량역</text:p>
          </table:table-cell>
          <table:table-cell office:value-type="float" office:value="37.03365415" calcext:value-type="float">
            <text:p>37.03365415</text:p>
          </table:table-cell>
          <table:table-cell office:value-type="float" office:value="127.9710475" calcext:value-type="float">
            <text:p>127.9710475</text:p>
          </table:table-cell>
        </table:table-row>
        <table:table-row table:style-name="ro2">
          <table:table-cell office:value-type="string" calcext:value-type="string">
            <text:p>도안</text:p>
          </table:table-cell>
          <table:table-cell office:value-type="string" calcext:value-type="string">
            <text:p>충북 증평군 도안면 화성로 66</text:p>
          </table:table-cell>
          <table:table-cell office:value-type="string" calcext:value-type="string">
            <text:p>충북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도안역</text:p>
          </table:table-cell>
          <table:table-cell office:value-type="float" office:value="36.81339109" calcext:value-type="float">
            <text:p>36.81339109</text:p>
          </table:table-cell>
          <table:table-cell office:value-type="float" office:value="127.6143997" calcext:value-type="float">
            <text:p>127.6143997</text:p>
          </table:table-cell>
        </table:table-row>
        <table:table-row table:style-name="ro2">
          <table:table-cell office:value-type="string" calcext:value-type="string">
            <text:p>금강</text:p>
          </table:table-cell>
          <table:table-cell office:value-type="string" calcext:value-type="string">
            <text:p>대구광역시 동구 금강로 153</text:p>
          </table:table-cell>
          <table:table-cell office:value-type="string" calcext:value-type="string">
            <text:p>대구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금강역 (폐역)</text:p>
          </table:table-cell>
          <table:table-cell office:value-type="float" office:value="35.86259937" calcext:value-type="float">
            <text:p>35.86259937</text:p>
          </table:table-cell>
          <table:table-cell office:value-type="float" office:value="128.7371865" calcext:value-type="float">
            <text:p>128.7371865</text:p>
          </table:table-cell>
        </table:table-row>
        <table:table-row table:style-name="ro9">
          <table:table-cell office:value-type="string" calcext:value-type="string">
            <text:p>신례원</text:p>
          </table:table-cell>
          <table:table-cell office:value-type="string" calcext:value-type="string">
            <text:p>충남 예산군 예산읍 신례원로212번길19-12신례원역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신례원역</text:p>
          </table:table-cell>
          <table:table-cell office:value-type="float" office:value="36.72690401" calcext:value-type="float">
            <text:p>36.72690401</text:p>
          </table:table-cell>
          <table:table-cell office:value-type="float" office:value="126.848533" calcext:value-type="float">
            <text:p>126.848533</text:p>
          </table:table-cell>
        </table:table-row>
        <table:table-row table:style-name="ro4">
          <table:table-cell office:value-type="string" calcext:value-type="string">
            <text:p>옥천</text:p>
          </table:table-cell>
          <table:table-cell office:value-type="string" calcext:value-type="string">
            <text:p>충북 옥천군 옥천읍 옥천로 1624(금구리 112-1번지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옥천역</text:p>
          </table:table-cell>
          <table:table-cell office:value-type="float" office:value="36.29806034" calcext:value-type="float">
            <text:p>36.29806034</text:p>
          </table:table-cell>
          <table:table-cell office:value-type="float" office:value="127.5655973" calcext:value-type="float">
            <text:p>127.5655973</text:p>
          </table:table-cell>
        </table:table-row>
        <table:table-row table:style-name="ro2">
          <table:table-cell office:value-type="string" calcext:value-type="string">
            <text:p>아산</text:p>
          </table:table-cell>
          <table:table-cell office:value-type="string" calcext:value-type="string">
            <text:p>충남 아산시 배방읍 희망로 90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아산역</text:p>
          </table:table-cell>
          <table:table-cell office:value-type="float" office:value="36.79212379" calcext:value-type="float">
            <text:p>36.79212379</text:p>
          </table:table-cell>
          <table:table-cell office:value-type="float" office:value="127.1040621" calcext:value-type="float">
            <text:p>127.1040621</text:p>
          </table:table-cell>
        </table:table-row>
        <table:table-row table:style-name="ro4">
          <table:table-cell office:value-type="string" calcext:value-type="string">
            <text:p>장항</text:p>
          </table:table-cell>
          <table:table-cell office:value-type="string" calcext:value-type="string">
            <text:p>충남 서천군 마서면 장항역길 55 (덕암리 386)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충청권</text:p>
          </table:table-cell>
          <table:table-cell office:value-type="string" calcext:value-type="string">
            <text:p>장항역</text:p>
          </table:table-cell>
          <table:table-cell office:value-type="float" office:value="36.03987181" calcext:value-type="float">
            <text:p>36.03987181</text:p>
          </table:table-cell>
          <table:table-cell office:value-type="float" office:value="126.7149439" calcext:value-type="float">
            <text:p>126.7149439</text:p>
          </table:table-cell>
        </table:table-row>
        <table:table-row table:style-name="ro5">
          <table:table-cell office:value-type="string" calcext:value-type="string">
            <text:p>춘천</text:p>
          </table:table-cell>
          <table:table-cell office:value-type="string" calcext:value-type="string">
            <text:p>강원도 춘천시 평화로 1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춘천역</text:p>
          </table:table-cell>
          <table:table-cell office:value-type="float" office:value="37.88451274" calcext:value-type="float">
            <text:p>37.88451274</text:p>
          </table:table-cell>
          <table:table-cell office:value-type="float" office:value="127.7166986" calcext:value-type="float">
            <text:p>127.7166986</text:p>
          </table:table-cell>
        </table:table-row>
        <table:table-row table:style-name="ro3">
          <table:table-cell office:value-type="string" calcext:value-type="string">
            <text:p>백양리</text:p>
          </table:table-cell>
          <table:table-cell office:value-type="string" calcext:value-type="string">
            <text:p>강원도 춘천시 남산면 북한강변길 690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백양리역 (폐역)</text:p>
          </table:table-cell>
          <table:table-cell office:value-type="float" office:value="37.8266435" calcext:value-type="float">
            <text:p>37.8266435</text:p>
          </table:table-cell>
          <table:table-cell office:value-type="float" office:value="127.6126904" calcext:value-type="float">
            <text:p>127.6126904</text:p>
          </table:table-cell>
        </table:table-row>
        <table:table-row table:style-name="ro2">
          <table:table-cell office:value-type="string" calcext:value-type="string">
            <text:p>강촌</text:p>
          </table:table-cell>
          <table:table-cell office:value-type="string" calcext:value-type="string">
            <text:p>강원도 춘천시 남산면 강촌로 150번지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강촌역</text:p>
          </table:table-cell>
          <table:table-cell office:value-type="float" office:value="37.8057217" calcext:value-type="float">
            <text:p>37.8057217</text:p>
          </table:table-cell>
          <table:table-cell office:value-type="float" office:value="127.6341516" calcext:value-type="float">
            <text:p>127.6341516</text:p>
          </table:table-cell>
        </table:table-row>
        <table:table-row table:style-name="ro5">
          <table:table-cell office:value-type="string" calcext:value-type="string">
            <text:p>남춘천</text:p>
          </table:table-cell>
          <table:table-cell office:value-type="string" calcext:value-type="string">
            <text:p>강원도 춘천시 영서로 2260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남춘천역</text:p>
          </table:table-cell>
          <table:table-cell office:value-type="float" office:value="37.86405408" calcext:value-type="float">
            <text:p>37.86405408</text:p>
          </table:table-cell>
          <table:table-cell office:value-type="float" office:value="127.7238189" calcext:value-type="float">
            <text:p>127.7238189</text:p>
          </table:table-cell>
        </table:table-row>
        <table:table-row table:style-name="ro3">
          <table:table-cell office:value-type="string" calcext:value-type="string">
            <text:p>김유정</text:p>
          </table:table-cell>
          <table:table-cell office:value-type="string" calcext:value-type="string">
            <text:p>강원도 춘천시 신동면 김유정로 1435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김유정역 (폐역)</text:p>
          </table:table-cell>
          <table:table-cell office:value-type="float" office:value="37.81945947" calcext:value-type="float">
            <text:p>37.81945947</text:p>
          </table:table-cell>
          <table:table-cell office:value-type="float" office:value="127.7164643" calcext:value-type="float">
            <text:p>127.7164643</text:p>
          </table:table-cell>
        </table:table-row>
        <table:table-row table:style-name="ro5">
          <table:table-cell office:value-type="string" calcext:value-type="string">
            <text:p>정동진</text:p>
          </table:table-cell>
          <table:table-cell office:value-type="string" calcext:value-type="string">
            <text:p>강원도 강릉시 정동역길 17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정동진역</text:p>
          </table:table-cell>
          <table:table-cell office:value-type="float" office:value="37.69143013" calcext:value-type="float">
            <text:p>37.69143013</text:p>
          </table:table-cell>
          <table:table-cell office:value-type="float" office:value="129.0326896" calcext:value-type="float">
            <text:p>129.0326896</text:p>
          </table:table-cell>
        </table:table-row>
        <table:table-row table:style-name="ro5">
          <table:table-cell office:value-type="string" calcext:value-type="string">
            <text:p>묵호</text:p>
          </table:table-cell>
          <table:table-cell office:value-type="string" calcext:value-type="string">
            <text:p>강원도 동해시 해안로 520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묵호역</text:p>
          </table:table-cell>
          <table:table-cell office:value-type="float" office:value="37.54684785" calcext:value-type="float">
            <text:p>37.54684785</text:p>
          </table:table-cell>
          <table:table-cell office:value-type="float" office:value="129.1077179" calcext:value-type="float">
            <text:p>129.1077179</text:p>
          </table:table-cell>
        </table:table-row>
        <table:table-row table:style-name="ro2">
          <table:table-cell office:value-type="string" calcext:value-type="string">
            <text:p>구절리</text:p>
          </table:table-cell>
          <table:table-cell office:value-type="string" calcext:value-type="string">
            <text:p>강원도 정선군 여량면 노추산로 745</text:p>
          </table:table-cell>
          <table:table-cell office:value-type="string" calcext:value-type="string">
            <text:p>정선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구절리역</text:p>
          </table:table-cell>
          <table:table-cell office:value-type="float" office:value="37.51665861" calcext:value-type="float">
            <text:p>37.51665861</text:p>
          </table:table-cell>
          <table:table-cell office:value-type="float" office:value="128.7268819" calcext:value-type="float">
            <text:p>128.7268819</text:p>
          </table:table-cell>
        </table:table-row>
        <table:table-row table:style-name="ro5">
          <table:table-cell office:value-type="string" calcext:value-type="string">
            <text:p>동해</text:p>
          </table:table-cell>
          <table:table-cell office:value-type="string" calcext:value-type="string">
            <text:p>강원도 동해시 동해역길 69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동해역</text:p>
          </table:table-cell>
          <table:table-cell office:value-type="float" office:value="37.49819799" calcext:value-type="float">
            <text:p>37.49819799</text:p>
          </table:table-cell>
          <table:table-cell office:value-type="float" office:value="129.1237942" calcext:value-type="float">
            <text:p>129.1237942</text:p>
          </table:table-cell>
        </table:table-row>
        <table:table-row table:style-name="ro7">
          <table:table-cell office:value-type="string" calcext:value-type="string">
            <text:p>나전</text:p>
          </table:table-cell>
          <table:table-cell office:value-type="string" calcext:value-type="string">
            <text:p>강원도 정선군 북평면 북평8길 38</text:p>
          </table:table-cell>
          <table:table-cell office:value-type="string" calcext:value-type="string">
            <text:p>정선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나전역</text:p>
          </table:table-cell>
          <table:table-cell office:value-type="float" office:value="37.44982443" calcext:value-type="float">
            <text:p>37.44982443</text:p>
          </table:table-cell>
          <table:table-cell office:value-type="float" office:value="128.6683101" calcext:value-type="float">
            <text:p>128.6683101</text:p>
          </table:table-cell>
        </table:table-row>
        <table:table-row table:style-name="ro7">
          <table:table-cell office:value-type="string" calcext:value-type="string">
            <text:p>아우라지</text:p>
          </table:table-cell>
          <table:table-cell office:value-type="string" calcext:value-type="string">
            <text:p>강원도 정선군 여량면 여량 6길 17</text:p>
          </table:table-cell>
          <table:table-cell office:value-type="string" calcext:value-type="string">
            <text:p>정선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아우라지역</text:p>
          </table:table-cell>
          <table:table-cell office:value-type="float" office:value="37.47288744" calcext:value-type="float">
            <text:p>37.47288744</text:p>
          </table:table-cell>
          <table:table-cell office:value-type="float" office:value="128.7220716" calcext:value-type="float">
            <text:p>128.7220716</text:p>
          </table:table-cell>
        </table:table-row>
        <table:table-row table:style-name="ro3">
          <table:table-cell office:value-type="string" calcext:value-type="string">
            <text:p>미로</text:p>
          </table:table-cell>
          <table:table-cell office:value-type="string" calcext:value-type="string">
            <text:p>강원도 삼척시 미로면 강원남부로 3990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미로역</text:p>
          </table:table-cell>
          <table:table-cell office:value-type="float" office:value="37.41384148" calcext:value-type="float">
            <text:p>37.41384148</text:p>
          </table:table-cell>
          <table:table-cell office:value-type="float" office:value="129.1135936" calcext:value-type="float">
            <text:p>129.1135936</text:p>
          </table:table-cell>
        </table:table-row>
        <table:table-row table:style-name="ro2">
          <table:table-cell office:value-type="string" calcext:value-type="string">
            <text:p>삼산</text:p>
          </table:table-cell>
          <table:table-cell office:value-type="string" calcext:value-type="string">
            <text:p>경기도 양평군 양동면 삼산역길 193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삼산역</text:p>
          </table:table-cell>
          <table:table-cell office:value-type="float" office:value="37.39268187" calcext:value-type="float">
            <text:p>37.39268187</text:p>
          </table:table-cell>
          <table:table-cell office:value-type="float" office:value="127.7799571" calcext:value-type="float">
            <text:p>127.7799571</text:p>
          </table:table-cell>
        </table:table-row>
        <table:table-row table:style-name="ro3">
          <table:table-cell office:value-type="string" calcext:value-type="string">
            <text:p>상정</text:p>
          </table:table-cell>
          <table:table-cell office:value-type="string" calcext:value-type="string">
            <text:p>강원도 삼척시 상정안길 60(미로면) 상정역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상정역</text:p>
          </table:table-cell>
          <table:table-cell office:value-type="float" office:value="37.38308647" calcext:value-type="float">
            <text:p>37.38308647</text:p>
          </table:table-cell>
          <table:table-cell office:value-type="float" office:value="129.101043" calcext:value-type="float">
            <text:p>129.101043</text:p>
          </table:table-cell>
        </table:table-row>
        <table:table-row table:style-name="ro7">
          <table:table-cell office:value-type="string" calcext:value-type="string">
            <text:p>정선</text:p>
          </table:table-cell>
          <table:table-cell office:value-type="string" calcext:value-type="string">
            <text:p>강원도 정선군 정선읍 녹송8길 55</text:p>
          </table:table-cell>
          <table:table-cell office:value-type="string" calcext:value-type="string">
            <text:p>정선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정선역</text:p>
          </table:table-cell>
          <table:table-cell office:value-type="float" office:value="37.38803677" calcext:value-type="float">
            <text:p>37.38803677</text:p>
          </table:table-cell>
          <table:table-cell office:value-type="float" office:value="128.6720747" calcext:value-type="float">
            <text:p>128.6720747</text:p>
          </table:table-cell>
        </table:table-row>
        <table:table-row table:style-name="ro2">
          <table:table-cell office:value-type="string" calcext:value-type="string">
            <text:p>고한</text:p>
          </table:table-cell>
          <table:table-cell office:value-type="string" calcext:value-type="string">
            <text:p>강원도 정선군 고한읍 고한로166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고한역</text:p>
          </table:table-cell>
          <table:table-cell office:value-type="float" office:value="37.20092821" calcext:value-type="float">
            <text:p>37.20092821</text:p>
          </table:table-cell>
          <table:table-cell office:value-type="float" office:value="128.8528852" calcext:value-type="float">
            <text:p>128.8528852</text:p>
          </table:table-cell>
        </table:table-row>
        <table:table-row table:style-name="ro2">
          <table:table-cell office:value-type="string" calcext:value-type="string">
            <text:p>신기</text:p>
          </table:table-cell>
          <table:table-cell office:value-type="string" calcext:value-type="string">
            <text:p>강원도 삼척시 신기면 신기역길 89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신기역</text:p>
          </table:table-cell>
          <table:table-cell office:value-type="float" office:value="37.34593774" calcext:value-type="float">
            <text:p>37.34593774</text:p>
          </table:table-cell>
          <table:table-cell office:value-type="float" office:value="129.084995" calcext:value-type="float">
            <text:p>129.084995</text:p>
          </table:table-cell>
        </table:table-row>
        <table:table-row table:style-name="ro15">
          <table:table-cell office:value-type="string" calcext:value-type="string">
            <text:p>고사리</text:p>
          </table:table-cell>
          <table:table-cell office:value-type="string" calcext:value-type="string">
            <text:p>강원도 삼척시 늑구2길 68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고사리역 (폐역)</text:p>
          </table:table-cell>
          <table:table-cell office:value-type="float" office:value="37.26637669" calcext:value-type="float">
            <text:p>37.26637669</text:p>
          </table:table-cell>
          <table:table-cell office:value-type="float" office:value="129.0606784" calcext:value-type="float">
            <text:p>129.0606784</text:p>
          </table:table-cell>
        </table:table-row>
        <table:table-row table:style-name="ro2">
          <table:table-cell office:value-type="string" calcext:value-type="string">
            <text:p>도계</text:p>
          </table:table-cell>
          <table:table-cell office:value-type="string" calcext:value-type="string">
            <text:p>강원도 삼척시 도계읍 도계로 220-15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도계역</text:p>
          </table:table-cell>
          <table:table-cell office:value-type="float" office:value="37.22934588" calcext:value-type="float">
            <text:p>37.22934588</text:p>
          </table:table-cell>
          <table:table-cell office:value-type="float" office:value="129.0438833" calcext:value-type="float">
            <text:p>129.0438833</text:p>
          </table:table-cell>
        </table:table-row>
        <table:table-row table:style-name="ro4">
          <table:table-cell office:value-type="string" calcext:value-type="string">
            <text:p>사북</text:p>
          </table:table-cell>
          <table:table-cell office:value-type="string" calcext:value-type="string">
            <text:p>강원도 정선군 사북읍 지장천로 616-12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사북역</text:p>
          </table:table-cell>
          <table:table-cell office:value-type="float" office:value="37.22625485" calcext:value-type="float">
            <text:p>37.22625485</text:p>
          </table:table-cell>
          <table:table-cell office:value-type="float" office:value="128.8170829" calcext:value-type="float">
            <text:p>128.8170829</text:p>
          </table:table-cell>
        </table:table-row>
        <table:table-row table:style-name="ro2">
          <table:table-cell office:value-type="string" calcext:value-type="string">
            <text:p>예미</text:p>
          </table:table-cell>
          <table:table-cell office:value-type="string" calcext:value-type="string">
            <text:p>강원도 정선군 신동읍 함백로 55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예미역</text:p>
          </table:table-cell>
          <table:table-cell office:value-type="float" office:value="37.21239569" calcext:value-type="float">
            <text:p>37.21239569</text:p>
          </table:table-cell>
          <table:table-cell office:value-type="float" office:value="128.6483281" calcext:value-type="float">
            <text:p>128.6483281</text:p>
          </table:table-cell>
        </table:table-row>
        <table:table-row table:style-name="ro5">
          <table:table-cell office:value-type="string" calcext:value-type="string">
            <text:p>태백</text:p>
          </table:table-cell>
          <table:table-cell office:value-type="string" calcext:value-type="string">
            <text:p>강원도 태백시 서황지로 79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태백역</text:p>
          </table:table-cell>
          <table:table-cell office:value-type="float" office:value="37.17614546" calcext:value-type="float">
            <text:p>37.17614546</text:p>
          </table:table-cell>
          <table:table-cell office:value-type="float" office:value="128.9841606" calcext:value-type="float">
            <text:p>128.9841606</text:p>
          </table:table-cell>
        </table:table-row>
        <table:table-row table:style-name="ro5">
          <table:table-cell office:value-type="string" calcext:value-type="string">
            <text:p>동점</text:p>
          </table:table-cell>
          <table:table-cell office:value-type="string" calcext:value-type="string">
            <text:p>강원도 태백시 태백로 2382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동점역</text:p>
          </table:table-cell>
          <table:table-cell office:value-type="float" office:value="37.08440978" calcext:value-type="float">
            <text:p>37.08440978</text:p>
          </table:table-cell>
          <table:table-cell office:value-type="float" office:value="129.0463304" calcext:value-type="float">
            <text:p>129.0463304</text:p>
          </table:table-cell>
        </table:table-row>
        <table:table-row table:style-name="ro7">
          <table:table-cell office:value-type="string" calcext:value-type="string">
            <text:p>추전</text:p>
          </table:table-cell>
          <table:table-cell office:value-type="string" calcext:value-type="string">
            <text:p>강원도 태백시 싸리밭길 47-63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추전역</text:p>
          </table:table-cell>
          <table:table-cell office:value-type="float" office:value="37.20009507" calcext:value-type="float">
            <text:p>37.20009507</text:p>
          </table:table-cell>
          <table:table-cell office:value-type="float" office:value="128.949451" calcext:value-type="float">
            <text:p>128.949451</text:p>
          </table:table-cell>
        </table:table-row>
        <table:table-row table:style-name="ro5">
          <table:table-cell office:value-type="string" calcext:value-type="string">
            <text:p>문곡</text:p>
          </table:table-cell>
          <table:table-cell office:value-type="string" calcext:value-type="string">
            <text:p>강원도 태백시 상장로 61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문곡역</text:p>
          </table:table-cell>
          <table:table-cell office:value-type="float" office:value="37.15175725" calcext:value-type="float">
            <text:p>37.15175725</text:p>
          </table:table-cell>
          <table:table-cell office:value-type="float" office:value="128.9898888" calcext:value-type="float">
            <text:p>128.9898888</text:p>
          </table:table-cell>
        </table:table-row>
        <table:table-row table:style-name="ro2">
          <table:table-cell office:value-type="string" calcext:value-type="string">
            <text:p>석항</text:p>
          </table:table-cell>
          <table:table-cell office:value-type="string" calcext:value-type="string">
            <text:p>강원도 영월군 중동면 석항역길 15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석항역</text:p>
          </table:table-cell>
          <table:table-cell office:value-type="float" office:value="37.19733025" calcext:value-type="float">
            <text:p>37.19733025</text:p>
          </table:table-cell>
          <table:table-cell office:value-type="float" office:value="128.6204976" calcext:value-type="float">
            <text:p>128.6204976</text:p>
          </table:table-cell>
        </table:table-row>
        <table:table-row table:style-name="ro4">
          <table:table-cell office:value-type="string" calcext:value-type="string">
            <text:p>연하</text:p>
          </table:table-cell>
          <table:table-cell office:value-type="string" calcext:value-type="string">
            <text:p>강원도 영월군 영월읍 복덕원길 14-12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연하역</text:p>
          </table:table-cell>
          <table:table-cell office:value-type="float" office:value="37.19075221" calcext:value-type="float">
            <text:p>37.19075221</text:p>
          </table:table-cell>
          <table:table-cell office:value-type="float" office:value="128.5552519" calcext:value-type="float">
            <text:p>128.5552519</text:p>
          </table:table-cell>
        </table:table-row>
        <table:table-row table:style-name="ro2">
          <table:table-cell office:value-type="string" calcext:value-type="string">
            <text:p>영월</text:p>
          </table:table-cell>
          <table:table-cell office:value-type="string" calcext:value-type="string">
            <text:p>강원도 영월군 영월읍 영월로 2106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영월역</text:p>
          </table:table-cell>
          <table:table-cell office:value-type="float" office:value="37.18238668" calcext:value-type="float">
            <text:p>37.18238668</text:p>
          </table:table-cell>
          <table:table-cell office:value-type="float" office:value="128.4808025" calcext:value-type="float">
            <text:p>128.4808025</text:p>
          </table:table-cell>
        </table:table-row>
        <table:table-row table:style-name="ro2">
          <table:table-cell office:value-type="string" calcext:value-type="string">
            <text:p>동백산</text:p>
          </table:table-cell>
          <table:table-cell office:value-type="string" calcext:value-type="string">
            <text:p>강원 태백시 동태백로 1024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동백산역</text:p>
          </table:table-cell>
          <table:table-cell office:value-type="float" office:value="37.15471072" calcext:value-type="float">
            <text:p>37.15471072</text:p>
          </table:table-cell>
          <table:table-cell office:value-type="float" office:value="129.0345332" calcext:value-type="float">
            <text:p>129.0345332</text:p>
          </table:table-cell>
        </table:table-row>
        <table:table-row table:style-name="ro5">
          <table:table-cell office:value-type="string" calcext:value-type="string">
            <text:p>백산</text:p>
          </table:table-cell>
          <table:table-cell office:value-type="string" calcext:value-type="string">
            <text:p>강원도 태백시 동태백로 840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백산역</text:p>
          </table:table-cell>
          <table:table-cell office:value-type="float" office:value="37.13845422" calcext:value-type="float">
            <text:p>37.13845422</text:p>
          </table:table-cell>
          <table:table-cell office:value-type="float" office:value="129.033517" calcext:value-type="float">
            <text:p>129.033517</text:p>
          </table:table-cell>
        </table:table-row>
        <table:table-row table:style-name="ro5">
          <table:table-cell office:value-type="string" calcext:value-type="string">
            <text:p>철암</text:p>
          </table:table-cell>
          <table:table-cell office:value-type="string" calcext:value-type="string">
            <text:p>강원도 태백시 동태백로 389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철암역</text:p>
          </table:table-cell>
          <table:table-cell office:value-type="float" office:value="37.11299642" calcext:value-type="float">
            <text:p>37.11299642</text:p>
          </table:table-cell>
          <table:table-cell office:value-type="float" office:value="129.036557" calcext:value-type="float">
            <text:p>129.036557</text:p>
          </table:table-cell>
        </table:table-row>
        <table:table-row table:style-name="ro2">
          <table:table-cell office:value-type="string" calcext:value-type="string">
            <text:p>굴봉산</text:p>
          </table:table-cell>
          <table:table-cell office:value-type="string" calcext:value-type="string">
            <text:p>강원도 춘천시 남산면 서백길 192</text:p>
          </table:table-cell>
          <table:table-cell office:value-type="string" calcext:value-type="string">
            <text:p>경춘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굴봉산역</text:p>
          </table:table-cell>
          <table:table-cell office:value-type="float" office:value="37.83206619" calcext:value-type="float">
            <text:p>37.83206619</text:p>
          </table:table-cell>
          <table:table-cell office:value-type="float" office:value="127.5577699" calcext:value-type="float">
            <text:p>127.5577699</text:p>
          </table:table-cell>
        </table:table-row>
        <table:table-row table:style-name="ro5">
          <table:table-cell office:value-type="string" calcext:value-type="string">
            <text:p>원주</text:p>
          </table:table-cell>
          <table:table-cell office:value-type="string" calcext:value-type="string">
            <text:p>강원도 원주시 북원로 1860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원주역</text:p>
          </table:table-cell>
          <table:table-cell office:value-type="float" office:value="37.31590725" calcext:value-type="float">
            <text:p>37.31590725</text:p>
          </table:table-cell>
          <table:table-cell office:value-type="float" office:value="127.9217808" calcext:value-type="float">
            <text:p>127.9217808</text:p>
          </table:table-cell>
        </table:table-row>
        <table:table-row table:style-name="ro7">
          <table:table-cell office:value-type="string" calcext:value-type="string">
            <text:p>민둥산</text:p>
          </table:table-cell>
          <table:table-cell office:value-type="string" calcext:value-type="string">
            <text:p>강원도 정선군 남면 무릉1로 128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민둥산역</text:p>
          </table:table-cell>
          <table:table-cell office:value-type="float" office:value="37.24373531" calcext:value-type="float">
            <text:p>37.24373531</text:p>
          </table:table-cell>
          <table:table-cell office:value-type="float" office:value="128.7736704" calcext:value-type="float">
            <text:p>128.7736704</text:p>
          </table:table-cell>
        </table:table-row>
        <table:table-row table:style-name="ro2">
          <table:table-cell office:value-type="string" calcext:value-type="string">
            <text:p>마차리</text:p>
          </table:table-cell>
          <table:table-cell office:value-type="string" calcext:value-type="string">
            <text:p>강원도 삼척시 신기면 마차길 3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마차리역</text:p>
          </table:table-cell>
          <table:table-cell office:value-type="float" office:value="37.30583534" calcext:value-type="float">
            <text:p>37.30583534</text:p>
          </table:table-cell>
          <table:table-cell office:value-type="float" office:value="129.07223" calcext:value-type="float">
            <text:p>129.07223</text:p>
          </table:table-cell>
        </table:table-row>
        <table:table-row table:style-name="ro2">
          <table:table-cell office:value-type="string" calcext:value-type="string">
            <text:p>선평</text:p>
          </table:table-cell>
          <table:table-cell office:value-type="string" calcext:value-type="string">
            <text:p>강원도 정선군 남면 선평길 14-26</text:p>
          </table:table-cell>
          <table:table-cell office:value-type="string" calcext:value-type="string">
            <text:p>정선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선평역</text:p>
          </table:table-cell>
          <table:table-cell office:value-type="float" office:value="37.32181746" calcext:value-type="float">
            <text:p>37.32181746</text:p>
          </table:table-cell>
          <table:table-cell office:value-type="float" office:value="128.7127154" calcext:value-type="float">
            <text:p>128.7127154</text:p>
          </table:table-cell>
        </table:table-row>
        <table:table-row table:style-name="ro2">
          <table:table-cell office:value-type="string" calcext:value-type="string">
            <text:p>쌍룡</text:p>
          </table:table-cell>
          <table:table-cell office:value-type="string" calcext:value-type="string">
            <text:p>강원 영월군 한반도면 용정원길 9</text:p>
          </table:table-cell>
          <table:table-cell office:value-type="string" calcext:value-type="string">
            <text:p>태백선</text:p>
          </table:table-cell>
          <table:table-cell office:value-type="string" calcext:value-type="string">
            <text:p>강원권</text:p>
          </table:table-cell>
          <table:table-cell office:value-type="string" calcext:value-type="string">
            <text:p>쌍룡역</text:p>
          </table:table-cell>
          <table:table-cell office:value-type="float" office:value="37.17464573" calcext:value-type="float">
            <text:p>37.17464573</text:p>
          </table:table-cell>
          <table:table-cell office:value-type="float" office:value="128.3284968" calcext:value-type="float">
            <text:p>128.3284968</text:p>
          </table:table-cell>
        </table:table-row>
        <table:table-row table:style-name="ro2">
          <table:table-cell office:value-type="string" calcext:value-type="string">
            <text:p>한림정</text:p>
          </table:table-cell>
          <table:table-cell office:value-type="string" calcext:value-type="string">
            <text:p>경남 김해시 한림면 한림로 372번길 20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한림정역</text:p>
          </table:table-cell>
          <table:table-cell office:value-type="float" office:value="35.32321295" calcext:value-type="float">
            <text:p>35.32321295</text:p>
          </table:table-cell>
          <table:table-cell office:value-type="float" office:value="128.8035565" calcext:value-type="float">
            <text:p>128.8035565</text:p>
          </table:table-cell>
        </table:table-row>
        <table:table-row table:style-name="ro2">
          <table:table-cell office:value-type="string" calcext:value-type="string">
            <text:p>북울산</text:p>
          </table:table-cell>
          <table:table-cell office:value-type="string" calcext:value-type="string">
            <text:p>울산광역시 북구 창평동 산46-10</text:p>
          </table:table-cell>
          <table:table-cell office:value-type="string" calcext:value-type="string">
            <text:p>동해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북울산역</text:p>
          </table:table-cell>
          <table:table-cell office:value-type="float" office:value="35.61473261" calcext:value-type="float">
            <text:p>35.61473261</text:p>
          </table:table-cell>
          <table:table-cell office:value-type="float" office:value="129.3723632" calcext:value-type="float">
            <text:p>129.3723632</text:p>
          </table:table-cell>
        </table:table-row>
        <table:table-row table:style-name="ro2">
          <table:table-cell office:value-type="string" calcext:value-type="string">
            <text:p>안강</text:p>
          </table:table-cell>
          <table:table-cell office:value-type="string" calcext:value-type="string">
            <text:p>경북 경주시 안강읍 갑산리 889-1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안강역 (폐역)</text:p>
          </table:table-cell>
          <table:table-cell office:value-type="float" office:value="35.98918506" calcext:value-type="float">
            <text:p>35.98918506</text:p>
          </table:table-cell>
          <table:table-cell office:value-type="float" office:value="129.2309189" calcext:value-type="float">
            <text:p>129.2309189</text:p>
          </table:table-cell>
        </table:table-row>
        <table:table-row table:style-name="ro5">
          <table:table-cell office:value-type="string" calcext:value-type="string">
            <text:p>동점</text:p>
          </table:table-cell>
          <table:table-cell office:value-type="string" calcext:value-type="string">
            <text:p>강원도 태백시 태백로 2382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동점역</text:p>
          </table:table-cell>
          <table:table-cell office:value-type="float" office:value="37.08440978" calcext:value-type="float">
            <text:p>37.08440978</text:p>
          </table:table-cell>
          <table:table-cell office:value-type="float" office:value="129.0463304" calcext:value-type="float">
            <text:p>129.0463304</text:p>
          </table:table-cell>
        </table:table-row>
        <table:table-row table:style-name="ro9">
          <table:table-cell office:value-type="string" calcext:value-type="string">
            <text:p>석포</text:p>
          </table:table-cell>
          <table:table-cell office:value-type="string" calcext:value-type="string">
            <text:p>경북 봉화군 석포면 석포로 134(경북 봉화군 석포면 석포리 590)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석포역</text:p>
          </table:table-cell>
          <table:table-cell office:value-type="float" office:value="37.045259" calcext:value-type="float">
            <text:p>37.045259</text:p>
          </table:table-cell>
          <table:table-cell office:value-type="float" office:value="129.0611438" calcext:value-type="float">
            <text:p>129.0611438</text:p>
          </table:table-cell>
        </table:table-row>
        <table:table-row table:style-name="ro10">
          <table:table-cell office:value-type="string" calcext:value-type="string">
            <text:p>승부</text:p>
          </table:table-cell>
          <table:table-cell office:value-type="string" calcext:value-type="string">
            <text:p>경북 봉화군 석포면 승부길 1162-5(경북 봉화군 석포면 승부리 산105-1)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승부역</text:p>
          </table:table-cell>
          <table:table-cell office:value-type="float" office:value="36.99362217" calcext:value-type="float">
            <text:p>36.99362217</text:p>
          </table:table-cell>
          <table:table-cell office:value-type="float" office:value="129.0838292" calcext:value-type="float">
            <text:p>129.0838292</text:p>
          </table:table-cell>
        </table:table-row>
        <table:table-row table:style-name="ro9">
          <table:table-cell office:value-type="string" calcext:value-type="string">
            <text:p>분천</text:p>
          </table:table-cell>
          <table:table-cell office:value-type="string" calcext:value-type="string">
            <text:p>경북 봉화군 소천면 분천길 49(경북 봉화군 소천면 분천리 964)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분천역</text:p>
          </table:table-cell>
          <table:table-cell office:value-type="float" office:value="36.93253159" calcext:value-type="float">
            <text:p>36.93253159</text:p>
          </table:table-cell>
          <table:table-cell office:value-type="float" office:value="129.0584713" calcext:value-type="float">
            <text:p>129.0584713</text:p>
          </table:table-cell>
        </table:table-row>
        <table:table-row table:style-name="ro10">
          <table:table-cell office:value-type="string" calcext:value-type="string">
            <text:p>현동</text:p>
          </table:table-cell>
          <table:table-cell office:value-type="string" calcext:value-type="string">
            <text:p>경북 봉화군 소천면 열람이길 15번지(경북 봉화군 소천면 현동리 645-5)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현동역</text:p>
          </table:table-cell>
          <table:table-cell office:value-type="float" office:value="36.93671422" calcext:value-type="float">
            <text:p>36.93671422</text:p>
          </table:table-cell>
          <table:table-cell office:value-type="float" office:value="129.0120883" calcext:value-type="float">
            <text:p>129.0120883</text:p>
          </table:table-cell>
        </table:table-row>
        <table:table-row table:style-name="ro9">
          <table:table-cell office:value-type="string" calcext:value-type="string">
            <text:p>춘양</text:p>
          </table:table-cell>
          <table:table-cell office:value-type="string" calcext:value-type="string">
            <text:p>경북 봉화군 춘양면 운곡길 22-2(경북 봉화군 춘양면 의양리 152)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춘양역</text:p>
          </table:table-cell>
          <table:table-cell office:value-type="float" office:value="36.93784146" calcext:value-type="float">
            <text:p>36.93784146</text:p>
          </table:table-cell>
          <table:table-cell office:value-type="float" office:value="128.9198563" calcext:value-type="float">
            <text:p>128.9198563</text:p>
          </table:table-cell>
        </table:table-row>
        <table:table-row table:style-name="ro12">
          <table:table-cell office:value-type="string" calcext:value-type="string">
            <text:p>법전</text:p>
          </table:table-cell>
          <table:table-cell office:value-type="string" calcext:value-type="string">
            <text:p>경북 봉화군 법전면 파인토피아로 2434(경북 봉화군 법전면 법전리 53)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법전역</text:p>
          </table:table-cell>
          <table:table-cell office:value-type="float" office:value="36.91678498" calcext:value-type="float">
            <text:p>36.91678498</text:p>
          </table:table-cell>
          <table:table-cell office:value-type="float" office:value="128.8833058" calcext:value-type="float">
            <text:p>128.8833058</text:p>
          </table:table-cell>
        </table:table-row>
        <table:table-row table:style-name="ro9">
          <table:table-cell office:value-type="string" calcext:value-type="string">
            <text:p>봉화</text:p>
          </table:table-cell>
          <table:table-cell office:value-type="string" calcext:value-type="string">
            <text:p>경북 봉화군 봉화읍 봉화로 1072-1(경북 봉화군 봉화읍 해저리 90-1)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봉화역</text:p>
          </table:table-cell>
          <table:table-cell office:value-type="float" office:value="36.89152725" calcext:value-type="float">
            <text:p>36.89152725</text:p>
          </table:table-cell>
          <table:table-cell office:value-type="float" office:value="128.7269751" calcext:value-type="float">
            <text:p>128.7269751</text:p>
          </table:table-cell>
        </table:table-row>
        <table:table-row table:style-name="ro10">
          <table:table-cell office:value-type="string" calcext:value-type="string">
            <text:p>거촌</text:p>
          </table:table-cell>
          <table:table-cell office:value-type="string" calcext:value-type="string">
            <text:p>경북 봉화군 봉성면 도장받길 44-41(경북 봉화군 봉성면 외삼리 939)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거촌역 (폐역)</text:p>
          </table:table-cell>
          <table:table-cell office:value-type="float" office:value="36.89028056" calcext:value-type="float">
            <text:p>36.89028056</text:p>
          </table:table-cell>
          <table:table-cell office:value-type="float" office:value="128.7729498" calcext:value-type="float">
            <text:p>128.7729498</text:p>
          </table:table-cell>
        </table:table-row>
        <table:table-row table:style-name="ro10">
          <table:table-cell office:value-type="string" calcext:value-type="string">
            <text:p>봉성</text:p>
          </table:table-cell>
          <table:table-cell office:value-type="string" calcext:value-type="string">
            <text:p>경북 봉화군 봉성면 옥마로 173(경북 봉화군 봉성면 봉성리 15번지)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봉성역</text:p>
          </table:table-cell>
          <table:table-cell office:value-type="float" office:value="36.89444248" calcext:value-type="float">
            <text:p>36.89444248</text:p>
          </table:table-cell>
          <table:table-cell office:value-type="float" office:value="128.8304883" calcext:value-type="float">
            <text:p>128.8304883</text:p>
          </table:table-cell>
        </table:table-row>
        <table:table-row table:style-name="ro10">
          <table:table-cell office:value-type="string" calcext:value-type="string">
            <text:p>임기</text:p>
          </table:table-cell>
          <table:table-cell office:value-type="string" calcext:value-type="string">
            <text:p>경북 봉화군 소천면 숲터길 58(경북 봉화군 소천면 임기리 1147-1)</text:p>
          </table:table-cell>
          <table:table-cell office:value-type="string" calcext:value-type="string">
            <text:p>영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임기역</text:p>
          </table:table-cell>
          <table:table-cell office:value-type="float" office:value="36.90365333" calcext:value-type="float">
            <text:p>36.90365333</text:p>
          </table:table-cell>
          <table:table-cell office:value-type="float" office:value="128.9992877" calcext:value-type="float">
            <text:p>128.9992877</text:p>
          </table:table-cell>
        </table:table-row>
        <table:table-row table:style-name="ro4">
          <table:table-cell office:value-type="string" calcext:value-type="string">
            <text:p>풍기</text:p>
          </table:table-cell>
          <table:table-cell office:value-type="string" calcext:value-type="string">
            <text:p>경상북도 영주시 풍기읍 인삼로 1(서부리 150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풍기역</text:p>
          </table:table-cell>
          <table:table-cell office:value-type="float" office:value="36.87385594" calcext:value-type="float">
            <text:p>36.87385594</text:p>
          </table:table-cell>
          <table:table-cell office:value-type="float" office:value="128.524441" calcext:value-type="float">
            <text:p>128.524441</text:p>
          </table:table-cell>
        </table:table-row>
        <table:table-row table:style-name="ro4">
          <table:table-cell office:value-type="string" calcext:value-type="string">
            <text:p>영주</text:p>
          </table:table-cell>
          <table:table-cell office:value-type="string" calcext:value-type="string">
            <text:p>경상북도 영주시 선비로 64(휴천동 257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영주역</text:p>
          </table:table-cell>
          <table:table-cell office:value-type="float" office:value="36.81101017" calcext:value-type="float">
            <text:p>36.81101017</text:p>
          </table:table-cell>
          <table:table-cell office:value-type="float" office:value="128.625046" calcext:value-type="float">
            <text:p>128.625046</text:p>
          </table:table-cell>
        </table:table-row>
        <table:table-row table:style-name="ro2">
          <table:table-cell office:value-type="string" calcext:value-type="string">
            <text:p>진주</text:p>
          </table:table-cell>
          <table:table-cell office:value-type="string" calcext:value-type="string">
            <text:p>경상남도 진주시 진주역로 130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진주역</text:p>
          </table:table-cell>
          <table:table-cell office:value-type="float" office:value="35.15077395" calcext:value-type="float">
            <text:p>35.15077395</text:p>
          </table:table-cell>
          <table:table-cell office:value-type="float" office:value="128.1178847" calcext:value-type="float">
            <text:p>128.1178847</text:p>
          </table:table-cell>
        </table:table-row>
        <table:table-row table:style-name="ro2">
          <table:table-cell office:value-type="string" calcext:value-type="string">
            <text:p>예천</text:p>
          </table:table-cell>
          <table:table-cell office:value-type="string" calcext:value-type="string">
            <text:p>경상북도 예천군 예천읍 역전길 4</text:p>
          </table:table-cell>
          <table:table-cell office:value-type="string" calcext:value-type="string">
            <text:p>경북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예천역</text:p>
          </table:table-cell>
          <table:table-cell office:value-type="float" office:value="36.64781745" calcext:value-type="float">
            <text:p>36.64781745</text:p>
          </table:table-cell>
          <table:table-cell office:value-type="float" office:value="128.4443759" calcext:value-type="float">
            <text:p>128.4443759</text:p>
          </table:table-cell>
        </table:table-row>
        <table:table-row table:style-name="ro2">
          <table:table-cell office:value-type="string" calcext:value-type="string">
            <text:p>개포</text:p>
          </table:table-cell>
          <table:table-cell office:value-type="string" calcext:value-type="string">
            <text:p>경상북도 예천군 개포면 방터길 7-11</text:p>
          </table:table-cell>
          <table:table-cell office:value-type="string" calcext:value-type="string">
            <text:p>경북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개포역</text:p>
          </table:table-cell>
          <table:table-cell office:value-type="float" office:value="36.62692278" calcext:value-type="float">
            <text:p>36.62692278</text:p>
          </table:table-cell>
          <table:table-cell office:value-type="float" office:value="128.3286484" calcext:value-type="float">
            <text:p>128.3286484</text:p>
          </table:table-cell>
        </table:table-row>
        <table:table-row table:style-name="ro2">
          <table:table-cell office:value-type="string" calcext:value-type="string">
            <text:p>용궁</text:p>
          </table:table-cell>
          <table:table-cell office:value-type="string" calcext:value-type="string">
            <text:p>경상북도 예천군 용궁면 용궁로 80</text:p>
          </table:table-cell>
          <table:table-cell office:value-type="string" calcext:value-type="string">
            <text:p>경북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용궁역</text:p>
          </table:table-cell>
          <table:table-cell office:value-type="float" office:value="36.60693081" calcext:value-type="float">
            <text:p>36.60693081</text:p>
          </table:table-cell>
          <table:table-cell office:value-type="float" office:value="128.2734338" calcext:value-type="float">
            <text:p>128.2734338</text:p>
          </table:table-cell>
        </table:table-row>
        <table:table-row table:style-name="ro2">
          <table:table-cell office:value-type="string" calcext:value-type="string">
            <text:p>점촌</text:p>
          </table:table-cell>
          <table:table-cell office:value-type="string" calcext:value-type="string">
            <text:p>경상북도 문경시 신흥로 170</text:p>
          </table:table-cell>
          <table:table-cell office:value-type="string" calcext:value-type="string">
            <text:p>경북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점촌역</text:p>
          </table:table-cell>
          <table:table-cell office:value-type="float" office:value="36.59549054" calcext:value-type="float">
            <text:p>36.59549054</text:p>
          </table:table-cell>
          <table:table-cell office:value-type="float" office:value="128.2033899" calcext:value-type="float">
            <text:p>128.2033899</text:p>
          </table:table-cell>
        </table:table-row>
        <table:table-row table:style-name="ro2">
          <table:table-cell office:value-type="string" calcext:value-type="string">
            <text:p>함창</text:p>
          </table:table-cell>
          <table:table-cell office:value-type="string" calcext:value-type="string">
            <text:p>경상북도 상주시 함창읍 가야로 3</text:p>
          </table:table-cell>
          <table:table-cell office:value-type="string" calcext:value-type="string">
            <text:p>경북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함창역</text:p>
          </table:table-cell>
          <table:table-cell office:value-type="float" office:value="36.5696578" calcext:value-type="float">
            <text:p>36.5696578</text:p>
          </table:table-cell>
          <table:table-cell office:value-type="float" office:value="128.1748823" calcext:value-type="float">
            <text:p>128.1748823</text:p>
          </table:table-cell>
        </table:table-row>
        <table:table-row table:style-name="ro2">
          <table:table-cell office:value-type="string" calcext:value-type="string">
            <text:p>백원</text:p>
          </table:table-cell>
          <table:table-cell office:value-type="string" calcext:value-type="string">
            <text:p>경북 상주시 사벌면 북상주로 622</text:p>
          </table:table-cell>
          <table:table-cell office:value-type="string" calcext:value-type="string">
            <text:p>경북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백원역 (폐역)</text:p>
          </table:table-cell>
          <table:table-cell office:value-type="float" office:value="36.48130868" calcext:value-type="float">
            <text:p>36.48130868</text:p>
          </table:table-cell>
          <table:table-cell office:value-type="float" office:value="128.1743325" calcext:value-type="float">
            <text:p>128.1743325</text:p>
          </table:table-cell>
        </table:table-row>
        <table:table-row table:style-name="ro7">
          <table:table-cell office:value-type="string" calcext:value-type="string">
            <text:p>상주</text:p>
          </table:table-cell>
          <table:table-cell office:value-type="string" calcext:value-type="string">
            <text:p>경상북도 상주시 남문1길 24</text:p>
          </table:table-cell>
          <table:table-cell office:value-type="string" calcext:value-type="string">
            <text:p>경북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상주역</text:p>
          </table:table-cell>
          <table:table-cell office:value-type="float" office:value="36.4104366" calcext:value-type="float">
            <text:p>36.4104366</text:p>
          </table:table-cell>
          <table:table-cell office:value-type="float" office:value="128.1638154" calcext:value-type="float">
            <text:p>128.1638154</text:p>
          </table:table-cell>
        </table:table-row>
        <table:table-row table:style-name="ro1">
          <table:table-cell office:value-type="string" calcext:value-type="string">
            <text:p>의성</text:p>
          </table:table-cell>
          <table:table-cell office:value-type="string" calcext:value-type="string">
            <text:p>경북 의성군 의성읍 문소 3길 89-8(후죽리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의성역</text:p>
          </table:table-cell>
          <table:table-cell office:value-type="float" office:value="36.35385592" calcext:value-type="float">
            <text:p>36.35385592</text:p>
          </table:table-cell>
          <table:table-cell office:value-type="float" office:value="128.6934845" calcext:value-type="float">
            <text:p>128.6934845</text:p>
          </table:table-cell>
        </table:table-row>
        <table:table-row table:style-name="ro3">
          <table:table-cell office:value-type="string" calcext:value-type="string">
            <text:p>청리</text:p>
          </table:table-cell>
          <table:table-cell office:value-type="string" calcext:value-type="string">
            <text:p>경상북도 상주시 청리면 청리중앙로 135-4</text:p>
          </table:table-cell>
          <table:table-cell office:value-type="string" calcext:value-type="string">
            <text:p>경북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청리역</text:p>
          </table:table-cell>
          <table:table-cell office:value-type="float" office:value="36.33915386" calcext:value-type="float">
            <text:p>36.33915386</text:p>
          </table:table-cell>
          <table:table-cell office:value-type="float" office:value="128.1289162" calcext:value-type="float">
            <text:p>128.1289162</text:p>
          </table:table-cell>
        </table:table-row>
        <table:table-row table:style-name="ro1">
          <table:table-cell office:value-type="string" calcext:value-type="string">
            <text:p>탑리</text:p>
          </table:table-cell>
          <table:table-cell office:value-type="string" calcext:value-type="string">
            <text:p>경북 의성군 금성면 탑리5길 31(대리리 1338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탑리역</text:p>
          </table:table-cell>
          <table:table-cell office:value-type="float" office:value="36.25977847" calcext:value-type="float">
            <text:p>36.25977847</text:p>
          </table:table-cell>
          <table:table-cell office:value-type="float" office:value="128.6826657" calcext:value-type="float">
            <text:p>128.6826657</text:p>
          </table:table-cell>
        </table:table-row>
        <table:table-row table:style-name="ro2">
          <table:table-cell office:value-type="string" calcext:value-type="string">
            <text:p>옥산</text:p>
          </table:table-cell>
          <table:table-cell office:value-type="string" calcext:value-type="string">
            <text:p>경상북도 상주시 공성면 산현1길 28</text:p>
          </table:table-cell>
          <table:table-cell office:value-type="string" calcext:value-type="string">
            <text:p>경북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옥산역</text:p>
          </table:table-cell>
          <table:table-cell office:value-type="float" office:value="36.2829268" calcext:value-type="float">
            <text:p>36.2829268</text:p>
          </table:table-cell>
          <table:table-cell office:value-type="float" office:value="128.0943991" calcext:value-type="float">
            <text:p>128.0943991</text:p>
          </table:table-cell>
        </table:table-row>
        <table:table-row table:style-name="ro4">
          <table:table-cell office:value-type="string" calcext:value-type="string">
            <text:p>우보</text:p>
          </table:table-cell>
          <table:table-cell office:value-type="string" calcext:value-type="string">
            <text:p>경북 군위군 우보면 동부로 1557-10(이화리 701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우보역 (폐역)</text:p>
          </table:table-cell>
          <table:table-cell office:value-type="float" office:value="36.18963417" calcext:value-type="float">
            <text:p>36.18963417</text:p>
          </table:table-cell>
          <table:table-cell office:value-type="float" office:value="128.6690602" calcext:value-type="float">
            <text:p>128.6690602</text:p>
          </table:table-cell>
        </table:table-row>
        <table:table-row table:style-name="ro2">
          <table:table-cell office:value-type="string" calcext:value-type="string">
            <text:p>아포</text:p>
          </table:table-cell>
          <table:table-cell office:value-type="string" calcext:value-type="string">
            <text:p>경북 김천시 아포읍 국사길 140-19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아포역 (폐역)</text:p>
          </table:table-cell>
          <table:table-cell office:value-type="float" office:value="36.15867845" calcext:value-type="float">
            <text:p>36.15867845</text:p>
          </table:table-cell>
          <table:table-cell office:value-type="float" office:value="128.2571438" calcext:value-type="float">
            <text:p>128.2571438</text:p>
          </table:table-cell>
        </table:table-row>
        <table:table-row table:style-name="ro9">
          <table:table-cell office:value-type="string" calcext:value-type="string">
            <text:p>화본</text:p>
          </table:table-cell>
          <table:table-cell office:value-type="string" calcext:value-type="string">
            <text:p>경북 군위군 산성면 산성가음로 711-9(화본리 824-1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화본역</text:p>
          </table:table-cell>
          <table:table-cell office:value-type="float" office:value="36.12694812" calcext:value-type="float">
            <text:p>36.12694812</text:p>
          </table:table-cell>
          <table:table-cell office:value-type="float" office:value="128.6948958" calcext:value-type="float">
            <text:p>128.6948958</text:p>
          </table:table-cell>
        </table:table-row>
        <table:table-row table:style-name="ro9">
          <table:table-cell office:value-type="string" calcext:value-type="string">
            <text:p>구미</text:p>
          </table:table-cell>
          <table:table-cell office:value-type="string" calcext:value-type="string">
            <text:p>경상북도 구미시 구미중앙로 76(원평동 1008-1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구미역</text:p>
          </table:table-cell>
          <table:table-cell office:value-type="float" office:value="36.12827222" calcext:value-type="float">
            <text:p>36.12827222</text:p>
          </table:table-cell>
          <table:table-cell office:value-type="float" office:value="128.3310162" calcext:value-type="float">
            <text:p>128.3310162</text:p>
          </table:table-cell>
        </table:table-row>
        <table:table-row table:style-name="ro1">
          <table:table-cell office:value-type="string" calcext:value-type="string">
            <text:p>김천</text:p>
          </table:table-cell>
          <table:table-cell office:value-type="string" calcext:value-type="string">
            <text:p>경북 김천시 김천로 111 (평화동 264-1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김천역</text:p>
          </table:table-cell>
          <table:table-cell office:value-type="float" office:value="36.12346257" calcext:value-type="float">
            <text:p>36.12346257</text:p>
          </table:table-cell>
          <table:table-cell office:value-type="float" office:value="128.1147031" calcext:value-type="float">
            <text:p>128.1147031</text:p>
          </table:table-cell>
        </table:table-row>
        <table:table-row table:style-name="ro2">
          <table:table-cell office:value-type="string" calcext:value-type="string">
            <text:p>직지사</text:p>
          </table:table-cell>
          <table:table-cell office:value-type="string" calcext:value-type="string">
            <text:p>경북 김천시 대항면 덕전길 308-65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직지사역</text:p>
          </table:table-cell>
          <table:table-cell office:value-type="float" office:value="36.12503627" calcext:value-type="float">
            <text:p>36.12503627</text:p>
          </table:table-cell>
          <table:table-cell office:value-type="float" office:value="128.0399292" calcext:value-type="float">
            <text:p>128.0399292</text:p>
          </table:table-cell>
        </table:table-row>
        <table:table-row table:style-name="ro4">
          <table:table-cell office:value-type="string" calcext:value-type="string">
            <text:p>봉림</text:p>
          </table:table-cell>
          <table:table-cell office:value-type="string" calcext:value-type="string">
            <text:p>경북 군위군 산성면 갑티로 79(봉림리 986-2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봉림역</text:p>
          </table:table-cell>
          <table:table-cell office:value-type="float" office:value="36.09168213" calcext:value-type="float">
            <text:p>36.09168213</text:p>
          </table:table-cell>
          <table:table-cell office:value-type="float" office:value="128.722742" calcext:value-type="float">
            <text:p>128.722742</text:p>
          </table:table-cell>
        </table:table-row>
        <table:table-row table:style-name="ro2">
          <table:table-cell office:value-type="string" calcext:value-type="string">
            <text:p>포항</text:p>
          </table:table-cell>
          <table:table-cell office:value-type="string" calcext:value-type="string">
            <text:p>경북 포항시 북구 흥해읍 포항역로 1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포항역</text:p>
          </table:table-cell>
          <table:table-cell office:value-type="float" office:value="36.07160518" calcext:value-type="float">
            <text:p>36.07160518</text:p>
          </table:table-cell>
          <table:table-cell office:value-type="float" office:value="129.3419282" calcext:value-type="float">
            <text:p>129.3419282</text:p>
          </table:table-cell>
        </table:table-row>
        <table:table-row table:style-name="ro3">
          <table:table-cell office:value-type="string" calcext:value-type="string">
            <text:p>약목</text:p>
          </table:table-cell>
          <table:table-cell office:value-type="string" calcext:value-type="string">
            <text:p>경북 칠곡군 약목면 칠곡대로 635번지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약목역</text:p>
          </table:table-cell>
          <table:table-cell office:value-type="float" office:value="36.03723664" calcext:value-type="float">
            <text:p>36.03723664</text:p>
          </table:table-cell>
          <table:table-cell office:value-type="float" office:value="128.364206" calcext:value-type="float">
            <text:p>128.364206</text:p>
          </table:table-cell>
        </table:table-row>
        <table:table-row table:style-name="ro4">
          <table:table-cell office:value-type="string" calcext:value-type="string">
            <text:p>화산</text:p>
          </table:table-cell>
          <table:table-cell office:value-type="string" calcext:value-type="string">
            <text:p>경북 영천시 화산면 장수로 917-10(유성리 538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화산역 (폐역)</text:p>
          </table:table-cell>
          <table:table-cell office:value-type="float" office:value="36.01779756" calcext:value-type="float">
            <text:p>36.01779756</text:p>
          </table:table-cell>
          <table:table-cell office:value-type="float" office:value="128.8566244" calcext:value-type="float">
            <text:p>128.8566244</text:p>
          </table:table-cell>
        </table:table-row>
        <table:table-row table:style-name="ro2">
          <table:table-cell office:value-type="string" calcext:value-type="string">
            <text:p>봉정</text:p>
          </table:table-cell>
          <table:table-cell office:value-type="string" calcext:value-type="string">
            <text:p>경상북도 영천시 금호읍 관황길 22</text:p>
          </table:table-cell>
          <table:table-cell office:value-type="string" calcext:value-type="string">
            <text:p>대구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봉정역 (폐역)</text:p>
          </table:table-cell>
          <table:table-cell office:value-type="float" office:value="35.92829186" calcext:value-type="float">
            <text:p>35.92829186</text:p>
          </table:table-cell>
          <table:table-cell office:value-type="float" office:value="128.9096007" calcext:value-type="float">
            <text:p>128.9096007</text:p>
          </table:table-cell>
        </table:table-row>
        <table:table-row table:style-name="ro4">
          <table:table-cell office:value-type="string" calcext:value-type="string">
            <text:p>왜관</text:p>
          </table:table-cell>
          <table:table-cell office:value-type="string" calcext:value-type="string">
            <text:p>경북 칠곡군 왜관읍 중앙로8길 10 (왜관리 230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왜관역</text:p>
          </table:table-cell>
          <table:table-cell office:value-type="float" office:value="35.99228223" calcext:value-type="float">
            <text:p>35.99228223</text:p>
          </table:table-cell>
          <table:table-cell office:value-type="float" office:value="128.3999847" calcext:value-type="float">
            <text:p>128.3999847</text:p>
          </table:table-cell>
        </table:table-row>
        <table:table-row table:style-name="ro2">
          <table:table-cell office:value-type="string" calcext:value-type="string">
            <text:p>북영천</text:p>
          </table:table-cell>
          <table:table-cell office:value-type="string" calcext:value-type="string">
            <text:p>경상북도 영천시 장수로 65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북영천역</text:p>
          </table:table-cell>
          <table:table-cell office:value-type="float" office:value="35.9660721" calcext:value-type="float">
            <text:p>35.9660721</text:p>
          </table:table-cell>
          <table:table-cell office:value-type="float" office:value="128.917255" calcext:value-type="float">
            <text:p>128.917255</text:p>
          </table:table-cell>
        </table:table-row>
        <table:table-row table:style-name="ro2">
          <table:table-cell office:value-type="string" calcext:value-type="string">
            <text:p>영천</text:p>
          </table:table-cell>
          <table:table-cell office:value-type="string" calcext:value-type="string">
            <text:p>경상북도 영천시 금완로(완산동) 98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영천역</text:p>
          </table:table-cell>
          <table:table-cell office:value-type="float" office:value="35.95952142" calcext:value-type="float">
            <text:p>35.95952142</text:p>
          </table:table-cell>
          <table:table-cell office:value-type="float" office:value="128.9391646" calcext:value-type="float">
            <text:p>128.9391646</text:p>
          </table:table-cell>
        </table:table-row>
        <table:table-row table:style-name="ro3">
          <table:table-cell office:value-type="string" calcext:value-type="string">
            <text:p>연화</text:p>
          </table:table-cell>
          <table:table-cell office:value-type="string" calcext:value-type="string">
            <text:p>경북 칠곡군 지천면 칠곡대로 2054-5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연화역</text:p>
          </table:table-cell>
          <table:table-cell office:value-type="float" office:value="35.96499371" calcext:value-type="float">
            <text:p>35.96499371</text:p>
          </table:table-cell>
          <table:table-cell office:value-type="float" office:value="128.4478066" calcext:value-type="float">
            <text:p>128.4478066</text:p>
          </table:table-cell>
        </table:table-row>
        <table:table-row table:style-name="ro4">
          <table:table-cell office:value-type="string" calcext:value-type="string">
            <text:p>신동</text:p>
          </table:table-cell>
          <table:table-cell office:value-type="string" calcext:value-type="string">
            <text:p>경상북도 칠곡군 지천면 신동로7길 37 (신리 506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신동역</text:p>
          </table:table-cell>
          <table:table-cell office:value-type="float" office:value="35.95574954" calcext:value-type="float">
            <text:p>35.95574954</text:p>
          </table:table-cell>
          <table:table-cell office:value-type="float" office:value="128.4860049" calcext:value-type="float">
            <text:p>128.4860049</text:p>
          </table:table-cell>
        </table:table-row>
        <table:table-row table:style-name="ro2">
          <table:table-cell office:value-type="string" calcext:value-type="string">
            <text:p>아화</text:p>
          </table:table-cell>
          <table:table-cell office:value-type="string" calcext:value-type="string">
            <text:p>경상북도 경주시 서면 심곡리 809-5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아화역</text:p>
          </table:table-cell>
          <table:table-cell office:value-type="float" office:value="35.89782388" calcext:value-type="float">
            <text:p>35.89782388</text:p>
          </table:table-cell>
          <table:table-cell office:value-type="float" office:value="129.0515721" calcext:value-type="float">
            <text:p>129.0515721</text:p>
          </table:table-cell>
        </table:table-row>
        <table:table-row table:style-name="ro2">
          <table:table-cell office:value-type="string" calcext:value-type="string">
            <text:p>지천</text:p>
          </table:table-cell>
          <table:table-cell office:value-type="string" calcext:value-type="string">
            <text:p>경북 칠곡군 지천면 용산로 168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지천역</text:p>
          </table:table-cell>
          <table:table-cell office:value-type="float" office:value="35.89745029" calcext:value-type="float">
            <text:p>35.89745029</text:p>
          </table:table-cell>
          <table:table-cell office:value-type="float" office:value="128.5003756" calcext:value-type="float">
            <text:p>128.5003756</text:p>
          </table:table-cell>
        </table:table-row>
        <table:table-row table:style-name="ro2">
          <table:table-cell office:value-type="string" calcext:value-type="string">
            <text:p>동대구</text:p>
          </table:table-cell>
          <table:table-cell office:value-type="string" calcext:value-type="string">
            <text:p>대구광역시 동구 동대구로 550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동대구역</text:p>
          </table:table-cell>
          <table:table-cell office:value-type="float" office:value="35.87932399" calcext:value-type="float">
            <text:p>35.87932399</text:p>
          </table:table-cell>
          <table:table-cell office:value-type="float" office:value="128.6283938" calcext:value-type="float">
            <text:p>128.6283938</text:p>
          </table:table-cell>
        </table:table-row>
        <table:table-row table:style-name="ro1">
          <table:table-cell office:value-type="string" calcext:value-type="string">
            <text:p>대구</text:p>
          </table:table-cell>
          <table:table-cell office:value-type="string" calcext:value-type="string">
            <text:p>대구 북구 태평로 161 (칠성동2가 302-155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대구역</text:p>
          </table:table-cell>
          <table:table-cell office:value-type="float" office:value="35.87594877" calcext:value-type="float">
            <text:p>35.87594877</text:p>
          </table:table-cell>
          <table:table-cell office:value-type="float" office:value="128.5962772" calcext:value-type="float">
            <text:p>128.5962772</text:p>
          </table:table-cell>
        </table:table-row>
        <table:table-row table:style-name="ro4">
          <table:table-cell office:value-type="string" calcext:value-type="string">
            <text:p>반야월</text:p>
          </table:table-cell>
          <table:table-cell office:value-type="string" calcext:value-type="string">
            <text:p>대구광역시 동구 안심로 지하261(동호동)</text:p>
          </table:table-cell>
          <table:table-cell office:value-type="string" calcext:value-type="string">
            <text:p>(구) 대구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반야월역</text:p>
          </table:table-cell>
          <table:table-cell office:value-type="float" office:value="35.86596684" calcext:value-type="float">
            <text:p>35.86596684</text:p>
          </table:table-cell>
          <table:table-cell office:value-type="float" office:value="128.7136032" calcext:value-type="float">
            <text:p>128.7136032</text:p>
          </table:table-cell>
        </table:table-row>
        <table:table-row table:style-name="ro7">
          <table:table-cell office:value-type="string" calcext:value-type="string">
            <text:p>경산</text:p>
          </table:table-cell>
          <table:table-cell office:value-type="string" calcext:value-type="string">
            <text:p>경북 경산시 중앙로1(사정동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경산역</text:p>
          </table:table-cell>
          <table:table-cell office:value-type="float" office:value="35.81934884" calcext:value-type="float">
            <text:p>35.81934884</text:p>
          </table:table-cell>
          <table:table-cell office:value-type="float" office:value="128.7279409" calcext:value-type="float">
            <text:p>128.7279409</text:p>
          </table:table-cell>
        </table:table-row>
        <table:table-row table:style-name="ro4">
          <table:table-cell office:value-type="string" calcext:value-type="string">
            <text:p>삼성</text:p>
          </table:table-cell>
          <table:table-cell office:value-type="string" calcext:value-type="string">
            <text:p>경북 경산시 남천면 삼성역길 64-23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삼성역</text:p>
          </table:table-cell>
          <table:table-cell office:value-type="float" office:value="35.76305446" calcext:value-type="float">
            <text:p>35.76305446</text:p>
          </table:table-cell>
          <table:table-cell office:value-type="float" office:value="128.7228261" calcext:value-type="float">
            <text:p>128.7228261</text:p>
          </table:table-cell>
        </table:table-row>
        <table:table-row table:style-name="ro2">
          <table:table-cell office:value-type="string" calcext:value-type="string">
            <text:p>청도</text:p>
          </table:table-cell>
          <table:table-cell office:value-type="string" calcext:value-type="string">
            <text:p>경북 청도군 청도읍 청화로 214번지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청도역</text:p>
          </table:table-cell>
          <table:table-cell office:value-type="float" office:value="35.64006726" calcext:value-type="float">
            <text:p>35.64006726</text:p>
          </table:table-cell>
          <table:table-cell office:value-type="float" office:value="128.7464994" calcext:value-type="float">
            <text:p>128.7464994</text:p>
          </table:table-cell>
        </table:table-row>
        <table:table-row table:style-name="ro7">
          <table:table-cell office:value-type="string" calcext:value-type="string">
            <text:p>상동</text:p>
          </table:table-cell>
          <table:table-cell office:value-type="string" calcext:value-type="string">
            <text:p>경남 밀양시 상동면 금산 7길-4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상동역</text:p>
          </table:table-cell>
          <table:table-cell office:value-type="float" office:value="35.5556015" calcext:value-type="float">
            <text:p>35.5556015</text:p>
          </table:table-cell>
          <table:table-cell office:value-type="float" office:value="128.7607608" calcext:value-type="float">
            <text:p>128.7607608</text:p>
          </table:table-cell>
        </table:table-row>
        <table:table-row table:style-name="ro3">
          <table:table-cell office:value-type="string" calcext:value-type="string">
            <text:p>남창</text:p>
          </table:table-cell>
          <table:table-cell office:value-type="string" calcext:value-type="string">
            <text:p>울산 울주군 온양읍 남창역길 40(남창리 42)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남창역</text:p>
          </table:table-cell>
          <table:table-cell office:value-type="float" office:value="35.4185479" calcext:value-type="float">
            <text:p>35.4185479</text:p>
          </table:table-cell>
          <table:table-cell office:value-type="float" office:value="129.2826515" calcext:value-type="float">
            <text:p>129.2826515</text:p>
          </table:table-cell>
        </table:table-row>
        <table:table-row table:style-name="ro5">
          <table:table-cell office:value-type="string" calcext:value-type="string">
            <text:p>태화강</text:p>
          </table:table-cell>
          <table:table-cell office:value-type="string" calcext:value-type="string">
            <text:p>울산 남구 산업로 645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태화강역</text:p>
          </table:table-cell>
          <table:table-cell office:value-type="float" office:value="35.53881719" calcext:value-type="float">
            <text:p>35.53881719</text:p>
          </table:table-cell>
          <table:table-cell office:value-type="float" office:value="129.3534992" calcext:value-type="float">
            <text:p>129.3534992</text:p>
          </table:table-cell>
        </table:table-row>
        <table:table-row table:style-name="ro2">
          <table:table-cell office:value-type="string" calcext:value-type="string">
            <text:p>삼랑진</text:p>
          </table:table-cell>
          <table:table-cell office:value-type="string" calcext:value-type="string">
            <text:p>경남 밀양시 삼랑진읍 천태로 72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삼랑진역</text:p>
          </table:table-cell>
          <table:table-cell office:value-type="float" office:value="35.39943634" calcext:value-type="float">
            <text:p>35.39943634</text:p>
          </table:table-cell>
          <table:table-cell office:value-type="float" office:value="128.843088" calcext:value-type="float">
            <text:p>128.843088</text:p>
          </table:table-cell>
        </table:table-row>
        <table:table-row table:style-name="ro2">
          <table:table-cell office:value-type="string" calcext:value-type="string">
            <text:p>낙동강</text:p>
          </table:table-cell>
          <table:table-cell office:value-type="string" calcext:value-type="string">
            <text:p>경남 밀양시 삼랑진읍 삼랑진로 119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낙동강역</text:p>
          </table:table-cell>
          <table:table-cell office:value-type="float" office:value="35.38936442" calcext:value-type="float">
            <text:p>35.38936442</text:p>
          </table:table-cell>
          <table:table-cell office:value-type="float" office:value="128.8317439" calcext:value-type="float">
            <text:p>128.8317439</text:p>
          </table:table-cell>
        </table:table-row>
        <table:table-row table:style-name="ro4">
          <table:table-cell office:value-type="string" calcext:value-type="string">
            <text:p>서생</text:p>
          </table:table-cell>
          <table:table-cell office:value-type="string" calcext:value-type="string">
            <text:p>울산 울주군 서생면 천산로 211(화산리 180-2)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서생역</text:p>
          </table:table-cell>
          <table:table-cell office:value-type="float" office:value="35.34620433" calcext:value-type="float">
            <text:p>35.34620433</text:p>
          </table:table-cell>
          <table:table-cell office:value-type="float" office:value="129.2930533" calcext:value-type="float">
            <text:p>129.2930533</text:p>
          </table:table-cell>
        </table:table-row>
        <table:table-row table:style-name="ro2">
          <table:table-cell office:value-type="string" calcext:value-type="string">
            <text:p>원동</text:p>
          </table:table-cell>
          <table:table-cell office:value-type="string" calcext:value-type="string">
            <text:p>경남 양산시 원동면 원동마을길 13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원동역</text:p>
          </table:table-cell>
          <table:table-cell office:value-type="float" office:value="35.36274467" calcext:value-type="float">
            <text:p>35.36274467</text:p>
          </table:table-cell>
          <table:table-cell office:value-type="float" office:value="128.9208103" calcext:value-type="float">
            <text:p>128.9208103</text:p>
          </table:table-cell>
        </table:table-row>
        <table:table-row table:style-name="ro4">
          <table:table-cell office:value-type="string" calcext:value-type="string">
            <text:p>물금</text:p>
          </table:table-cell>
          <table:table-cell office:value-type="string" calcext:value-type="string">
            <text:p>경남 양산시 물금읍 황산로 347(물금리 372-3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물금역</text:p>
          </table:table-cell>
          <table:table-cell office:value-type="float" office:value="35.30715678" calcext:value-type="float">
            <text:p>35.30715678</text:p>
          </table:table-cell>
          <table:table-cell office:value-type="float" office:value="128.9853192" calcext:value-type="float">
            <text:p>128.9853192</text:p>
          </table:table-cell>
        </table:table-row>
        <table:table-row table:style-name="ro4">
          <table:table-cell office:value-type="string" calcext:value-type="string">
            <text:p>덕산</text:p>
          </table:table-cell>
          <table:table-cell office:value-type="string" calcext:value-type="string">
            <text:p>경남 창원시 의창구 동읍 용잠로 35번길 11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덕산역 (폐역)</text:p>
          </table:table-cell>
          <table:table-cell office:value-type="float" office:value="35.28078406" calcext:value-type="float">
            <text:p>35.28078406</text:p>
          </table:table-cell>
          <table:table-cell office:value-type="float" office:value="128.6882588" calcext:value-type="float">
            <text:p>128.6882588</text:p>
          </table:table-cell>
        </table:table-row>
        <table:table-row table:style-name="ro2">
          <table:table-cell office:value-type="string" calcext:value-type="string">
            <text:p>산인</text:p>
          </table:table-cell>
          <table:table-cell office:value-type="string" calcext:value-type="string">
            <text:p>경상남도 함안군 산인면 산인로 184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산인역 (폐역)</text:p>
          </table:table-cell>
          <table:table-cell office:value-type="float" office:value="35.27223309" calcext:value-type="float">
            <text:p>35.27223309</text:p>
          </table:table-cell>
          <table:table-cell office:value-type="float" office:value="128.4552455" calcext:value-type="float">
            <text:p>128.4552455</text:p>
          </table:table-cell>
        </table:table-row>
        <table:table-row table:style-name="ro2">
          <table:table-cell office:value-type="string" calcext:value-type="string">
            <text:p>일광</text:p>
          </table:table-cell>
          <table:table-cell office:value-type="string" calcext:value-type="string">
            <text:p>부산시 기장군 일광면 일광로 111-10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일광역</text:p>
          </table:table-cell>
          <table:table-cell office:value-type="float" office:value="35.2675812" calcext:value-type="float">
            <text:p>35.2675812</text:p>
          </table:table-cell>
          <table:table-cell office:value-type="float" office:value="129.2330929" calcext:value-type="float">
            <text:p>129.2330929</text:p>
          </table:table-cell>
        </table:table-row>
        <table:table-row table:style-name="ro4">
          <table:table-cell office:value-type="string" calcext:value-type="string">
            <text:p>창원</text:p>
          </table:table-cell>
          <table:table-cell office:value-type="string" calcext:value-type="string">
            <text:p>경남 창원시 의창구 의창대로 67 (동정동)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창원역</text:p>
          </table:table-cell>
          <table:table-cell office:value-type="float" office:value="35.25750629" calcext:value-type="float">
            <text:p>35.25750629</text:p>
          </table:table-cell>
          <table:table-cell office:value-type="float" office:value="128.6065531" calcext:value-type="float">
            <text:p>128.6065531</text:p>
          </table:table-cell>
        </table:table-row>
        <table:table-row table:style-name="ro3">
          <table:table-cell office:value-type="string" calcext:value-type="string">
            <text:p>군북</text:p>
          </table:table-cell>
          <table:table-cell office:value-type="string" calcext:value-type="string">
            <text:p>경남 함안군 군북면 의산삼일로 1992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군북역</text:p>
          </table:table-cell>
          <table:table-cell office:value-type="float" office:value="35.25207072" calcext:value-type="float">
            <text:p>35.25207072</text:p>
          </table:table-cell>
          <table:table-cell office:value-type="float" office:value="128.3518884" calcext:value-type="float">
            <text:p>128.3518884</text:p>
          </table:table-cell>
        </table:table-row>
        <table:table-row table:style-name="ro2">
          <table:table-cell office:value-type="string" calcext:value-type="string">
            <text:p>기장</text:p>
          </table:table-cell>
          <table:table-cell office:value-type="string" calcext:value-type="string">
            <text:p>부산시 기장군 기장읍 차성로288번길 86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기장역</text:p>
          </table:table-cell>
          <table:table-cell office:value-type="float" office:value="35.24472311" calcext:value-type="float">
            <text:p>35.24472311</text:p>
          </table:table-cell>
          <table:table-cell office:value-type="float" office:value="129.218766" calcext:value-type="float">
            <text:p>129.218766</text:p>
          </table:table-cell>
        </table:table-row>
        <table:table-row table:style-name="ro2">
          <table:table-cell office:value-type="string" calcext:value-type="string">
            <text:p>화명</text:p>
          </table:table-cell>
          <table:table-cell office:value-type="string" calcext:value-type="string">
            <text:p>부산광역시 북구 학사로 135 (화명동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화명역</text:p>
          </table:table-cell>
          <table:table-cell office:value-type="float" office:value="35.23451172" calcext:value-type="float">
            <text:p>35.23451172</text:p>
          </table:table-cell>
          <table:table-cell office:value-type="float" office:value="129.0076404" calcext:value-type="float">
            <text:p>129.0076404</text:p>
          </table:table-cell>
        </table:table-row>
        <table:table-row table:style-name="ro2">
          <table:table-cell office:value-type="string" calcext:value-type="string">
            <text:p>구포</text:p>
          </table:table-cell>
          <table:table-cell office:value-type="string" calcext:value-type="string">
            <text:p>부산광역시 북구 구포만세길 82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구포역</text:p>
          </table:table-cell>
          <table:table-cell office:value-type="float" office:value="35.20548095" calcext:value-type="float">
            <text:p>35.20548095</text:p>
          </table:table-cell>
          <table:table-cell office:value-type="float" office:value="128.997114" calcext:value-type="float">
            <text:p>128.997114</text:p>
          </table:table-cell>
        </table:table-row>
        <table:table-row table:style-name="ro4">
          <table:table-cell office:value-type="string" calcext:value-type="string">
            <text:p>성주사</text:p>
          </table:table-cell>
          <table:table-cell office:value-type="string" calcext:value-type="string">
            <text:p>경남 창원시 성산구 성주로 1(안민동 70-6번지)</text:p>
          </table:table-cell>
          <table:table-cell office:value-type="string" calcext:value-type="string">
            <text:p>진해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성주사역 (폐역)</text:p>
          </table:table-cell>
          <table:table-cell office:value-type="float" office:value="35.18799311" calcext:value-type="float">
            <text:p>35.18799311</text:p>
          </table:table-cell>
          <table:table-cell office:value-type="float" office:value="128.6925108" calcext:value-type="float">
            <text:p>128.6925108</text:p>
          </table:table-cell>
        </table:table-row>
        <table:table-row table:style-name="ro2">
          <table:table-cell office:value-type="string" calcext:value-type="string">
            <text:p>센텀</text:p>
          </table:table-cell>
          <table:table-cell office:value-type="string" calcext:value-type="string">
            <text:p>부산광역시 해운대구 해운대로 210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센텀역</text:p>
          </table:table-cell>
          <table:table-cell office:value-type="float" office:value="35.17929636" calcext:value-type="float">
            <text:p>35.17929636</text:p>
          </table:table-cell>
          <table:table-cell office:value-type="float" office:value="129.1246103" calcext:value-type="float">
            <text:p>129.1246103</text:p>
          </table:table-cell>
        </table:table-row>
        <table:table-row table:style-name="ro12">
          <table:table-cell office:value-type="string" calcext:value-type="string">
            <text:p>가야</text:p>
          </table:table-cell>
          <table:table-cell office:value-type="string" calcext:value-type="string">
            <text:p>부산 부산진구 백양대로 91(당감동 174) 한국철도공사 가야역</text:p>
          </table:table-cell>
          <table:table-cell office:value-type="string" calcext:value-type="string">
            <text:p>가야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가야역</text:p>
          </table:table-cell>
          <table:table-cell office:value-type="float" office:value="35.16099098" calcext:value-type="float">
            <text:p>35.16099098</text:p>
          </table:table-cell>
          <table:table-cell office:value-type="float" office:value="129.0395641" calcext:value-type="float">
            <text:p>129.0395641</text:p>
          </table:table-cell>
        </table:table-row>
        <table:table-row table:style-name="ro3">
          <table:table-cell office:value-type="string" calcext:value-type="string">
            <text:p>반성</text:p>
          </table:table-cell>
          <table:table-cell office:value-type="string" calcext:value-type="string">
            <text:p>경상남도 진주시 일반성면 일사로 787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반성역 (폐역)</text:p>
          </table:table-cell>
          <table:table-cell office:value-type="float" office:value="35.17030273" calcext:value-type="float">
            <text:p>35.17030273</text:p>
          </table:table-cell>
          <table:table-cell office:value-type="float" office:value="128.2760888" calcext:value-type="float">
            <text:p>128.2760888</text:p>
          </table:table-cell>
        </table:table-row>
        <table:table-row table:style-name="ro12">
          <table:table-cell office:value-type="string" calcext:value-type="string">
            <text:p>중리</text:p>
          </table:table-cell>
          <table:table-cell office:value-type="string" calcext:value-type="string">
            <text:p>경남 창원시 마산회원구 내서읍 함마대로 2803-3 (중리 420-1)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중리역</text:p>
          </table:table-cell>
          <table:table-cell office:value-type="float" office:value="35.24966655" calcext:value-type="float">
            <text:p>35.24966655</text:p>
          </table:table-cell>
          <table:table-cell office:value-type="float" office:value="128.518841" calcext:value-type="float">
            <text:p>128.518841</text:p>
          </table:table-cell>
        </table:table-row>
        <table:table-row table:style-name="ro3">
          <table:table-cell office:value-type="string" calcext:value-type="string">
            <text:p>마산</text:p>
          </table:table-cell>
          <table:table-cell office:value-type="string" calcext:value-type="string">
            <text:p>경남 창원시 마산회원구 마산역 광장로18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마산역</text:p>
          </table:table-cell>
          <table:table-cell office:value-type="float" office:value="35.23620919" calcext:value-type="float">
            <text:p>35.23620919</text:p>
          </table:table-cell>
          <table:table-cell office:value-type="float" office:value="128.5771776" calcext:value-type="float">
            <text:p>128.5771776</text:p>
          </table:table-cell>
        </table:table-row>
        <table:table-row table:style-name="ro9">
          <table:table-cell office:value-type="string" calcext:value-type="string">
            <text:p>경화</text:p>
          </table:table-cell>
          <table:table-cell office:value-type="string" calcext:value-type="string">
            <text:p>경남 창원시 진해구 진해대로 649(경화동 1200번지)</text:p>
          </table:table-cell>
          <table:table-cell office:value-type="string" calcext:value-type="string">
            <text:p>진해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경화역 (폐역)</text:p>
          </table:table-cell>
          <table:table-cell office:value-type="float" office:value="35.15905584" calcext:value-type="float">
            <text:p>35.15905584</text:p>
          </table:table-cell>
          <table:table-cell office:value-type="float" office:value="128.6866215" calcext:value-type="float">
            <text:p>128.6866215</text:p>
          </table:table-cell>
        </table:table-row>
        <table:table-row table:style-name="ro2">
          <table:table-cell office:value-type="string" calcext:value-type="string">
            <text:p>진해</text:p>
          </table:table-cell>
          <table:table-cell office:value-type="string" calcext:value-type="string">
            <text:p>경남 창원시 진해구 충장로 71</text:p>
          </table:table-cell>
          <table:table-cell office:value-type="string" calcext:value-type="string">
            <text:p>진해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진해역 (폐역)</text:p>
          </table:table-cell>
          <table:table-cell office:value-type="float" office:value="35.15344174" calcext:value-type="float">
            <text:p>35.15344174</text:p>
          </table:table-cell>
          <table:table-cell office:value-type="float" office:value="128.6600952" calcext:value-type="float">
            <text:p>128.6600952</text:p>
          </table:table-cell>
        </table:table-row>
        <table:table-row table:style-name="ro4">
          <table:table-cell office:value-type="string" calcext:value-type="string">
            <text:p>범일</text:p>
          </table:table-cell>
          <table:table-cell office:value-type="string" calcext:value-type="string">
            <text:p>부산광역시 부산진구 신천대로71번길 94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범일역 (폐역)</text:p>
          </table:table-cell>
          <table:table-cell office:value-type="float" office:value="35.14529175" calcext:value-type="float">
            <text:p>35.14529175</text:p>
          </table:table-cell>
          <table:table-cell office:value-type="float" office:value="129.0575207" calcext:value-type="float">
            <text:p>129.0575207</text:p>
          </table:table-cell>
        </table:table-row>
        <table:table-row table:style-name="ro12">
          <table:table-cell office:value-type="string" calcext:value-type="string">
            <text:p>완사</text:p>
          </table:table-cell>
          <table:table-cell office:value-type="string" calcext:value-type="string">
            <text:p>경상남도 사천시 곤명면 경서대로 3435 (정곡리 120-14) 완사역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완사역</text:p>
          </table:table-cell>
          <table:table-cell office:value-type="float" office:value="35.13431403" calcext:value-type="float">
            <text:p>35.13431403</text:p>
          </table:table-cell>
          <table:table-cell office:value-type="float" office:value="127.9773859" calcext:value-type="float">
            <text:p>127.9773859</text:p>
          </table:table-cell>
        </table:table-row>
        <table:table-row table:style-name="ro9">
          <table:table-cell office:value-type="string" calcext:value-type="string">
            <text:p>부산진</text:p>
          </table:table-cell>
          <table:table-cell office:value-type="string" calcext:value-type="string">
            <text:p>부산 동구 충장대로 255(초량3동 1171-3) 부산진역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부산진역</text:p>
          </table:table-cell>
          <table:table-cell office:value-type="float" office:value="35.12481933" calcext:value-type="float">
            <text:p>35.12481933</text:p>
          </table:table-cell>
          <table:table-cell office:value-type="float" office:value="129.047612" calcext:value-type="float">
            <text:p>129.047612</text:p>
          </table:table-cell>
        </table:table-row>
        <table:table-row table:style-name="ro6">
          <table:table-cell office:value-type="string" calcext:value-type="string">
            <text:p>부산</text:p>
          </table:table-cell>
          <table:table-cell office:value-type="string" calcext:value-type="string">
            <text:p>부산 동구 중앙대로 206 (초량3동 1187-1번지) 부산역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부산역</text:p>
          </table:table-cell>
          <table:table-cell office:value-type="float" office:value="35.11510918" calcext:value-type="float">
            <text:p>35.11510918</text:p>
          </table:table-cell>
          <table:table-cell office:value-type="float" office:value="129.0414192" calcext:value-type="float">
            <text:p>129.0414192</text:p>
          </table:table-cell>
        </table:table-row>
        <table:table-row table:style-name="ro4">
          <table:table-cell office:value-type="string" calcext:value-type="string">
            <text:p>횡천</text:p>
          </table:table-cell>
          <table:table-cell office:value-type="string" calcext:value-type="string">
            <text:p>경상남도 하동군 횡천면 경서대로 998-12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횡천역 (폐역)</text:p>
          </table:table-cell>
          <table:table-cell office:value-type="float" office:value="35.10310551" calcext:value-type="float">
            <text:p>35.10310551</text:p>
          </table:table-cell>
          <table:table-cell office:value-type="float" office:value="127.808695" calcext:value-type="float">
            <text:p>127.808695</text:p>
          </table:table-cell>
        </table:table-row>
        <table:table-row table:style-name="ro3">
          <table:table-cell office:value-type="string" calcext:value-type="string">
            <text:p>북천</text:p>
          </table:table-cell>
          <table:table-cell office:value-type="string" calcext:value-type="string">
            <text:p>경상남도 하동군 북천면 경서대로 2347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북천역 (폐역)</text:p>
          </table:table-cell>
          <table:table-cell office:value-type="float" office:value="35.1134513" calcext:value-type="float">
            <text:p>35.1134513</text:p>
          </table:table-cell>
          <table:table-cell office:value-type="float" office:value="127.893145" calcext:value-type="float">
            <text:p>127.893145</text:p>
          </table:table-cell>
        </table:table-row>
        <table:table-row table:style-name="ro2">
          <table:table-cell office:value-type="string" calcext:value-type="string">
            <text:p>하동</text:p>
          </table:table-cell>
          <table:table-cell office:value-type="string" calcext:value-type="string">
            <text:p>경상남도 하동군 하동읍 너뱅이길 30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하동역</text:p>
          </table:table-cell>
          <table:table-cell office:value-type="float" office:value="35.06394804" calcext:value-type="float">
            <text:p>35.06394804</text:p>
          </table:table-cell>
          <table:table-cell office:value-type="float" office:value="127.7618627" calcext:value-type="float">
            <text:p>127.7618627</text:p>
          </table:table-cell>
        </table:table-row>
        <table:table-row table:style-name="ro2">
          <table:table-cell office:value-type="string" calcext:value-type="string">
            <text:p>신경주</text:p>
          </table:table-cell>
          <table:table-cell office:value-type="string" calcext:value-type="string">
            <text:p>경상북도 경주시 건천읍 신경주역로 80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신경주역</text:p>
          </table:table-cell>
          <table:table-cell office:value-type="float" office:value="35.79837547" calcext:value-type="float">
            <text:p>35.79837547</text:p>
          </table:table-cell>
          <table:table-cell office:value-type="float" office:value="129.1389983" calcext:value-type="float">
            <text:p>129.1389983</text:p>
          </table:table-cell>
        </table:table-row>
        <table:table-row table:style-name="ro2">
          <table:table-cell office:value-type="string" calcext:value-type="string">
            <text:p>남성현</text:p>
          </table:table-cell>
          <table:table-cell office:value-type="string" calcext:value-type="string">
            <text:p>경북 청도군 화양읍 다로길39 남성현역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남성현역</text:p>
          </table:table-cell>
          <table:table-cell office:value-type="float" office:value="35.7046957" calcext:value-type="float">
            <text:p>35.7046957</text:p>
          </table:table-cell>
          <table:table-cell office:value-type="float" office:value="128.7163191" calcext:value-type="float">
            <text:p>128.7163191</text:p>
          </table:table-cell>
        </table:table-row>
        <table:table-row table:style-name="ro8">
          <table:table-cell office:value-type="string" calcext:value-type="string">
            <text:p>창원중앙</text:p>
          </table:table-cell>
          <table:table-cell office:value-type="string" calcext:value-type="string">
            <text:p>경상남도 창원시 의창구 상남로 381 (용동 산 32-9번지,창원중앙역사)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창원중앙역</text:p>
          </table:table-cell>
          <table:table-cell office:value-type="float" office:value="35.24235021" calcext:value-type="float">
            <text:p>35.24235021</text:p>
          </table:table-cell>
          <table:table-cell office:value-type="float" office:value="128.7013074" calcext:value-type="float">
            <text:p>128.7013074</text:p>
          </table:table-cell>
        </table:table-row>
        <table:table-row table:style-name="ro2">
          <table:table-cell office:value-type="string" calcext:value-type="string">
            <text:p>좌천</text:p>
          </table:table-cell>
          <table:table-cell office:value-type="string" calcext:value-type="string">
            <text:p>부산광역시 기장군 장안읍 해맞이로 2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좌천역</text:p>
          </table:table-cell>
          <table:table-cell office:value-type="float" office:value="35.31183217" calcext:value-type="float">
            <text:p>35.31183217</text:p>
          </table:table-cell>
          <table:table-cell office:value-type="float" office:value="129.2452947" calcext:value-type="float">
            <text:p>129.2452947</text:p>
          </table:table-cell>
        </table:table-row>
        <table:table-row table:style-name="ro5">
          <table:table-cell office:value-type="string" calcext:value-type="string">
            <text:p>밀양</text:p>
          </table:table-cell>
          <table:table-cell office:value-type="string" calcext:value-type="string">
            <text:p>경남 밀양시 중앙로 62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밀양역</text:p>
          </table:table-cell>
          <table:table-cell office:value-type="float" office:value="35.47452401" calcext:value-type="float">
            <text:p>35.47452401</text:p>
          </table:table-cell>
          <table:table-cell office:value-type="float" office:value="128.7711928" calcext:value-type="float">
            <text:p>128.7711928</text:p>
          </table:table-cell>
        </table:table-row>
        <table:table-row table:style-name="ro2">
          <table:table-cell office:value-type="string" calcext:value-type="string">
            <text:p>함안</text:p>
          </table:table-cell>
          <table:table-cell office:value-type="string" calcext:value-type="string">
            <text:p>경상남도 함안군 함안면 진함로 1637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함안역</text:p>
          </table:table-cell>
          <table:table-cell office:value-type="float" office:value="35.24934111" calcext:value-type="float">
            <text:p>35.24934111</text:p>
          </table:table-cell>
          <table:table-cell office:value-type="float" office:value="128.4249835" calcext:value-type="float">
            <text:p>128.4249835</text:p>
          </table:table-cell>
        </table:table-row>
        <table:table-row table:style-name="ro4">
          <table:table-cell office:value-type="string" calcext:value-type="string">
            <text:p>가천</text:p>
          </table:table-cell>
          <table:table-cell office:value-type="string" calcext:value-type="string">
            <text:p>대구광역시 수성구 천을로23길 259 (가천동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가천역</text:p>
          </table:table-cell>
          <table:table-cell office:value-type="float" office:value="35.8532285" calcext:value-type="float">
            <text:p>35.8532285</text:p>
          </table:table-cell>
          <table:table-cell office:value-type="float" office:value="128.6926932" calcext:value-type="float">
            <text:p>128.6926932</text:p>
          </table:table-cell>
        </table:table-row>
        <table:table-row table:style-name="ro7">
          <table:table-cell office:value-type="string" calcext:value-type="string">
            <text:p>사곡</text:p>
          </table:table-cell>
          <table:table-cell office:value-type="string" calcext:value-type="string">
            <text:p>경북 구미시 상사서로 173-16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사곡역</text:p>
          </table:table-cell>
          <table:table-cell office:value-type="float" office:value="36.09813419" calcext:value-type="float">
            <text:p>36.09813419</text:p>
          </table:table-cell>
          <table:table-cell office:value-type="float" office:value="128.3563661" calcext:value-type="float">
            <text:p>128.3563661</text:p>
          </table:table-cell>
        </table:table-row>
        <table:table-row table:style-name="ro4">
          <table:table-cell office:value-type="string" calcext:value-type="string">
            <text:p>안동</text:p>
          </table:table-cell>
          <table:table-cell office:value-type="string" calcext:value-type="string">
            <text:p>경상북도 안동시 경동로 122-16 (송현동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안동역</text:p>
          </table:table-cell>
          <table:table-cell office:value-type="float" office:value="36.57446184" calcext:value-type="float">
            <text:p>36.57446184</text:p>
          </table:table-cell>
          <table:table-cell office:value-type="float" office:value="128.6748768" calcext:value-type="float">
            <text:p>128.6748768</text:p>
          </table:table-cell>
        </table:table-row>
        <table:table-row table:style-name="ro3">
          <table:table-cell office:value-type="string" calcext:value-type="string">
            <text:p>하양</text:p>
          </table:table-cell>
          <table:table-cell office:value-type="string" calcext:value-type="string">
            <text:p>경북 경산시 하양읍 하양역길 1번지</text:p>
          </table:table-cell>
          <table:table-cell office:value-type="string" calcext:value-type="string">
            <text:p>대구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하양역</text:p>
          </table:table-cell>
          <table:table-cell office:value-type="float" office:value="35.90992895" calcext:value-type="float">
            <text:p>35.90992895</text:p>
          </table:table-cell>
          <table:table-cell office:value-type="float" office:value="128.8182343" calcext:value-type="float">
            <text:p>128.8182343</text:p>
          </table:table-cell>
        </table:table-row>
        <table:table-row table:style-name="ro2">
          <table:table-cell office:value-type="string" calcext:value-type="string">
            <text:p>신해운대</text:p>
          </table:table-cell>
          <table:table-cell office:value-type="string" calcext:value-type="string">
            <text:p>부산광역시 해운대구 장산로 427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신해운대역</text:p>
          </table:table-cell>
          <table:table-cell office:value-type="float" office:value="35.18164309" calcext:value-type="float">
            <text:p>35.18164309</text:p>
          </table:table-cell>
          <table:table-cell office:value-type="float" office:value="129.1771499" calcext:value-type="float">
            <text:p>129.1771499</text:p>
          </table:table-cell>
        </table:table-row>
        <table:table-row table:style-name="ro2">
          <table:table-cell office:value-type="string" calcext:value-type="string">
            <text:p>어등</text:p>
          </table:table-cell>
          <table:table-cell office:value-type="string" calcext:value-type="string">
            <text:p>경북 예천군 보문면 독양리 327</text:p>
          </table:table-cell>
          <table:table-cell office:value-type="string" calcext:value-type="string">
            <text:p>경북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어등역</text:p>
          </table:table-cell>
          <table:table-cell office:value-type="float" office:value="36.71544834" calcext:value-type="float">
            <text:p>36.71544834</text:p>
          </table:table-cell>
          <table:table-cell office:value-type="float" office:value="128.5601557" calcext:value-type="float">
            <text:p>128.5601557</text:p>
          </table:table-cell>
        </table:table-row>
        <table:table-row table:style-name="ro4">
          <table:table-cell office:value-type="string" calcext:value-type="string">
            <text:p>청천</text:p>
          </table:table-cell>
          <table:table-cell office:value-type="string" calcext:value-type="string">
            <text:p>경상북도 경산시 하양읍 대경로120번지(청천리)</text:p>
          </table:table-cell>
          <table:table-cell office:value-type="string" calcext:value-type="string">
            <text:p>대구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청천역 (폐역)</text:p>
          </table:table-cell>
          <table:table-cell office:value-type="float" office:value="35.88031196" calcext:value-type="float">
            <text:p>35.88031196</text:p>
          </table:table-cell>
          <table:table-cell office:value-type="float" office:value="128.7673143" calcext:value-type="float">
            <text:p>128.7673143</text:p>
          </table:table-cell>
        </table:table-row>
        <table:table-row table:style-name="ro2">
          <table:table-cell office:value-type="string" calcext:value-type="string">
            <text:p>금강</text:p>
          </table:table-cell>
          <table:table-cell office:value-type="string" calcext:value-type="string">
            <text:p>대구광역시 동구 금강로 153</text:p>
          </table:table-cell>
          <table:table-cell office:value-type="string" calcext:value-type="string">
            <text:p>대구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금강역 (폐역)</text:p>
          </table:table-cell>
          <table:table-cell office:value-type="float" office:value="35.86259937" calcext:value-type="float">
            <text:p>35.86259937</text:p>
          </table:table-cell>
          <table:table-cell office:value-type="float" office:value="128.7371865" calcext:value-type="float">
            <text:p>128.7371865</text:p>
          </table:table-cell>
        </table:table-row>
        <table:table-row table:style-name="ro2">
          <table:table-cell office:value-type="string" calcext:value-type="string">
            <text:p>덕하</text:p>
          </table:table-cell>
          <table:table-cell office:value-type="string" calcext:value-type="string">
            <text:p>울산시 울주군 청량읍 상남리 533-15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덕하역</text:p>
          </table:table-cell>
          <table:table-cell office:value-type="float" office:value="35.49379246" calcext:value-type="float">
            <text:p>35.49379246</text:p>
          </table:table-cell>
          <table:table-cell office:value-type="float" office:value="129.3037905" calcext:value-type="float">
            <text:p>129.3037905</text:p>
          </table:table-cell>
        </table:table-row>
        <table:table-row table:style-name="ro4">
          <table:table-cell office:value-type="string" calcext:value-type="string">
            <text:p>사상</text:p>
          </table:table-cell>
          <table:table-cell office:value-type="string" calcext:value-type="string">
            <text:p>부산광역시 사상구 광장로 108(괘법동 429-3번지)</text:p>
          </table:table-cell>
          <table:table-cell office:value-type="string" calcext:value-type="string">
            <text:p>경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사상역</text:p>
          </table:table-cell>
          <table:table-cell office:value-type="float" office:value="35.16256828" calcext:value-type="float">
            <text:p>35.16256828</text:p>
          </table:table-cell>
          <table:table-cell office:value-type="float" office:value="128.9887247" calcext:value-type="float">
            <text:p>128.9887247</text:p>
          </table:table-cell>
        </table:table-row>
        <table:table-row table:style-name="ro4">
          <table:table-cell office:value-type="string" calcext:value-type="string">
            <text:p>진영</text:p>
          </table:table-cell>
          <table:table-cell office:value-type="string" calcext:value-type="string">
            <text:p>경남 김해시 진영읍 김해대로 809 (진영역)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진영역</text:p>
          </table:table-cell>
          <table:table-cell office:value-type="float" office:value="35.29859259" calcext:value-type="float">
            <text:p>35.29859259</text:p>
          </table:table-cell>
          <table:table-cell office:value-type="float" office:value="128.7740686" calcext:value-type="float">
            <text:p>128.7740686</text:p>
          </table:table-cell>
        </table:table-row>
        <table:table-row table:style-name="ro3">
          <table:table-cell office:value-type="string" calcext:value-type="string">
            <text:p>송정</text:p>
          </table:table-cell>
          <table:table-cell office:value-type="string" calcext:value-type="string">
            <text:p>부산광역시 해운대구 해운대로 1147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송정역</text:p>
          </table:table-cell>
          <table:table-cell office:value-type="float" office:value="35.18776673" calcext:value-type="float">
            <text:p>35.18776673</text:p>
          </table:table-cell>
          <table:table-cell office:value-type="float" office:value="129.2020856" calcext:value-type="float">
            <text:p>129.2020856</text:p>
          </table:table-cell>
        </table:table-row>
        <table:table-row table:style-name="ro2">
          <table:table-cell office:value-type="string" calcext:value-type="string">
            <text:p>동래</text:p>
          </table:table-cell>
          <table:table-cell office:value-type="string" calcext:value-type="string">
            <text:p>부산광역시 동래구 낙민로 27</text:p>
          </table:table-cell>
          <table:table-cell office:value-type="string" calcext:value-type="string">
            <text:p>동해남부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동래역 (폐역)</text:p>
          </table:table-cell>
          <table:table-cell office:value-type="float" office:value="35.19779204" calcext:value-type="float">
            <text:p>35.19779204</text:p>
          </table:table-cell>
          <table:table-cell office:value-type="float" office:value="129.090001" calcext:value-type="float">
            <text:p>129.090001</text:p>
          </table:table-cell>
        </table:table-row>
        <table:table-row table:style-name="ro2">
          <table:table-cell office:value-type="string" calcext:value-type="string">
            <text:p>부전</text:p>
          </table:table-cell>
          <table:table-cell office:value-type="string" calcext:value-type="string">
            <text:p>부산광역시 부산진구 부전로 181</text:p>
          </table:table-cell>
          <table:table-cell office:value-type="string" calcext:value-type="string">
            <text:p>동해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부전역</text:p>
          </table:table-cell>
          <table:table-cell office:value-type="float" office:value="35.16465141" calcext:value-type="float">
            <text:p>35.16465141</text:p>
          </table:table-cell>
          <table:table-cell office:value-type="float" office:value="129.0601198" calcext:value-type="float">
            <text:p>129.0601198</text:p>
          </table:table-cell>
        </table:table-row>
        <table:table-row table:style-name="ro2">
          <table:table-cell office:value-type="string" calcext:value-type="string">
            <text:p>진례</text:p>
          </table:table-cell>
          <table:table-cell office:value-type="string" calcext:value-type="string">
            <text:p>경상남도 김해시 진례면 고모로 651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진례역</text:p>
          </table:table-cell>
          <table:table-cell office:value-type="float" office:value="35.26669573" calcext:value-type="float">
            <text:p>35.26669573</text:p>
          </table:table-cell>
          <table:table-cell office:value-type="float" office:value="128.7630921" calcext:value-type="float">
            <text:p>128.7630921</text:p>
          </table:table-cell>
        </table:table-row>
        <table:table-row table:style-name="ro2">
          <table:table-cell office:value-type="string" calcext:value-type="string">
            <text:p>강구</text:p>
          </table:table-cell>
          <table:table-cell office:value-type="string" calcext:value-type="string">
            <text:p>경북 영덕군 강구면 강산로 67</text:p>
          </table:table-cell>
          <table:table-cell office:value-type="string" calcext:value-type="string">
            <text:p>동해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강구역</text:p>
          </table:table-cell>
          <table:table-cell office:value-type="float" office:value="36.35230668" calcext:value-type="float">
            <text:p>36.35230668</text:p>
          </table:table-cell>
          <table:table-cell office:value-type="float" office:value="129.3719731" calcext:value-type="float">
            <text:p>129.3719731</text:p>
          </table:table-cell>
        </table:table-row>
        <table:table-row table:style-name="ro2">
          <table:table-cell office:value-type="string" calcext:value-type="string">
            <text:p>영덕</text:p>
          </table:table-cell>
          <table:table-cell office:value-type="string" calcext:value-type="string">
            <text:p>경상북도 영덕군 영덕읍 중앙길 29</text:p>
          </table:table-cell>
          <table:table-cell office:value-type="string" calcext:value-type="string">
            <text:p>동해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영덕역</text:p>
          </table:table-cell>
          <table:table-cell office:value-type="float" office:value="36.41029112" calcext:value-type="float">
            <text:p>36.41029112</text:p>
          </table:table-cell>
          <table:table-cell office:value-type="float" office:value="129.3774273" calcext:value-type="float">
            <text:p>129.3774273</text:p>
          </table:table-cell>
        </table:table-row>
        <table:table-row table:style-name="ro3">
          <table:table-cell office:value-type="string" calcext:value-type="string">
            <text:p>월포</text:p>
          </table:table-cell>
          <table:table-cell office:value-type="string" calcext:value-type="string">
            <text:p>경상북도 포항시 북구 청하면 월포로 137</text:p>
          </table:table-cell>
          <table:table-cell office:value-type="string" calcext:value-type="string">
            <text:p>동해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월포역</text:p>
          </table:table-cell>
          <table:table-cell office:value-type="float" office:value="36.20408746" calcext:value-type="float">
            <text:p>36.20408746</text:p>
          </table:table-cell>
          <table:table-cell office:value-type="float" office:value="129.3667346" calcext:value-type="float">
            <text:p>129.3667346</text:p>
          </table:table-cell>
        </table:table-row>
        <table:table-row table:style-name="ro2">
          <table:table-cell office:value-type="string" calcext:value-type="string">
            <text:p>장사</text:p>
          </table:table-cell>
          <table:table-cell office:value-type="string" calcext:value-type="string">
            <text:p>경상북도 영덕군 남정면 진불2길 26</text:p>
          </table:table-cell>
          <table:table-cell office:value-type="string" calcext:value-type="string">
            <text:p>동해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장사역</text:p>
          </table:table-cell>
          <table:table-cell office:value-type="float" office:value="36.2844065" calcext:value-type="float">
            <text:p>36.2844065</text:p>
          </table:table-cell>
          <table:table-cell office:value-type="float" office:value="129.369466" calcext:value-type="float">
            <text:p>129.369466</text:p>
          </table:table-cell>
        </table:table-row>
        <table:table-row table:style-name="ro2">
          <table:table-cell office:value-type="string" calcext:value-type="string">
            <text:p>서경주</text:p>
          </table:table-cell>
          <table:table-cell office:value-type="string" calcext:value-type="string">
            <text:p>경북 경주시 현곡면 하구리 992-1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서경주역 (폐역)</text:p>
          </table:table-cell>
          <table:table-cell office:value-type="float" office:value="35.86881529" calcext:value-type="float">
            <text:p>35.86881529</text:p>
          </table:table-cell>
          <table:table-cell office:value-type="float" office:value="129.2012006" calcext:value-type="float">
            <text:p>129.2012006</text:p>
          </table:table-cell>
        </table:table-row>
        <table:table-row table:style-name="ro4">
          <table:table-cell office:value-type="string" calcext:value-type="string">
            <text:p>신녕</text:p>
          </table:table-cell>
          <table:table-cell office:value-type="string" calcext:value-type="string">
            <text:p>경북 영천시 신녕면 장수로 1587(완전2리 607)</text:p>
          </table:table-cell>
          <table:table-cell office:value-type="string" calcext:value-type="string">
            <text:p>중앙선</text:p>
          </table:table-cell>
          <table:table-cell office:value-type="string" calcext:value-type="string">
            <text:p>경상권</text:p>
          </table:table-cell>
          <table:table-cell office:value-type="string" calcext:value-type="string">
            <text:p>신녕역</text:p>
          </table:table-cell>
          <table:table-cell office:value-type="float" office:value="36.0339796" calcext:value-type="float">
            <text:p>36.0339796</text:p>
          </table:table-cell>
          <table:table-cell office:value-type="float" office:value="128.7910973" calcext:value-type="float">
            <text:p>128.7910973</text:p>
          </table:table-cell>
        </table:table-row>
        <table:table-row table:style-name="ro2">
          <table:table-cell office:value-type="string" calcext:value-type="string">
            <text:p>용동</text:p>
          </table:table-cell>
          <table:table-cell office:value-type="string" calcext:value-type="string">
            <text:p>전북 익산시 용동면 구산리 804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용동역 (폐역)</text:p>
          </table:table-cell>
          <table:table-cell office:value-type="float" office:value="36.10930883" calcext:value-type="float">
            <text:p>36.10930883</text:p>
          </table:table-cell>
          <table:table-cell office:value-type="float" office:value="126.9907862" calcext:value-type="float">
            <text:p>126.9907862</text:p>
          </table:table-cell>
        </table:table-row>
        <table:table-row table:style-name="ro2">
          <table:table-cell office:value-type="string" calcext:value-type="string">
            <text:p>함열</text:p>
          </table:table-cell>
          <table:table-cell office:value-type="string" calcext:value-type="string">
            <text:p>전북 익산시 함열읍 함열로 71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함열역</text:p>
          </table:table-cell>
          <table:table-cell office:value-type="float" office:value="36.08017404" calcext:value-type="float">
            <text:p>36.08017404</text:p>
          </table:table-cell>
          <table:table-cell office:value-type="float" office:value="126.956959" calcext:value-type="float">
            <text:p>126.956959</text:p>
          </table:table-cell>
        </table:table-row>
        <table:table-row table:style-name="ro7">
          <table:table-cell office:value-type="string" calcext:value-type="string">
            <text:p>동익산</text:p>
          </table:table-cell>
          <table:table-cell office:value-type="string" calcext:value-type="string">
            <text:p>전라북도 익산시 옛둑2길 84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동익산화물역</text:p>
          </table:table-cell>
          <table:table-cell office:value-type="float" office:value="35.92110997" calcext:value-type="float">
            <text:p>35.92110997</text:p>
          </table:table-cell>
          <table:table-cell office:value-type="float" office:value="126.9571119" calcext:value-type="float">
            <text:p>126.9571119</text:p>
          </table:table-cell>
        </table:table-row>
        <table:table-row table:style-name="ro5">
          <table:table-cell office:value-type="string" calcext:value-type="string">
            <text:p>군산</text:p>
          </table:table-cell>
          <table:table-cell office:value-type="string" calcext:value-type="string">
            <text:p>전북 군산시 내흥2길 197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군산역</text:p>
          </table:table-cell>
          <table:table-cell office:value-type="float" office:value="35.99925254" calcext:value-type="float">
            <text:p>35.99925254</text:p>
          </table:table-cell>
          <table:table-cell office:value-type="float" office:value="126.7597894" calcext:value-type="float">
            <text:p>126.7597894</text:p>
          </table:table-cell>
        </table:table-row>
        <table:table-row table:style-name="ro5">
          <table:table-cell office:value-type="string" calcext:value-type="string">
            <text:p>익산</text:p>
          </table:table-cell>
          <table:table-cell office:value-type="string" calcext:value-type="string">
            <text:p>전북 익산시 익산대로 153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익산역</text:p>
          </table:table-cell>
          <table:table-cell office:value-type="float" office:value="35.9402174" calcext:value-type="float">
            <text:p>35.9402174</text:p>
          </table:table-cell>
          <table:table-cell office:value-type="float" office:value="126.9462883" calcext:value-type="float">
            <text:p>126.9462883</text:p>
          </table:table-cell>
        </table:table-row>
        <table:table-row table:style-name="ro7">
          <table:table-cell office:value-type="string" calcext:value-type="string">
            <text:p>대야</text:p>
          </table:table-cell>
          <table:table-cell office:value-type="string" calcext:value-type="string">
            <text:p>군산시 대야면 산월리 248-27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대야역 (폐역)</text:p>
          </table:table-cell>
          <table:table-cell office:value-type="float" office:value="35.94357567" calcext:value-type="float">
            <text:p>35.94357567</text:p>
          </table:table-cell>
          <table:table-cell office:value-type="float" office:value="126.8110208" calcext:value-type="float">
            <text:p>126.8110208</text:p>
          </table:table-cell>
        </table:table-row>
        <table:table-row table:style-name="ro4">
          <table:table-cell office:value-type="string" calcext:value-type="string">
            <text:p>삼례</text:p>
          </table:table-cell>
          <table:table-cell office:value-type="string" calcext:value-type="string">
            <text:p>전북 완주군 삼례읍 삼례역로 85-32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삼례역</text:p>
          </table:table-cell>
          <table:table-cell office:value-type="float" office:value="35.9042244" calcext:value-type="float">
            <text:p>35.9042244</text:p>
          </table:table-cell>
          <table:table-cell office:value-type="float" office:value="127.066266" calcext:value-type="float">
            <text:p>127.066266</text:p>
          </table:table-cell>
        </table:table-row>
        <table:table-row table:style-name="ro2">
          <table:table-cell office:value-type="string" calcext:value-type="string">
            <text:p>임피</text:p>
          </table:table-cell>
          <table:table-cell office:value-type="string" calcext:value-type="string">
            <text:p>전북 군산시 임피면 서원석곡로 37</text:p>
          </table:table-cell>
          <table:table-cell office:value-type="string" calcext:value-type="string">
            <text:p>장항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임피역 (폐역)</text:p>
          </table:table-cell>
          <table:table-cell office:value-type="float" office:value="35.95400819" calcext:value-type="float">
            <text:p>35.95400819</text:p>
          </table:table-cell>
          <table:table-cell office:value-type="float" office:value="126.8641173" calcext:value-type="float">
            <text:p>126.8641173</text:p>
          </table:table-cell>
        </table:table-row>
        <table:table-row table:style-name="ro3">
          <table:table-cell office:value-type="string" calcext:value-type="string">
            <text:p>동산</text:p>
          </table:table-cell>
          <table:table-cell office:value-type="string" calcext:value-type="string">
            <text:p>전라북도 전주시 덕진구 동부대로 1492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동산역</text:p>
          </table:table-cell>
          <table:table-cell office:value-type="float" office:value="35.8748064" calcext:value-type="float">
            <text:p>35.8748064</text:p>
          </table:table-cell>
          <table:table-cell office:value-type="float" office:value="127.0878015" calcext:value-type="float">
            <text:p>127.0878015</text:p>
          </table:table-cell>
        </table:table-row>
        <table:table-row table:style-name="ro2">
          <table:table-cell office:value-type="string" calcext:value-type="string">
            <text:p>부용</text:p>
          </table:table-cell>
          <table:table-cell office:value-type="string" calcext:value-type="string">
            <text:p>전북 김제시 백구면 월연대길 313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부용역</text:p>
          </table:table-cell>
          <table:table-cell office:value-type="float" office:value="35.87755621" calcext:value-type="float">
            <text:p>35.87755621</text:p>
          </table:table-cell>
          <table:table-cell office:value-type="float" office:value="126.9439663" calcext:value-type="float">
            <text:p>126.9439663</text:p>
          </table:table-cell>
        </table:table-row>
        <table:table-row table:style-name="ro2">
          <table:table-cell office:value-type="string" calcext:value-type="string">
            <text:p>전주</text:p>
          </table:table-cell>
          <table:table-cell office:value-type="string" calcext:value-type="string">
            <text:p>전북 전주시 덕진구 동부대로 680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전주역</text:p>
          </table:table-cell>
          <table:table-cell office:value-type="float" office:value="35.84985312" calcext:value-type="float">
            <text:p>35.84985312</text:p>
          </table:table-cell>
          <table:table-cell office:value-type="float" office:value="127.1618034" calcext:value-type="float">
            <text:p>127.1618034</text:p>
          </table:table-cell>
        </table:table-row>
        <table:table-row table:style-name="ro5">
          <table:table-cell office:value-type="string" calcext:value-type="string">
            <text:p>김제</text:p>
          </table:table-cell>
          <table:table-cell office:value-type="string" calcext:value-type="string">
            <text:p>전북 김제시 두월로 198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김제역</text:p>
          </table:table-cell>
          <table:table-cell office:value-type="float" office:value="35.79248017" calcext:value-type="float">
            <text:p>35.79248017</text:p>
          </table:table-cell>
          <table:table-cell office:value-type="float" office:value="126.902986" calcext:value-type="float">
            <text:p>126.902986</text:p>
          </table:table-cell>
        </table:table-row>
        <table:table-row table:style-name="ro2">
          <table:table-cell office:value-type="string" calcext:value-type="string">
            <text:p>신리</text:p>
          </table:table-cell>
          <table:table-cell office:value-type="string" calcext:value-type="string">
            <text:p>전북 완주군 상관면 신리로 104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신리역 (폐역)</text:p>
          </table:table-cell>
          <table:table-cell office:value-type="float" office:value="35.77296285" calcext:value-type="float">
            <text:p>35.77296285</text:p>
          </table:table-cell>
          <table:table-cell office:value-type="float" office:value="127.2065881" calcext:value-type="float">
            <text:p>127.2065881</text:p>
          </table:table-cell>
        </table:table-row>
        <table:table-row table:style-name="ro2">
          <table:table-cell office:value-type="string" calcext:value-type="string">
            <text:p>신태인</text:p>
          </table:table-cell>
          <table:table-cell office:value-type="string" calcext:value-type="string">
            <text:p>전북 정읍시 신태인읍 정신로 1163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신태인역</text:p>
          </table:table-cell>
          <table:table-cell office:value-type="float" office:value="35.68799552" calcext:value-type="float">
            <text:p>35.68799552</text:p>
          </table:table-cell>
          <table:table-cell office:value-type="float" office:value="126.8844467" calcext:value-type="float">
            <text:p>126.8844467</text:p>
          </table:table-cell>
        </table:table-row>
        <table:table-row table:style-name="ro2">
          <table:table-cell office:value-type="string" calcext:value-type="string">
            <text:p>관촌</text:p>
          </table:table-cell>
          <table:table-cell office:value-type="string" calcext:value-type="string">
            <text:p>전북 임실군 관촌면 춘양로 3326-1번지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관촌역 (폐역)</text:p>
          </table:table-cell>
          <table:table-cell office:value-type="float" office:value="35.66193859" calcext:value-type="float">
            <text:p>35.66193859</text:p>
          </table:table-cell>
          <table:table-cell office:value-type="float" office:value="127.2766076" calcext:value-type="float">
            <text:p>127.2766076</text:p>
          </table:table-cell>
        </table:table-row>
        <table:table-row table:style-name="ro2">
          <table:table-cell office:value-type="string" calcext:value-type="string">
            <text:p>임실</text:p>
          </table:table-cell>
          <table:table-cell office:value-type="string" calcext:value-type="string">
            <text:p>전북 임실군 임실읍 춘향로 2932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임실역</text:p>
          </table:table-cell>
          <table:table-cell office:value-type="float" office:value="35.63292561" calcext:value-type="float">
            <text:p>35.63292561</text:p>
          </table:table-cell>
          <table:table-cell office:value-type="float" office:value="127.2899234" calcext:value-type="float">
            <text:p>127.2899234</text:p>
          </table:table-cell>
        </table:table-row>
        <table:table-row table:style-name="ro2">
          <table:table-cell office:value-type="string" calcext:value-type="string">
            <text:p>노령</text:p>
          </table:table-cell>
          <table:table-cell office:value-type="string" calcext:value-type="string">
            <text:p>전북 정읍시 입안면 입암로 171-18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노령역</text:p>
          </table:table-cell>
          <table:table-cell office:value-type="float" office:value="35.48888906" calcext:value-type="float">
            <text:p>35.48888906</text:p>
          </table:table-cell>
          <table:table-cell office:value-type="float" office:value="126.79944" calcext:value-type="float">
            <text:p>126.79944</text:p>
          </table:table-cell>
        </table:table-row>
        <table:table-row table:style-name="ro3">
          <table:table-cell office:value-type="string" calcext:value-type="string">
            <text:p>천원</text:p>
          </table:table-cell>
          <table:table-cell office:value-type="string" calcext:value-type="string">
            <text:p>전북 정읍시 입암면 접지중앙길 212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천원역</text:p>
          </table:table-cell>
          <table:table-cell office:value-type="float" office:value="35.52568913" calcext:value-type="float">
            <text:p>35.52568913</text:p>
          </table:table-cell>
          <table:table-cell office:value-type="float" office:value="126.8186384" calcext:value-type="float">
            <text:p>126.8186384</text:p>
          </table:table-cell>
        </table:table-row>
        <table:table-row table:style-name="ro2">
          <table:table-cell office:value-type="string" calcext:value-type="string">
            <text:p>정읍</text:p>
          </table:table-cell>
          <table:table-cell office:value-type="string" calcext:value-type="string">
            <text:p>전북 정읍시 서부산업도로 305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정읍역</text:p>
          </table:table-cell>
          <table:table-cell office:value-type="float" office:value="35.57550653" calcext:value-type="float">
            <text:p>35.57550653</text:p>
          </table:table-cell>
          <table:table-cell office:value-type="float" office:value="126.8422496" calcext:value-type="float">
            <text:p>126.8422496</text:p>
          </table:table-cell>
        </table:table-row>
        <table:table-row table:style-name="ro2">
          <table:table-cell office:value-type="string" calcext:value-type="string">
            <text:p>서도</text:p>
          </table:table-cell>
          <table:table-cell office:value-type="string" calcext:value-type="string">
            <text:p>전북 남원시 사매면 서도길 23-17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서도역 (폐역)</text:p>
          </table:table-cell>
          <table:table-cell office:value-type="float" office:value="35.49193498" calcext:value-type="float">
            <text:p>35.49193498</text:p>
          </table:table-cell>
          <table:table-cell office:value-type="float" office:value="127.3309285" calcext:value-type="float">
            <text:p>127.3309285</text:p>
          </table:table-cell>
        </table:table-row>
        <table:table-row table:style-name="ro2">
          <table:table-cell office:value-type="string" calcext:value-type="string">
            <text:p>백양사</text:p>
          </table:table-cell>
          <table:table-cell office:value-type="string" calcext:value-type="string">
            <text:p>전남 장성군 북이면 백양로 2-14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백양사역</text:p>
          </table:table-cell>
          <table:table-cell office:value-type="float" office:value="35.43139575" calcext:value-type="float">
            <text:p>35.43139575</text:p>
          </table:table-cell>
          <table:table-cell office:value-type="float" office:value="126.8080975" calcext:value-type="float">
            <text:p>126.8080975</text:p>
          </table:table-cell>
        </table:table-row>
        <table:table-row table:style-name="ro4">
          <table:table-cell office:value-type="string" calcext:value-type="string">
            <text:p>산성</text:p>
          </table:table-cell>
          <table:table-cell office:value-type="string" calcext:value-type="string">
            <text:p>전라북도 남원시 내척길 179(내척동 294-11)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산성역 전라선(폐역)</text:p>
          </table:table-cell>
          <table:table-cell office:value-type="float" office:value="35.44051786" calcext:value-type="float">
            <text:p>35.44051786</text:p>
          </table:table-cell>
          <table:table-cell office:value-type="float" office:value="127.3626751" calcext:value-type="float">
            <text:p>127.3626751</text:p>
          </table:table-cell>
        </table:table-row>
        <table:table-row table:style-name="ro2">
          <table:table-cell office:value-type="string" calcext:value-type="string">
            <text:p>남원</text:p>
          </table:table-cell>
          <table:table-cell office:value-type="string" calcext:value-type="string">
            <text:p>전라북도 남원시 교룡로 71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남원역</text:p>
          </table:table-cell>
          <table:table-cell office:value-type="float" office:value="35.41128311" calcext:value-type="float">
            <text:p>35.41128311</text:p>
          </table:table-cell>
          <table:table-cell office:value-type="float" office:value="127.3613814" calcext:value-type="float">
            <text:p>127.3613814</text:p>
          </table:table-cell>
        </table:table-row>
        <table:table-row table:style-name="ro2">
          <table:table-cell office:value-type="string" calcext:value-type="string">
            <text:p>주생</text:p>
          </table:table-cell>
          <table:table-cell office:value-type="string" calcext:value-type="string">
            <text:p>전북 남원시 주생면 요천로 779-9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주생역</text:p>
          </table:table-cell>
          <table:table-cell office:value-type="float" office:value="35.37651131" calcext:value-type="float">
            <text:p>35.37651131</text:p>
          </table:table-cell>
          <table:table-cell office:value-type="float" office:value="127.317352" calcext:value-type="float">
            <text:p>127.317352</text:p>
          </table:table-cell>
        </table:table-row>
        <table:table-row table:style-name="ro2">
          <table:table-cell office:value-type="string" calcext:value-type="string">
            <text:p>금지</text:p>
          </table:table-cell>
          <table:table-cell office:value-type="string" calcext:value-type="string">
            <text:p>전북 남원시 금지면 택내길 81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금지역</text:p>
          </table:table-cell>
          <table:table-cell office:value-type="float" office:value="35.32920939" calcext:value-type="float">
            <text:p>35.32920939</text:p>
          </table:table-cell>
          <table:table-cell office:value-type="float" office:value="127.2902162" calcext:value-type="float">
            <text:p>127.2902162</text:p>
          </table:table-cell>
        </table:table-row>
        <table:table-row table:style-name="ro6">
          <table:table-cell office:value-type="string" calcext:value-type="string">
            <text:p>장성</text:p>
          </table:table-cell>
          <table:table-cell office:value-type="string" calcext:value-type="string">
            <text:p>전라남도 장성군 장성읍 역전로 87(영천리 1273-5)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장성역</text:p>
          </table:table-cell>
          <table:table-cell office:value-type="float" office:value="35.30002217" calcext:value-type="float">
            <text:p>35.30002217</text:p>
          </table:table-cell>
          <table:table-cell office:value-type="float" office:value="126.7801939" calcext:value-type="float">
            <text:p>126.7801939</text:p>
          </table:table-cell>
        </table:table-row>
        <table:table-row table:style-name="ro5">
          <table:table-cell office:value-type="string" calcext:value-type="string">
            <text:p>임곡</text:p>
          </table:table-cell>
          <table:table-cell office:value-type="string" calcext:value-type="string">
            <text:p>광주 광산구 고봉로 775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임곡역 (폐역)</text:p>
          </table:table-cell>
          <table:table-cell office:value-type="float" office:value="35.21815471" calcext:value-type="float">
            <text:p>35.21815471</text:p>
          </table:table-cell>
          <table:table-cell office:value-type="float" office:value="126.7455202" calcext:value-type="float">
            <text:p>126.7455202</text:p>
          </table:table-cell>
        </table:table-row>
        <table:table-row table:style-name="ro2">
          <table:table-cell office:value-type="string" calcext:value-type="string">
            <text:p>압록</text:p>
          </table:table-cell>
          <table:table-cell office:value-type="string" calcext:value-type="string">
            <text:p>전남 곡성군 오곡면 압록리 1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압록역</text:p>
          </table:table-cell>
          <table:table-cell office:value-type="float" office:value="35.1988456" calcext:value-type="float">
            <text:p>35.1988456</text:p>
          </table:table-cell>
          <table:table-cell office:value-type="float" office:value="127.3735184" calcext:value-type="float">
            <text:p>127.3735184</text:p>
          </table:table-cell>
        </table:table-row>
        <table:table-row table:style-name="ro4">
          <table:table-cell office:value-type="string" calcext:value-type="string">
            <text:p>극락강</text:p>
          </table:table-cell>
          <table:table-cell office:value-type="string" calcext:value-type="string">
            <text:p>광주광역시 광산구 목련로310-23(신가동 212-2)</text:p>
          </table:table-cell>
          <table:table-cell office:value-type="string" calcext:value-type="string">
            <text:p>광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극락강역</text:p>
          </table:table-cell>
          <table:table-cell office:value-type="float" office:value="35.1761812" calcext:value-type="float">
            <text:p>35.1761812</text:p>
          </table:table-cell>
          <table:table-cell office:value-type="float" office:value="126.8302949" calcext:value-type="float">
            <text:p>126.8302949</text:p>
          </table:table-cell>
        </table:table-row>
        <table:table-row table:style-name="ro2">
          <table:table-cell office:value-type="string" calcext:value-type="string">
            <text:p>광주</text:p>
          </table:table-cell>
          <table:table-cell office:value-type="string" calcext:value-type="string">
            <text:p>광주광역시 북구 무등로 235 (중흥동)</text:p>
          </table:table-cell>
          <table:table-cell office:value-type="string" calcext:value-type="string">
            <text:p>광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광주역</text:p>
          </table:table-cell>
          <table:table-cell office:value-type="float" office:value="35.16535065" calcext:value-type="float">
            <text:p>35.16535065</text:p>
          </table:table-cell>
          <table:table-cell office:value-type="float" office:value="126.9092577" calcext:value-type="float">
            <text:p>126.9092577</text:p>
          </table:table-cell>
        </table:table-row>
        <table:table-row table:style-name="ro5">
          <table:table-cell office:value-type="string" calcext:value-type="string">
            <text:p>하남</text:p>
          </table:table-cell>
          <table:table-cell office:value-type="string" calcext:value-type="string">
            <text:p>광주 광산구 손재로 111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하남역</text:p>
          </table:table-cell>
          <table:table-cell office:value-type="float" office:value="35.17296708" calcext:value-type="float">
            <text:p>35.17296708</text:p>
          </table:table-cell>
          <table:table-cell office:value-type="float" office:value="126.7975097" calcext:value-type="float">
            <text:p>126.7975097</text:p>
          </table:table-cell>
        </table:table-row>
        <table:table-row table:style-name="ro2">
          <table:table-cell office:value-type="string" calcext:value-type="string">
            <text:p>구례구</text:p>
          </table:table-cell>
          <table:table-cell office:value-type="string" calcext:value-type="string">
            <text:p>전남 순천시 황전면 섬진강로 217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구례구역</text:p>
          </table:table-cell>
          <table:table-cell office:value-type="float" office:value="35.1635097" calcext:value-type="float">
            <text:p>35.1635097</text:p>
          </table:table-cell>
          <table:table-cell office:value-type="float" office:value="127.4526394" calcext:value-type="float">
            <text:p>127.4526394</text:p>
          </table:table-cell>
        </table:table-row>
        <table:table-row table:style-name="ro2">
          <table:table-cell office:value-type="string" calcext:value-type="string">
            <text:p>광주송정</text:p>
          </table:table-cell>
          <table:table-cell office:value-type="string" calcext:value-type="string">
            <text:p>광주광역시 광산구 상무대로 201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광주송정역</text:p>
          </table:table-cell>
          <table:table-cell office:value-type="float" office:value="35.13766751" calcext:value-type="float">
            <text:p>35.13766751</text:p>
          </table:table-cell>
          <table:table-cell office:value-type="float" office:value="126.790805" calcext:value-type="float">
            <text:p>126.790805</text:p>
          </table:table-cell>
        </table:table-row>
        <table:table-row table:style-name="ro2">
          <table:table-cell office:value-type="string" calcext:value-type="string">
            <text:p>서광주</text:p>
          </table:table-cell>
          <table:table-cell office:value-type="string" calcext:value-type="string">
            <text:p>광주광역시 서구 풍서좌로 203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서광주역</text:p>
          </table:table-cell>
          <table:table-cell office:value-type="float" office:value="35.12531641" calcext:value-type="float">
            <text:p>35.12531641</text:p>
          </table:table-cell>
          <table:table-cell office:value-type="float" office:value="126.8470984" calcext:value-type="float">
            <text:p>126.8470984</text:p>
          </table:table-cell>
        </table:table-row>
        <table:table-row table:style-name="ro5">
          <table:table-cell office:value-type="string" calcext:value-type="string">
            <text:p>효천</text:p>
          </table:table-cell>
          <table:table-cell office:value-type="string" calcext:value-type="string">
            <text:p>광주광역시 남구 효천길 5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효천역</text:p>
          </table:table-cell>
          <table:table-cell office:value-type="float" office:value="35.10289439" calcext:value-type="float">
            <text:p>35.10289439</text:p>
          </table:table-cell>
          <table:table-cell office:value-type="float" office:value="126.8775744" calcext:value-type="float">
            <text:p>126.8775744</text:p>
          </table:table-cell>
        </table:table-row>
        <table:table-row table:style-name="ro2">
          <table:table-cell office:value-type="string" calcext:value-type="string">
            <text:p>노안</text:p>
          </table:table-cell>
          <table:table-cell office:value-type="string" calcext:value-type="string">
            <text:p>전남 나주시 노안면 노안로 486 노안역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노안역</text:p>
          </table:table-cell>
          <table:table-cell office:value-type="float" office:value="35.06657332" calcext:value-type="float">
            <text:p>35.06657332</text:p>
          </table:table-cell>
          <table:table-cell office:value-type="float" office:value="126.743049" calcext:value-type="float">
            <text:p>126.743049</text:p>
          </table:table-cell>
        </table:table-row>
        <table:table-row table:style-name="ro4">
          <table:table-cell office:value-type="string" calcext:value-type="string">
            <text:p>남평</text:p>
          </table:table-cell>
          <table:table-cell office:value-type="string" calcext:value-type="string">
            <text:p>전남 나주시 남평읍 동촌로313(광촌리549)번지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남평역 (폐역)</text:p>
          </table:table-cell>
          <table:table-cell office:value-type="float" office:value="35.05690941" calcext:value-type="float">
            <text:p>35.05690941</text:p>
          </table:table-cell>
          <table:table-cell office:value-type="float" office:value="126.8717127" calcext:value-type="float">
            <text:p>126.8717127</text:p>
          </table:table-cell>
        </table:table-row>
        <table:table-row table:style-name="ro2">
          <table:table-cell office:value-type="string" calcext:value-type="string">
            <text:p>화순</text:p>
          </table:table-cell>
          <table:table-cell office:value-type="string" calcext:value-type="string">
            <text:p>전남 화순군 화순읍 오성로 488-5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화순역</text:p>
          </table:table-cell>
          <table:table-cell office:value-type="float" office:value="35.05154507" calcext:value-type="float">
            <text:p>35.05154507</text:p>
          </table:table-cell>
          <table:table-cell office:value-type="float" office:value="126.9621839" calcext:value-type="float">
            <text:p>126.9621839</text:p>
          </table:table-cell>
        </table:table-row>
        <table:table-row table:style-name="ro2">
          <table:table-cell office:value-type="string" calcext:value-type="string">
            <text:p>진상</text:p>
          </table:table-cell>
          <table:table-cell office:value-type="string" calcext:value-type="string">
            <text:p>전라남도 광양시 진상면 옥진로 1112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진상역</text:p>
          </table:table-cell>
          <table:table-cell office:value-type="float" office:value="35.01538624" calcext:value-type="float">
            <text:p>35.01538624</text:p>
          </table:table-cell>
          <table:table-cell office:value-type="float" office:value="127.7194328" calcext:value-type="float">
            <text:p>127.7194328</text:p>
          </table:table-cell>
        </table:table-row>
        <table:table-row table:style-name="ro2">
          <table:table-cell office:value-type="string" calcext:value-type="string">
            <text:p>함평</text:p>
          </table:table-cell>
          <table:table-cell office:value-type="string" calcext:value-type="string">
            <text:p>전남 함평군 학교면 영산로 3530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함평역</text:p>
          </table:table-cell>
          <table:table-cell office:value-type="float" office:value="35.02393589" calcext:value-type="float">
            <text:p>35.02393589</text:p>
          </table:table-cell>
          <table:table-cell office:value-type="float" office:value="126.5387342" calcext:value-type="float">
            <text:p>126.5387342</text:p>
          </table:table-cell>
        </table:table-row>
        <table:table-row table:style-name="ro12">
          <table:table-cell office:value-type="string" calcext:value-type="string">
            <text:p>고막원</text:p>
          </table:table-cell>
          <table:table-cell office:value-type="string" calcext:value-type="string">
            <text:p>전남 나주시 다시면 고막원길 69(송촌리 산 23-3) 고막원역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고막원역</text:p>
          </table:table-cell>
          <table:table-cell office:value-type="float" office:value="35.02471697" calcext:value-type="float">
            <text:p>35.02471697</text:p>
          </table:table-cell>
          <table:table-cell office:value-type="float" office:value="126.6081128" calcext:value-type="float">
            <text:p>126.6081128</text:p>
          </table:table-cell>
        </table:table-row>
        <table:table-row table:style-name="ro2">
          <table:table-cell office:value-type="string" calcext:value-type="string">
            <text:p>개운</text:p>
          </table:table-cell>
          <table:table-cell office:value-type="string" calcext:value-type="string">
            <text:p>전남 순천시 서면 구만리450-2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개운역 (폐역)</text:p>
          </table:table-cell>
          <table:table-cell office:value-type="float" office:value="35.02713439" calcext:value-type="float">
            <text:p>35.02713439</text:p>
          </table:table-cell>
          <table:table-cell office:value-type="float" office:value="127.4534949" calcext:value-type="float">
            <text:p>127.4534949</text:p>
          </table:table-cell>
        </table:table-row>
        <table:table-row table:style-name="ro2">
          <table:table-cell office:value-type="string" calcext:value-type="string">
            <text:p>나주</text:p>
          </table:table-cell>
          <table:table-cell office:value-type="string" calcext:value-type="string">
            <text:p>전라남도 나주시 나주역길 56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나주역</text:p>
          </table:table-cell>
          <table:table-cell office:value-type="float" office:value="35.0142502" calcext:value-type="float">
            <text:p>35.0142502</text:p>
          </table:table-cell>
          <table:table-cell office:value-type="float" office:value="126.717045" calcext:value-type="float">
            <text:p>126.717045</text:p>
          </table:table-cell>
        </table:table-row>
        <table:table-row table:style-name="ro2">
          <table:table-cell office:value-type="string" calcext:value-type="string">
            <text:p>다시</text:p>
          </table:table-cell>
          <table:table-cell office:value-type="string" calcext:value-type="string">
            <text:p>전남 나주시 다시면 다시로 218 다시역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다시역</text:p>
          </table:table-cell>
          <table:table-cell office:value-type="float" office:value="35.01667787" calcext:value-type="float">
            <text:p>35.01667787</text:p>
          </table:table-cell>
          <table:table-cell office:value-type="float" office:value="126.6411257" calcext:value-type="float">
            <text:p>126.6411257</text:p>
          </table:table-cell>
        </table:table-row>
        <table:table-row table:style-name="ro2">
          <table:table-cell office:value-type="string" calcext:value-type="string">
            <text:p>동운</text:p>
          </table:table-cell>
          <table:table-cell office:value-type="string" calcext:value-type="string">
            <text:p>전남 순천시 서면 동산리848-1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동운역 (폐역)</text:p>
          </table:table-cell>
          <table:table-cell office:value-type="float" office:value="35.00811893" calcext:value-type="float">
            <text:p>35.00811893</text:p>
          </table:table-cell>
          <table:table-cell office:value-type="float" office:value="127.4788763" calcext:value-type="float">
            <text:p>127.4788763</text:p>
          </table:table-cell>
        </table:table-row>
        <table:table-row table:style-name="ro4">
          <table:table-cell office:value-type="string" calcext:value-type="string">
            <text:p>능주</text:p>
          </table:table-cell>
          <table:table-cell office:value-type="string" calcext:value-type="string">
            <text:p>전남 화순군 능주면 관영리 학포로 1896-10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능주역</text:p>
          </table:table-cell>
          <table:table-cell office:value-type="float" office:value="34.98668588" calcext:value-type="float">
            <text:p>34.98668588</text:p>
          </table:table-cell>
          <table:table-cell office:value-type="float" office:value="126.9639924" calcext:value-type="float">
            <text:p>126.9639924</text:p>
          </table:table-cell>
        </table:table-row>
        <table:table-row table:style-name="ro2">
          <table:table-cell office:value-type="string" calcext:value-type="string">
            <text:p>일로</text:p>
          </table:table-cell>
          <table:table-cell office:value-type="string" calcext:value-type="string">
            <text:p>전남 무안군 삼향읍 국사로 5-11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일로역</text:p>
          </table:table-cell>
          <table:table-cell office:value-type="float" office:value="34.84844236" calcext:value-type="float">
            <text:p>34.84844236</text:p>
          </table:table-cell>
          <table:table-cell office:value-type="float" office:value="126.4777239" calcext:value-type="float">
            <text:p>126.4777239</text:p>
          </table:table-cell>
        </table:table-row>
        <table:table-row table:style-name="ro4">
          <table:table-cell office:value-type="string" calcext:value-type="string">
            <text:p>무안</text:p>
          </table:table-cell>
          <table:table-cell office:value-type="string" calcext:value-type="string">
            <text:p>전남 무안군 몽탄면 우명길 16-32(사창리 658번지)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무안역</text:p>
          </table:table-cell>
          <table:table-cell office:value-type="float" office:value="34.96271635" calcext:value-type="float">
            <text:p>34.96271635</text:p>
          </table:table-cell>
          <table:table-cell office:value-type="float" office:value="126.5169426" calcext:value-type="float">
            <text:p>126.5169426</text:p>
          </table:table-cell>
        </table:table-row>
        <table:table-row table:style-name="ro2">
          <table:table-cell office:value-type="string" calcext:value-type="string">
            <text:p>광양</text:p>
          </table:table-cell>
          <table:table-cell office:value-type="string" calcext:value-type="string">
            <text:p>전라남도 광양시 광양읍 해광로 800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광양역</text:p>
          </table:table-cell>
          <table:table-cell office:value-type="float" office:value="34.95655472" calcext:value-type="float">
            <text:p>34.95655472</text:p>
          </table:table-cell>
          <table:table-cell office:value-type="float" office:value="127.587714" calcext:value-type="float">
            <text:p>127.587714</text:p>
          </table:table-cell>
        </table:table-row>
        <table:table-row table:style-name="ro2">
          <table:table-cell office:value-type="string" calcext:value-type="string">
            <text:p>순천</text:p>
          </table:table-cell>
          <table:table-cell office:value-type="string" calcext:value-type="string">
            <text:p>전라남도 순천시 팔마로 135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순천역</text:p>
          </table:table-cell>
          <table:table-cell office:value-type="float" office:value="34.94576783" calcext:value-type="float">
            <text:p>34.94576783</text:p>
          </table:table-cell>
          <table:table-cell office:value-type="float" office:value="127.5032361" calcext:value-type="float">
            <text:p>127.5032361</text:p>
          </table:table-cell>
        </table:table-row>
        <table:table-row table:style-name="ro4">
          <table:table-cell office:value-type="string" calcext:value-type="string">
            <text:p>몽탄</text:p>
          </table:table-cell>
          <table:table-cell office:value-type="string" calcext:value-type="string">
            <text:p>전남 무안군 몽탄면 몽탄로 869(사천리 969)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몽탄역</text:p>
          </table:table-cell>
          <table:table-cell office:value-type="float" office:value="34.92986522" calcext:value-type="float">
            <text:p>34.92986522</text:p>
          </table:table-cell>
          <table:table-cell office:value-type="float" office:value="126.5032265" calcext:value-type="float">
            <text:p>126.5032265</text:p>
          </table:table-cell>
        </table:table-row>
        <table:table-row table:style-name="ro2">
          <table:table-cell office:value-type="string" calcext:value-type="string">
            <text:p>성산</text:p>
          </table:table-cell>
          <table:table-cell office:value-type="string" calcext:value-type="string">
            <text:p>전남 순천시 해룡면 남가리68-2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성산역</text:p>
          </table:table-cell>
          <table:table-cell office:value-type="float" office:value="34.92462468" calcext:value-type="float">
            <text:p>34.92462468</text:p>
          </table:table-cell>
          <table:table-cell office:value-type="float" office:value="127.5459117" calcext:value-type="float">
            <text:p>127.5459117</text:p>
          </table:table-cell>
        </table:table-row>
        <table:table-row table:style-name="ro4">
          <table:table-cell office:value-type="string" calcext:value-type="string">
            <text:p>이양</text:p>
          </table:table-cell>
          <table:table-cell office:value-type="string" calcext:value-type="string">
            <text:p>전남 화순군 이양면 이양로 134(오류리 664-1)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이양역</text:p>
          </table:table-cell>
          <table:table-cell office:value-type="float" office:value="34.8916083" calcext:value-type="float">
            <text:p>34.8916083</text:p>
          </table:table-cell>
          <table:table-cell office:value-type="float" office:value="126.9897559" calcext:value-type="float">
            <text:p>126.9897559</text:p>
          </table:table-cell>
        </table:table-row>
        <table:table-row table:style-name="ro2">
          <table:table-cell office:value-type="string" calcext:value-type="string">
            <text:p>벌교</text:p>
          </table:table-cell>
          <table:table-cell office:value-type="string" calcext:value-type="string">
            <text:p>전남 보성군 벌교읍 채동선로 228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벌교역</text:p>
          </table:table-cell>
          <table:table-cell office:value-type="float" office:value="34.84204261" calcext:value-type="float">
            <text:p>34.84204261</text:p>
          </table:table-cell>
          <table:table-cell office:value-type="float" office:value="127.3453052" calcext:value-type="float">
            <text:p>127.3453052</text:p>
          </table:table-cell>
        </table:table-row>
        <table:table-row table:style-name="ro2">
          <table:table-cell office:value-type="string" calcext:value-type="string">
            <text:p>임성리</text:p>
          </table:table-cell>
          <table:table-cell office:value-type="string" calcext:value-type="string">
            <text:p>전라남도 목포시 임성로62번길 18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임성리역</text:p>
          </table:table-cell>
          <table:table-cell office:value-type="float" office:value="34.82071561" calcext:value-type="float">
            <text:p>34.82071561</text:p>
          </table:table-cell>
          <table:table-cell office:value-type="float" office:value="126.4349908" calcext:value-type="float">
            <text:p>126.4349908</text:p>
          </table:table-cell>
        </table:table-row>
        <table:table-row table:style-name="ro2">
          <table:table-cell office:value-type="string" calcext:value-type="string">
            <text:p>명봉</text:p>
          </table:table-cell>
          <table:table-cell office:value-type="string" calcext:value-type="string">
            <text:p>전라남도 보성군 노동면 봉동길 6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명봉역</text:p>
          </table:table-cell>
          <table:table-cell office:value-type="float" office:value="34.82787046" calcext:value-type="float">
            <text:p>34.82787046</text:p>
          </table:table-cell>
          <table:table-cell office:value-type="float" office:value="127.0754666" calcext:value-type="float">
            <text:p>127.0754666</text:p>
          </table:table-cell>
        </table:table-row>
        <table:table-row table:style-name="ro7">
          <table:table-cell office:value-type="string" calcext:value-type="string">
            <text:p>목포</text:p>
          </table:table-cell>
          <table:table-cell office:value-type="string" calcext:value-type="string">
            <text:p>전남 목포시 영산로 98(호남동1-1)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목포역</text:p>
          </table:table-cell>
          <table:table-cell office:value-type="float" office:value="34.79117899" calcext:value-type="float">
            <text:p>34.79117899</text:p>
          </table:table-cell>
          <table:table-cell office:value-type="float" office:value="126.3866484" calcext:value-type="float">
            <text:p>126.3866484</text:p>
          </table:table-cell>
        </table:table-row>
        <table:table-row table:style-name="ro2">
          <table:table-cell office:value-type="string" calcext:value-type="string">
            <text:p>조성</text:p>
          </table:table-cell>
          <table:table-cell office:value-type="string" calcext:value-type="string">
            <text:p>전남 보성군 조성면 조성리610-10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조성역</text:p>
          </table:table-cell>
          <table:table-cell office:value-type="float" office:value="34.80679327" calcext:value-type="float">
            <text:p>34.80679327</text:p>
          </table:table-cell>
          <table:table-cell office:value-type="float" office:value="127.2480374" calcext:value-type="float">
            <text:p>127.2480374</text:p>
          </table:table-cell>
        </table:table-row>
        <table:table-row table:style-name="ro2">
          <table:table-cell office:value-type="string" calcext:value-type="string">
            <text:p>덕양</text:p>
          </table:table-cell>
          <table:table-cell office:value-type="string" calcext:value-type="string">
            <text:p>전라남도 여수시 소라면 여순로 56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덕양역</text:p>
          </table:table-cell>
          <table:table-cell office:value-type="float" office:value="34.81214937" calcext:value-type="float">
            <text:p>34.81214937</text:p>
          </table:table-cell>
          <table:table-cell office:value-type="float" office:value="127.6274308" calcext:value-type="float">
            <text:p>127.6274308</text:p>
          </table:table-cell>
        </table:table-row>
        <table:table-row table:style-name="ro2">
          <table:table-cell office:value-type="string" calcext:value-type="string">
            <text:p>여천</text:p>
          </table:table-cell>
          <table:table-cell office:value-type="string" calcext:value-type="string">
            <text:p>전라남도 여수시 시청로 200(여천동)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여천역</text:p>
          </table:table-cell>
          <table:table-cell office:value-type="float" office:value="34.77913289" calcext:value-type="float">
            <text:p>34.77913289</text:p>
          </table:table-cell>
          <table:table-cell office:value-type="float" office:value="127.6641677" calcext:value-type="float">
            <text:p>127.6641677</text:p>
          </table:table-cell>
        </table:table-row>
        <table:table-row table:style-name="ro2">
          <table:table-cell office:value-type="string" calcext:value-type="string">
            <text:p>보성</text:p>
          </table:table-cell>
          <table:table-cell office:value-type="string" calcext:value-type="string">
            <text:p>전남 보성군 보성읍 현충로 90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보성역</text:p>
          </table:table-cell>
          <table:table-cell office:value-type="float" office:value="34.76703189" calcext:value-type="float">
            <text:p>34.76703189</text:p>
          </table:table-cell>
          <table:table-cell office:value-type="float" office:value="127.0816462" calcext:value-type="float">
            <text:p>127.0816462</text:p>
          </table:table-cell>
        </table:table-row>
        <table:table-row table:style-name="ro2">
          <table:table-cell office:value-type="string" calcext:value-type="string">
            <text:p>득량</text:p>
          </table:table-cell>
          <table:table-cell office:value-type="string" calcext:value-type="string">
            <text:p>전남 보성군 득량면 역전길 28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득량역</text:p>
          </table:table-cell>
          <table:table-cell office:value-type="float" office:value="34.7614922" calcext:value-type="float">
            <text:p>34.7614922</text:p>
          </table:table-cell>
          <table:table-cell office:value-type="float" office:value="127.1701628" calcext:value-type="float">
            <text:p>127.1701628</text:p>
          </table:table-cell>
        </table:table-row>
        <table:table-row table:style-name="ro4">
          <table:table-cell office:value-type="string" calcext:value-type="string">
            <text:p>예당</text:p>
          </table:table-cell>
          <table:table-cell office:value-type="string" calcext:value-type="string">
            <text:p>전라남도 보성군 득량면 예당역전길 3-1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예당역</text:p>
          </table:table-cell>
          <table:table-cell office:value-type="float" office:value="34.77864927" calcext:value-type="float">
            <text:p>34.77864927</text:p>
          </table:table-cell>
          <table:table-cell office:value-type="float" office:value="127.2022956" calcext:value-type="float">
            <text:p>127.2022956</text:p>
          </table:table-cell>
        </table:table-row>
        <table:table-row table:style-name="ro2">
          <table:table-cell office:value-type="string" calcext:value-type="string">
            <text:p>오수</text:p>
          </table:table-cell>
          <table:table-cell office:value-type="string" calcext:value-type="string">
            <text:p>전북 임실군 오수면 충효로 1967-19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오수역</text:p>
          </table:table-cell>
          <table:table-cell office:value-type="float" office:value="35.54295324" calcext:value-type="float">
            <text:p>35.54295324</text:p>
          </table:table-cell>
          <table:table-cell office:value-type="float" office:value="127.3205471" calcext:value-type="float">
            <text:p>127.3205471</text:p>
          </table:table-cell>
        </table:table-row>
        <table:table-row table:style-name="ro2">
          <table:table-cell office:value-type="string" calcext:value-type="string">
            <text:p>안평</text:p>
          </table:table-cell>
          <table:table-cell office:value-type="string" calcext:value-type="string">
            <text:p>전라남도 장성군 장성읍 잠암길 7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안평역</text:p>
          </table:table-cell>
          <table:table-cell office:value-type="float" office:value="35.33395123" calcext:value-type="float">
            <text:p>35.33395123</text:p>
          </table:table-cell>
          <table:table-cell office:value-type="float" office:value="126.7802714" calcext:value-type="float">
            <text:p>126.7802714</text:p>
          </table:table-cell>
        </table:table-row>
        <table:table-row table:style-name="ro2">
          <table:table-cell office:value-type="string" calcext:value-type="string">
            <text:p>초강</text:p>
          </table:table-cell>
          <table:table-cell office:value-type="string" calcext:value-type="string">
            <text:p>전북 정읍시 정우면 정신로 560-3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초강역 (폐역)</text:p>
          </table:table-cell>
          <table:table-cell office:value-type="float" office:value="35.64133425" calcext:value-type="float">
            <text:p>35.64133425</text:p>
          </table:table-cell>
          <table:table-cell office:value-type="float" office:value="126.877145" calcext:value-type="float">
            <text:p>126.877145</text:p>
          </table:table-cell>
        </table:table-row>
        <table:table-row table:style-name="ro2">
          <table:table-cell office:value-type="string" calcext:value-type="string">
            <text:p>감곡</text:p>
          </table:table-cell>
          <table:table-cell office:value-type="string" calcext:value-type="string">
            <text:p>전북 정읍시 감곡면 호남철로 501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감곡역</text:p>
          </table:table-cell>
          <table:table-cell office:value-type="float" office:value="35.73328041" calcext:value-type="float">
            <text:p>35.73328041</text:p>
          </table:table-cell>
          <table:table-cell office:value-type="float" office:value="126.8976547" calcext:value-type="float">
            <text:p>126.8976547</text:p>
          </table:table-cell>
        </table:table-row>
        <table:table-row table:style-name="ro2">
          <table:table-cell office:value-type="string" calcext:value-type="string">
            <text:p>와룡</text:p>
          </table:table-cell>
          <table:table-cell office:value-type="string" calcext:value-type="string">
            <text:p>전북 김제시 용지면 소음방로 315</text:p>
          </table:table-cell>
          <table:table-cell office:value-type="string" calcext:value-type="string">
            <text:p>호남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와룡역 (폐역)</text:p>
          </table:table-cell>
          <table:table-cell office:value-type="float" office:value="35.84739881" calcext:value-type="float">
            <text:p>35.84739881</text:p>
          </table:table-cell>
          <table:table-cell office:value-type="float" office:value="126.9409766" calcext:value-type="float">
            <text:p>126.9409766</text:p>
          </table:table-cell>
        </table:table-row>
        <table:table-row table:style-name="ro2">
          <table:table-cell office:value-type="string" calcext:value-type="string">
            <text:p>율촌</text:p>
          </table:table-cell>
          <table:table-cell office:value-type="string" calcext:value-type="string">
            <text:p>전남 여수시 율촌면 당머리길 18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율촌역 (폐역)</text:p>
          </table:table-cell>
          <table:table-cell office:value-type="float" office:value="34.88337133" calcext:value-type="float">
            <text:p>34.88337133</text:p>
          </table:table-cell>
          <table:table-cell office:value-type="float" office:value="127.5799205" calcext:value-type="float">
            <text:p>127.5799205</text:p>
          </table:table-cell>
        </table:table-row>
        <table:table-row table:style-name="ro2">
          <table:table-cell office:value-type="string" calcext:value-type="string">
            <text:p>곡성</text:p>
          </table:table-cell>
          <table:table-cell office:value-type="string" calcext:value-type="string">
            <text:p>전남 곡성군 곡성읍 곡성로 920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곡성역</text:p>
          </table:table-cell>
          <table:table-cell office:value-type="float" office:value="35.28365892" calcext:value-type="float">
            <text:p>35.28365892</text:p>
          </table:table-cell>
          <table:table-cell office:value-type="float" office:value="127.3037017" calcext:value-type="float">
            <text:p>127.3037017</text:p>
          </table:table-cell>
        </table:table-row>
        <table:table-row table:style-name="ro2">
          <table:table-cell office:value-type="string" calcext:value-type="string">
            <text:p>옹정</text:p>
          </table:table-cell>
          <table:table-cell office:value-type="string" calcext:value-type="string">
            <text:p>전북 남원시 금지면 입암리 1297-4</text:p>
          </table:table-cell>
          <table:table-cell office:value-type="string" calcext:value-type="string">
            <text:p>전라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옹정역</text:p>
          </table:table-cell>
          <table:table-cell office:value-type="float" office:value="35.35418455" calcext:value-type="float">
            <text:p>35.35418455</text:p>
          </table:table-cell>
          <table:table-cell office:value-type="float" office:value="127.2956921" calcext:value-type="float">
            <text:p>127.2956921</text:p>
          </table:table-cell>
        </table:table-row>
        <table:table-row table:style-name="ro14">
          <table:table-cell office:value-type="string" calcext:value-type="string">
            <text:p>광곡</text:p>
          </table:table-cell>
          <table:table-cell office:value-type="string" calcext:value-type="string">
            <text:p>전남 보성군 노동면 광곡리</text:p>
          </table:table-cell>
          <table:table-cell office:value-type="string" calcext:value-type="string">
            <text:p>경전선</text:p>
          </table:table-cell>
          <table:table-cell office:value-type="string" calcext:value-type="string">
            <text:p>전라권</text:p>
          </table:table-cell>
          <table:table-cell office:value-type="string" calcext:value-type="string">
            <text:p>광곡역 (폐역)</text:p>
          </table:table-cell>
          <table:table-cell office:value-type="float" office:value="34.79647039" calcext:value-type="float">
            <text:p>34.79647039</text:p>
          </table:table-cell>
          <table:table-cell office:value-type="float" office:value="127.0730274" calcext:value-type="float">
            <text:p>127.0730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09:00:37.153656911</meta:creation-date>
    <dc:date>2023-05-03T09:01:45.615733383</dc:date>
    <meta:editing-duration>PT1M8S</meta:editing-duration>
    <meta:editing-cycles>1</meta:editing-cycles>
    <meta:document-statistic meta:table-count="1" meta:cell-count="3143" meta:object-count="0"/>
    <meta:generator>LibreOffice/6.4.7.2$Linux_X86_64 LibreOffice_project/40$Build-2</meta:generator>
  </office:meta>
</office:document-meta>
</file>